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25128875" calcext:value-type="float">
            <text:p>0.08251288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65147275" calcext:value-type="float">
            <text:p>0.1651472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47540375" calcext:value-type="float">
            <text:p>0.247540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296839375" calcext:value-type="float">
            <text:p>0.3296839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117241875" calcext:value-type="float">
            <text:p>0.41172418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93863375" calcext:value-type="float">
            <text:p>0.493863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76249575" calcext:value-type="float">
            <text:p>0.5762495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588691125" calcext:value-type="float">
            <text:p>0.65886911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41311525" calcext:value-type="float">
            <text:p>0.7413115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8284503" calcext:value-type="float">
            <text:p>0.828450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12261275" calcext:value-type="float">
            <text:p>0.9122612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55163875" calcext:value-type="float">
            <text:p>0.99551638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0783458" calcext:value-type="float">
            <text:p>1.07834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1609002375" calcext:value-type="float">
            <text:p>1.1609002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2434016375" calcext:value-type="float">
            <text:p>1.24340163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260792625" calcext:value-type="float">
            <text:p>1.32607926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4090970875" calcext:value-type="float">
            <text:p>1.40909708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4925559875" calcext:value-type="float">
            <text:p>1.49255598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5773992875" calcext:value-type="float">
            <text:p>1.57739928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6598334" calcext:value-type="float">
            <text:p>1.659833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742469375" calcext:value-type="float">
            <text:p>1.74246937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248926625" calcext:value-type="float">
            <text:p>1.82489266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907085775" calcext:value-type="float">
            <text:p>1.9070857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989186975" calcext:value-type="float">
            <text:p>1.9891869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0713924125" calcext:value-type="float">
            <text:p>2.07139241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53851575" calcext:value-type="float">
            <text:p>2.1538515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2365711125" calcext:value-type="float">
            <text:p>2.23657111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192509125" calcext:value-type="float">
            <text:p>2.31925091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4057579" calcext:value-type="float">
            <text:p>2.405757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489377475" calcext:value-type="float">
            <text:p>2.4893774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572505925" calcext:value-type="float">
            <text:p>2.5725059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55225275" calcext:value-type="float">
            <text:p>2.6552252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737666125" calcext:value-type="float">
            <text:p>2.7376661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2003845" calcext:value-type="float">
            <text:p>2.820038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9025645375" calcext:value-type="float">
            <text:p>2.902564537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854006" calcext:value-type="float">
            <text:p>2.985400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068611575" calcext:value-type="float">
            <text:p>3.06861157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525926875" calcext:value-type="float">
            <text:p>3.15259268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2352973" calcext:value-type="float">
            <text:p>3.235297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31807365" calcext:value-type="float">
            <text:p>3.3180736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4006231875" calcext:value-type="float">
            <text:p>3.40062318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482942475" calcext:value-type="float">
            <text:p>3.48294247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5651659375" calcext:value-type="float">
            <text:p>3.565165937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47484275" calcext:value-type="float">
            <text:p>3.6474842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73004855" calcext:value-type="float">
            <text:p>3.7300485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81288195" calcext:value-type="float">
            <text:p>3.8128819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8957548625" calcext:value-type="float">
            <text:p>3.895754862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982145125" calcext:value-type="float">
            <text:p>3.98214512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.0657348" calcext:value-type="float">
            <text:p>4.065734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1488844125" calcext:value-type="float">
            <text:p>4.14888441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2316421375" calcext:value-type="float">
            <text:p>4.231642137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.3141156875" calcext:value-type="float">
            <text:p>4.31411568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.3964951" calcext:value-type="float">
            <text:p>4.396495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.4789884" calcext:value-type="float">
            <text:p>4.478988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.5617445" calcext:value-type="float">
            <text:p>4.561744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644818975" calcext:value-type="float">
            <text:p>4.64481897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72843305" calcext:value-type="float">
            <text:p>4.7284330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8111759875" calcext:value-type="float">
            <text:p>4.81117598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8939431625" calcext:value-type="float">
            <text:p>4.893943162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976492925" calcext:value-type="float">
            <text:p>4.97649292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.0588310625" calcext:value-type="float">
            <text:p>5.05883106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.1410884125" calcext:value-type="float">
            <text:p>5.14108841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.22344795" calcext:value-type="float">
            <text:p>5.2234479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.306055325" calcext:value-type="float">
            <text:p>5.30605532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.3889346375" calcext:value-type="float">
            <text:p>5.388934637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.471866975" calcext:value-type="float">
            <text:p>5.4718669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.55928845" calcext:value-type="float">
            <text:p>5.5592884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.6430143" calcext:value-type="float">
            <text:p>5.643014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.72632745" calcext:value-type="float">
            <text:p>5.7263274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.8092807" calcext:value-type="float">
            <text:p>5.809280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.891971425" calcext:value-type="float">
            <text:p>5.89197142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974572775" calcext:value-type="float">
            <text:p>5.97457277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.05727545" calcext:value-type="float">
            <text:p>6.0572754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.14021615" calcext:value-type="float">
            <text:p>6.140216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.2234469375" calcext:value-type="float">
            <text:p>6.22344693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.3072012875" calcext:value-type="float">
            <text:p>6.30720128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3900290875" calcext:value-type="float">
            <text:p>6.390029087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.4728796375" calcext:value-type="float">
            <text:p>6.472879637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.5555087125" calcext:value-type="float">
            <text:p>6.55550871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01031" calcext:value-type="float">
            <text:p>6.601031</text:p>
          </table:table-cell>
          <table:table-cell office:value-type="float" office:value="6.6379221125" calcext:value-type="float">
            <text:p>6.6379221125</text:p>
          </table:table-cell>
          <table:table-cell table:formula="of:=POWER([.C81]-6.75;2)" office:value-type="float" office:value="0.0125614528664626" calcext:value-type="float">
            <text:p>0.0125614529</text:p>
          </table:table-cell>
          <table:table-cell table:formula="of:=SQRT(SUM([.D81:.D180])/100)" office:value-type="float" office:value="0.107616629720045" calcext:value-type="float">
            <text:p>0.10761662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10751" calcext:value-type="float">
            <text:p>6.610751</text:p>
          </table:table-cell>
          <table:table-cell office:value-type="float" office:value="6.637734475" calcext:value-type="float">
            <text:p>6.637734475</text:p>
          </table:table-cell>
          <table:table-cell table:formula="of:=POWER([.C82]-6.75;2)" office:value-type="float" office:value="0.0126035481035256" calcext:value-type="float">
            <text:p>0.01260354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91448" calcext:value-type="float">
            <text:p>6.591448</text:p>
          </table:table-cell>
          <table:table-cell office:value-type="float" office:value="6.63751585" calcext:value-type="float">
            <text:p>6.63751585</text:p>
          </table:table-cell>
          <table:table-cell table:formula="of:=POWER([.C83]-6.75;2)" office:value-type="float" office:value="0.0126526840012226" calcext:value-type="float">
            <text:p>0.01265268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571485" calcext:value-type="float">
            <text:p>6.571485</text:p>
          </table:table-cell>
          <table:table-cell office:value-type="float" office:value="6.637773875" calcext:value-type="float">
            <text:p>6.637773875</text:p>
          </table:table-cell>
          <table:table-cell table:formula="of:=POWER([.C84]-6.75;2)" office:value-type="float" office:value="0.0125947031325157" calcext:value-type="float">
            <text:p>0.012594703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56322" calcext:value-type="float">
            <text:p>6.56322</text:p>
          </table:table-cell>
          <table:table-cell office:value-type="float" office:value="6.638550975" calcext:value-type="float">
            <text:p>6.638550975</text:p>
          </table:table-cell>
          <table:table-cell table:formula="of:=POWER([.C85]-6.75;2)" office:value-type="float" office:value="0.0124208851734506" calcext:value-type="float">
            <text:p>0.012420885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571135" calcext:value-type="float">
            <text:p>6.571135</text:p>
          </table:table-cell>
          <table:table-cell office:value-type="float" office:value="6.6395341" calcext:value-type="float">
            <text:p>6.6395341</text:p>
          </table:table-cell>
          <table:table-cell table:formula="of:=POWER([.C86]-6.75;2)" office:value-type="float" office:value="0.0122027150628101" calcext:value-type="float">
            <text:p>0.012202715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590896" calcext:value-type="float">
            <text:p>6.590896</text:p>
          </table:table-cell>
          <table:table-cell office:value-type="float" office:value="6.6433894" calcext:value-type="float">
            <text:p>6.6433894</text:p>
          </table:table-cell>
          <table:table-cell table:formula="of:=POWER([.C87]-6.75;2)" office:value-type="float" office:value="0.01136582003236" calcext:value-type="float">
            <text:p>0.0113658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609563" calcext:value-type="float">
            <text:p>6.609563</text:p>
          </table:table-cell>
          <table:table-cell office:value-type="float" office:value="6.6445444625" calcext:value-type="float">
            <text:p>6.6445444625</text:p>
          </table:table-cell>
          <table:table-cell table:formula="of:=POWER([.C88]-6.75;2)" office:value-type="float" office:value="0.0111208703894139" calcext:value-type="float">
            <text:p>0.011120870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595393" calcext:value-type="float">
            <text:p>6.595393</text:p>
          </table:table-cell>
          <table:table-cell office:value-type="float" office:value="6.645101975" calcext:value-type="float">
            <text:p>6.645101975</text:p>
          </table:table-cell>
          <table:table-cell table:formula="of:=POWER([.C89]-6.75;2)" office:value-type="float" office:value="0.0110035956489006" calcext:value-type="float">
            <text:p>0.011003595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971102" calcext:value-type="float">
            <text:p>6.971102</text:p>
          </table:table-cell>
          <table:table-cell office:value-type="float" office:value="6.6454900625" calcext:value-type="float">
            <text:p>6.6454900625</text:p>
          </table:table-cell>
          <table:table-cell table:formula="of:=POWER([.C90]-6.75;2)" office:value-type="float" office:value="0.0109223270362538" calcext:value-type="float">
            <text:p>0.01092232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04878" calcext:value-type="float">
            <text:p>6.704878</text:p>
          </table:table-cell>
          <table:table-cell office:value-type="float" office:value="6.64091995" calcext:value-type="float">
            <text:p>6.64091995</text:p>
          </table:table-cell>
          <table:table-cell table:formula="of:=POWER([.C91]-6.75;2)" office:value-type="float" office:value="0.0118984573080025" calcext:value-type="float">
            <text:p>0.011898457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60409" calcext:value-type="float">
            <text:p>6.660409</text:p>
          </table:table-cell>
          <table:table-cell office:value-type="float" office:value="6.639580625" calcext:value-type="float">
            <text:p>6.639580625</text:p>
          </table:table-cell>
          <table:table-cell table:formula="of:=POWER([.C92]-6.75;2)" office:value-type="float" office:value="0.0121924383753907" calcext:value-type="float">
            <text:p>0.012192438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26353" calcext:value-type="float">
            <text:p>6.626353</text:p>
          </table:table-cell>
          <table:table-cell office:value-type="float" office:value="6.6388857625" calcext:value-type="float">
            <text:p>6.6388857625</text:p>
          </table:table-cell>
          <table:table-cell table:formula="of:=POWER([.C93]-6.75;2)" office:value-type="float" office:value="0.0123463737752064" calcext:value-type="float">
            <text:p>0.012346373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604355" calcext:value-type="float">
            <text:p>6.604355</text:p>
          </table:table-cell>
          <table:table-cell office:value-type="float" office:value="6.63884" calcext:value-type="float">
            <text:p>6.63884</text:p>
          </table:table-cell>
          <table:table-cell table:formula="of:=POWER([.C94]-6.75;2)" office:value-type="float" office:value="0.0123565456" calcext:value-type="float">
            <text:p>0.012356545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600112" calcext:value-type="float">
            <text:p>6.600112</text:p>
          </table:table-cell>
          <table:table-cell office:value-type="float" office:value="6.63933935" calcext:value-type="float">
            <text:p>6.63933935</text:p>
          </table:table-cell>
          <table:table-cell table:formula="of:=POWER([.C95]-6.75;2)" office:value-type="float" office:value="0.0122457794584225" calcext:value-type="float">
            <text:p>0.012245779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61421" calcext:value-type="float">
            <text:p>6.61421</text:p>
          </table:table-cell>
          <table:table-cell office:value-type="float" office:value="6.6402891625" calcext:value-type="float">
            <text:p>6.6402891625</text:p>
          </table:table-cell>
          <table:table-cell table:formula="of:=POWER([.C96]-6.75;2)" office:value-type="float" office:value="0.0120364678649514" calcext:value-type="float">
            <text:p>0.012036467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641426" calcext:value-type="float">
            <text:p>6.641426</text:p>
          </table:table-cell>
          <table:table-cell office:value-type="float" office:value="6.640455325" calcext:value-type="float">
            <text:p>6.640455325</text:p>
          </table:table-cell>
          <table:table-cell table:formula="of:=POWER([.C97]-6.75;2)" office:value-type="float" office:value="0.0120000358208557" calcext:value-type="float">
            <text:p>0.012000035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676712" calcext:value-type="float">
            <text:p>6.676712</text:p>
          </table:table-cell>
          <table:table-cell office:value-type="float" office:value="6.64026795" calcext:value-type="float">
            <text:p>6.64026795</text:p>
          </table:table-cell>
          <table:table-cell table:formula="of:=POWER([.C98]-6.75;2)" office:value-type="float" office:value="0.0120411227972025" calcext:value-type="float">
            <text:p>0.012041122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87464" calcext:value-type="float">
            <text:p>6.787464</text:p>
          </table:table-cell>
          <table:table-cell office:value-type="float" office:value="6.63943235" calcext:value-type="float">
            <text:p>6.63943235</text:p>
          </table:table-cell>
          <table:table-cell table:formula="of:=POWER([.C99]-6.75;2)" office:value-type="float" office:value="0.0122252052265225" calcext:value-type="float">
            <text:p>0.012225205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594729" calcext:value-type="float">
            <text:p>6.594729</text:p>
          </table:table-cell>
          <table:table-cell office:value-type="float" office:value="6.6370133125" calcext:value-type="float">
            <text:p>6.6370133125</text:p>
          </table:table-cell>
          <table:table-cell table:formula="of:=POWER([.C100]-6.75;2)" office:value-type="float" office:value="0.0127659915522227" calcext:value-type="float">
            <text:p>0.01276599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10878" calcext:value-type="float">
            <text:p>6.610878</text:p>
          </table:table-cell>
          <table:table-cell office:value-type="float" office:value="6.636923275" calcext:value-type="float">
            <text:p>6.636923275</text:p>
          </table:table-cell>
          <table:table-cell table:formula="of:=POWER([.C101]-6.75;2)" office:value-type="float" office:value="0.0127863457367256" calcext:value-type="float">
            <text:p>0.012786345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593863" calcext:value-type="float">
            <text:p>6.593863</text:p>
          </table:table-cell>
          <table:table-cell office:value-type="float" office:value="6.6367179625" calcext:value-type="float">
            <text:p>6.6367179625</text:p>
          </table:table-cell>
          <table:table-cell table:formula="of:=POWER([.C102]-6.75;2)" office:value-type="float" office:value="0.0128328200201515" calcext:value-type="float">
            <text:p>0.0128328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575449" calcext:value-type="float">
            <text:p>6.575449</text:p>
          </table:table-cell>
          <table:table-cell office:value-type="float" office:value="6.6369466875" calcext:value-type="float">
            <text:p>6.6369466875</text:p>
          </table:table-cell>
          <table:table-cell table:formula="of:=POWER([.C103]-6.75;2)" office:value-type="float" office:value="0.0127810514672226" calcext:value-type="float">
            <text:p>0.012781051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568096" calcext:value-type="float">
            <text:p>6.568096</text:p>
          </table:table-cell>
          <table:table-cell office:value-type="float" office:value="6.637655175" calcext:value-type="float">
            <text:p>6.637655175</text:p>
          </table:table-cell>
          <table:table-cell table:formula="of:=POWER([.C104]-6.75;2)" office:value-type="float" office:value="0.0126213597042806" calcext:value-type="float">
            <text:p>0.012621359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576435" calcext:value-type="float">
            <text:p>6.576435</text:p>
          </table:table-cell>
          <table:table-cell office:value-type="float" office:value="6.638531475" calcext:value-type="float">
            <text:p>6.638531475</text:p>
          </table:table-cell>
          <table:table-cell table:formula="of:=POWER([.C105]-6.75;2)" office:value-type="float" office:value="0.0124252320656757" calcext:value-type="float">
            <text:p>0.012425232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96733" calcext:value-type="float">
            <text:p>6.596733</text:p>
          </table:table-cell>
          <table:table-cell office:value-type="float" office:value="6.642971625" calcext:value-type="float">
            <text:p>6.642971625</text:p>
          </table:table-cell>
          <table:table-cell table:formula="of:=POWER([.C106]-6.75;2)" office:value-type="float" office:value="0.0114550730551405" calcext:value-type="float">
            <text:p>0.011455073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17563" calcext:value-type="float">
            <text:p>6.617563</text:p>
          </table:table-cell>
          <table:table-cell office:value-type="float" office:value="6.6440702375" calcext:value-type="float">
            <text:p>6.6440702375</text:p>
          </table:table-cell>
          <table:table-cell table:formula="of:=POWER([.C107]-6.75;2)" office:value-type="float" office:value="0.0112211145833064" calcext:value-type="float">
            <text:p>0.01122111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614384" calcext:value-type="float">
            <text:p>6.614384</text:p>
          </table:table-cell>
          <table:table-cell office:value-type="float" office:value="6.6445426375" calcext:value-type="float">
            <text:p>6.6445426375</text:p>
          </table:table-cell>
          <table:table-cell table:formula="of:=POWER([.C108]-6.75;2)" office:value-type="float" office:value="0.0111212553054564" calcext:value-type="float">
            <text:p>0.011121255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920559" calcext:value-type="float">
            <text:p>6.920559</text:p>
          </table:table-cell>
          <table:table-cell office:value-type="float" office:value="6.6447205375" calcext:value-type="float">
            <text:p>6.6447205375</text:p>
          </table:table-cell>
          <table:table-cell table:formula="of:=POWER([.C109]-6.75;2)" office:value-type="float" office:value="0.011083765224289" calcext:value-type="float">
            <text:p>0.011083765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89566" calcext:value-type="float">
            <text:p>6.689566</text:p>
          </table:table-cell>
          <table:table-cell office:value-type="float" office:value="6.64082255" calcext:value-type="float">
            <text:p>6.64082255</text:p>
          </table:table-cell>
          <table:table-cell table:formula="of:=POWER([.C110]-6.75;2)" office:value-type="float" office:value="0.0119197155885025" calcext:value-type="float">
            <text:p>0.011919715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50276" calcext:value-type="float">
            <text:p>6.650276</text:p>
          </table:table-cell>
          <table:table-cell office:value-type="float" office:value="6.639722725" calcext:value-type="float">
            <text:p>6.639722725</text:p>
          </table:table-cell>
          <table:table-cell table:formula="of:=POWER([.C111]-6.75;2)" office:value-type="float" office:value="0.0121610773814255" calcext:value-type="float">
            <text:p>0.012161077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17548" calcext:value-type="float">
            <text:p>6.617548</text:p>
          </table:table-cell>
          <table:table-cell office:value-type="float" office:value="6.639202575" calcext:value-type="float">
            <text:p>6.639202575</text:p>
          </table:table-cell>
          <table:table-cell table:formula="of:=POWER([.C112]-6.75;2)" office:value-type="float" office:value="0.0122760693866307" calcext:value-type="float">
            <text:p>0.012276069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595268" calcext:value-type="float">
            <text:p>6.595268</text:p>
          </table:table-cell>
          <table:table-cell office:value-type="float" office:value="6.6393080625" calcext:value-type="float">
            <text:p>6.6393080625</text:p>
          </table:table-cell>
          <table:table-cell table:formula="of:=POWER([.C113]-6.75;2)" office:value-type="float" office:value="0.012252705027504" calcext:value-type="float">
            <text:p>0.01225270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89786" calcext:value-type="float">
            <text:p>6.589786</text:p>
          </table:table-cell>
          <table:table-cell office:value-type="float" office:value="6.6399507" calcext:value-type="float">
            <text:p>6.6399507</text:p>
          </table:table-cell>
          <table:table-cell table:formula="of:=POWER([.C114]-6.75;2)" office:value-type="float" office:value="0.01211084843049" calcext:value-type="float">
            <text:p>0.012110848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602087" calcext:value-type="float">
            <text:p>6.602087</text:p>
          </table:table-cell>
          <table:table-cell office:value-type="float" office:value="6.6410218875" calcext:value-type="float">
            <text:p>6.6410218875</text:p>
          </table:table-cell>
          <table:table-cell table:formula="of:=POWER([.C115]-6.75;2)" office:value-type="float" office:value="0.0118762290040627" calcext:value-type="float">
            <text:p>0.01187622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626885" calcext:value-type="float">
            <text:p>6.626885</text:p>
          </table:table-cell>
          <table:table-cell office:value-type="float" office:value="6.641405475" calcext:value-type="float">
            <text:p>6.641405475</text:p>
          </table:table-cell>
          <table:table-cell table:formula="of:=POWER([.C116]-6.75;2)" office:value-type="float" office:value="0.0117927708599756" calcext:value-type="float">
            <text:p>0.011792770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656878" calcext:value-type="float">
            <text:p>6.656878</text:p>
          </table:table-cell>
          <table:table-cell office:value-type="float" office:value="6.6414593875" calcext:value-type="float">
            <text:p>6.6414593875</text:p>
          </table:table-cell>
          <table:table-cell table:formula="of:=POWER([.C117]-6.75;2)" office:value-type="float" office:value="0.0117810645618751" calcext:value-type="float">
            <text:p>0.011781064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718489" calcext:value-type="float">
            <text:p>6.718489</text:p>
          </table:table-cell>
          <table:table-cell office:value-type="float" office:value="6.640937875" calcext:value-type="float">
            <text:p>6.640937875</text:p>
          </table:table-cell>
          <table:table-cell table:formula="of:=POWER([.C118]-6.75;2)" office:value-type="float" office:value="0.0118945471095157" calcext:value-type="float">
            <text:p>0.011894547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616369" calcext:value-type="float">
            <text:p>6.616369</text:p>
          </table:table-cell>
          <table:table-cell office:value-type="float" office:value="6.6394521125" calcext:value-type="float">
            <text:p>6.6394521125</text:p>
          </table:table-cell>
          <table:table-cell table:formula="of:=POWER([.C119]-6.75;2)" office:value-type="float" office:value="0.0122208354307127" calcext:value-type="float">
            <text:p>0.012220835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622108" calcext:value-type="float">
            <text:p>6.622108</text:p>
          </table:table-cell>
          <table:table-cell office:value-type="float" office:value="6.6391594125" calcext:value-type="float">
            <text:p>6.6391594125</text:p>
          </table:table-cell>
          <table:table-cell table:formula="of:=POWER([.C120]-6.75;2)" office:value-type="float" office:value="0.0122856358373452" calcext:value-type="float">
            <text:p>0.012285635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03963" calcext:value-type="float">
            <text:p>6.603963</text:p>
          </table:table-cell>
          <table:table-cell office:value-type="float" office:value="6.6388673625" calcext:value-type="float">
            <text:p>6.6388673625</text:p>
          </table:table-cell>
          <table:table-cell table:formula="of:=POWER([.C121]-6.75;2)" office:value-type="float" office:value="0.0123504631177064" calcext:value-type="float">
            <text:p>0.012350463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585543" calcext:value-type="float">
            <text:p>6.585543</text:p>
          </table:table-cell>
          <table:table-cell office:value-type="float" office:value="6.6389993125" calcext:value-type="float">
            <text:p>6.6389993125</text:p>
          </table:table-cell>
          <table:table-cell table:formula="of:=POWER([.C122]-6.75;2)" office:value-type="float" office:value="0.0123211526254726" calcext:value-type="float">
            <text:p>0.012321152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577877" calcext:value-type="float">
            <text:p>6.577877</text:p>
          </table:table-cell>
          <table:table-cell office:value-type="float" office:value="6.6395785875" calcext:value-type="float">
            <text:p>6.6395785875</text:p>
          </table:table-cell>
          <table:table-cell table:formula="of:=POWER([.C123]-6.75;2)" office:value-type="float" office:value="0.0121928883384952" calcext:value-type="float">
            <text:p>0.012192888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85467" calcext:value-type="float">
            <text:p>6.585467</text:p>
          </table:table-cell>
          <table:table-cell office:value-type="float" office:value="6.640272" calcext:value-type="float">
            <text:p>6.640272</text:p>
          </table:table-cell>
          <table:table-cell table:formula="of:=POWER([.C124]-6.75;2)" office:value-type="float" office:value="0.0120402339840001" calcext:value-type="float">
            <text:p>0.01204023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05142" calcext:value-type="float">
            <text:p>6.605142</text:p>
          </table:table-cell>
          <table:table-cell office:value-type="float" office:value="6.6455677" calcext:value-type="float">
            <text:p>6.6455677</text:p>
          </table:table-cell>
          <table:table-cell table:formula="of:=POWER([.C125]-6.75;2)" office:value-type="float" office:value="0.01090610528329" calcext:value-type="float">
            <text:p>0.010906105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26672" calcext:value-type="float">
            <text:p>6.626672</text:p>
          </table:table-cell>
          <table:table-cell office:value-type="float" office:value="6.6466833" calcext:value-type="float">
            <text:p>6.6466833</text:p>
          </table:table-cell>
          <table:table-cell table:formula="of:=POWER([.C126]-6.75;2)" office:value-type="float" office:value="0.0106743404988899" calcext:value-type="float">
            <text:p>0.010674340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29833" calcext:value-type="float">
            <text:p>6.629833</text:p>
          </table:table-cell>
          <table:table-cell office:value-type="float" office:value="6.647161425" calcext:value-type="float">
            <text:p>6.647161425</text:p>
          </table:table-cell>
          <table:table-cell table:formula="of:=POWER([.C127]-6.75;2)" office:value-type="float" office:value="0.0105757725080306" calcext:value-type="float">
            <text:p>0.010575772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911221" calcext:value-type="float">
            <text:p>6.911221</text:p>
          </table:table-cell>
          <table:table-cell office:value-type="float" office:value="6.647295625" calcext:value-type="float">
            <text:p>6.647295625</text:p>
          </table:table-cell>
          <table:table-cell table:formula="of:=POWER([.C128]-6.75;2)" office:value-type="float" office:value="0.0105481886441406" calcext:value-type="float">
            <text:p>0.010548188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87174" calcext:value-type="float">
            <text:p>6.687174</text:p>
          </table:table-cell>
          <table:table-cell office:value-type="float" office:value="6.6436998125" calcext:value-type="float">
            <text:p>6.6436998125</text:p>
          </table:table-cell>
          <table:table-cell table:formula="of:=POWER([.C129]-6.75;2)" office:value-type="float" office:value="0.0112997298625353" calcext:value-type="float">
            <text:p>0.011299729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51969" calcext:value-type="float">
            <text:p>6.651969</text:p>
          </table:table-cell>
          <table:table-cell office:value-type="float" office:value="6.6428443875" calcext:value-type="float">
            <text:p>6.6428443875</text:p>
          </table:table-cell>
          <table:table-cell table:formula="of:=POWER([.C130]-6.75;2)" office:value-type="float" office:value="0.0114823252902501" calcext:value-type="float">
            <text:p>0.011482325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20618" calcext:value-type="float">
            <text:p>6.620618</text:p>
          </table:table-cell>
          <table:table-cell office:value-type="float" office:value="6.642532175" calcext:value-type="float">
            <text:p>6.642532175</text:p>
          </table:table-cell>
          <table:table-cell table:formula="of:=POWER([.C131]-6.75;2)" office:value-type="float" office:value="0.0115493334102305" calcext:value-type="float">
            <text:p>0.011549333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597884" calcext:value-type="float">
            <text:p>6.597884</text:p>
          </table:table-cell>
          <table:table-cell office:value-type="float" office:value="6.6428282625" calcext:value-type="float">
            <text:p>6.6428282625</text:p>
          </table:table-cell>
          <table:table-cell table:formula="of:=POWER([.C132]-6.75;2)" office:value-type="float" office:value="0.0114857813187689" calcext:value-type="float">
            <text:p>0.011485781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90353" calcext:value-type="float">
            <text:p>6.590353</text:p>
          </table:table-cell>
          <table:table-cell office:value-type="float" office:value="6.6436626375" calcext:value-type="float">
            <text:p>6.6436626375</text:p>
          </table:table-cell>
          <table:table-cell table:formula="of:=POWER([.C133]-6.75;2)" office:value-type="float" office:value="0.0113076346634563" calcext:value-type="float">
            <text:p>0.011307634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599464" calcext:value-type="float">
            <text:p>6.599464</text:p>
          </table:table-cell>
          <table:table-cell office:value-type="float" office:value="6.6450308125" calcext:value-type="float">
            <text:p>6.6450308125</text:p>
          </table:table-cell>
          <table:table-cell table:formula="of:=POWER([.C134]-6.75;2)" office:value-type="float" office:value="0.0110185303244102" calcext:value-type="float">
            <text:p>0.011018530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620488" calcext:value-type="float">
            <text:p>6.620488</text:p>
          </table:table-cell>
          <table:table-cell office:value-type="float" office:value="6.6455123" calcext:value-type="float">
            <text:p>6.6455123</text:p>
          </table:table-cell>
          <table:table-cell table:formula="of:=POWER([.C135]-6.75;2)" office:value-type="float" office:value="0.01091767945129" calcext:value-type="float">
            <text:p>0.010917679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45958" calcext:value-type="float">
            <text:p>6.645958</text:p>
          </table:table-cell>
          <table:table-cell office:value-type="float" office:value="6.6457332375" calcext:value-type="float">
            <text:p>6.6457332375</text:p>
          </table:table-cell>
          <table:table-cell table:formula="of:=POWER([.C136]-6.75;2)" office:value-type="float" office:value="0.0108715577622314" calcext:value-type="float">
            <text:p>0.010871557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89126" calcext:value-type="float">
            <text:p>6.689126</text:p>
          </table:table-cell>
          <table:table-cell office:value-type="float" office:value="6.645431675" calcext:value-type="float">
            <text:p>6.645431675</text:p>
          </table:table-cell>
          <table:table-cell table:formula="of:=POWER([.C137]-6.75;2)" office:value-type="float" office:value="0.0109345345933056" calcext:value-type="float">
            <text:p>0.010934534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619435" calcext:value-type="float">
            <text:p>6.619435</text:p>
          </table:table-cell>
          <table:table-cell office:value-type="float" office:value="6.6443902125" calcext:value-type="float">
            <text:p>6.6443902125</text:p>
          </table:table-cell>
          <table:table-cell table:formula="of:=POWER([.C138]-6.75;2)" office:value-type="float" office:value="0.0111534272157951" calcext:value-type="float">
            <text:p>0.011153427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21374" calcext:value-type="float">
            <text:p>6.621374</text:p>
          </table:table-cell>
          <table:table-cell office:value-type="float" office:value="6.6441277125" calcext:value-type="float">
            <text:p>6.6441277125</text:p>
          </table:table-cell>
          <table:table-cell table:formula="of:=POWER([.C139]-6.75;2)" office:value-type="float" office:value="0.0112089412604828" calcext:value-type="float">
            <text:p>0.011208941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603981" calcext:value-type="float">
            <text:p>6.603981</text:p>
          </table:table-cell>
          <table:table-cell office:value-type="float" office:value="6.6439014" calcext:value-type="float">
            <text:p>6.6439014</text:p>
          </table:table-cell>
          <table:table-cell table:formula="of:=POWER([.C140]-6.75;2)" office:value-type="float" office:value="0.01125691292196" calcext:value-type="float">
            <text:p>0.011256912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587051" calcext:value-type="float">
            <text:p>6.587051</text:p>
          </table:table-cell>
          <table:table-cell office:value-type="float" office:value="6.64407795" calcext:value-type="float">
            <text:p>6.64407795</text:p>
          </table:table-cell>
          <table:table-cell table:formula="of:=POWER([.C141]-6.75;2)" office:value-type="float" office:value="0.0112194806762025" calcext:value-type="float">
            <text:p>0.011219480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580588" calcext:value-type="float">
            <text:p>6.580588</text:p>
          </table:table-cell>
          <table:table-cell office:value-type="float" office:value="6.64468405" calcext:value-type="float">
            <text:p>6.64468405</text:p>
          </table:table-cell>
          <table:table-cell table:formula="of:=POWER([.C142]-6.75;2)" office:value-type="float" office:value="0.0110914493244024" calcext:value-type="float">
            <text:p>0.011091449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588763" calcext:value-type="float">
            <text:p>6.588763</text:p>
          </table:table-cell>
          <table:table-cell office:value-type="float" office:value="6.6454538625" calcext:value-type="float">
            <text:p>6.6454538625</text:p>
          </table:table-cell>
          <table:table-cell table:formula="of:=POWER([.C143]-6.75;2)" office:value-type="float" office:value="0.0109298948661689" calcext:value-type="float">
            <text:p>0.010929894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0859" calcext:value-type="float">
            <text:p>6.60859</text:p>
          </table:table-cell>
          <table:table-cell office:value-type="float" office:value="6.648185725" calcext:value-type="float">
            <text:p>6.648185725</text:p>
          </table:table-cell>
          <table:table-cell table:formula="of:=POWER([.C144]-6.75;2)" office:value-type="float" office:value="0.0103661465937756" calcext:value-type="float">
            <text:p>0.01036614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30345" calcext:value-type="float">
            <text:p>6.630345</text:p>
          </table:table-cell>
          <table:table-cell office:value-type="float" office:value="6.6490076625" calcext:value-type="float">
            <text:p>6.6490076625</text:p>
          </table:table-cell>
          <table:table-cell table:formula="of:=POWER([.C145]-6.75;2)" office:value-type="float" office:value="0.0101994522337139" calcext:value-type="float">
            <text:p>0.010199452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34587" calcext:value-type="float">
            <text:p>6.634587</text:p>
          </table:table-cell>
          <table:table-cell office:value-type="float" office:value="6.6492630875" calcext:value-type="float">
            <text:p>6.6492630875</text:p>
          </table:table-cell>
          <table:table-cell table:formula="of:=POWER([.C146]-6.75;2)" office:value-type="float" office:value="0.0101479255400327" calcext:value-type="float">
            <text:p>0.010147925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993718" calcext:value-type="float">
            <text:p>6.993718</text:p>
          </table:table-cell>
          <table:table-cell office:value-type="float" office:value="6.6491879625" calcext:value-type="float">
            <text:p>6.6491879625</text:p>
          </table:table-cell>
          <table:table-cell table:formula="of:=POWER([.C147]-6.75;2)" office:value-type="float" office:value="0.0101630669049014" calcext:value-type="float">
            <text:p>0.010163066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698068" calcext:value-type="float">
            <text:p>6.698068</text:p>
          </table:table-cell>
          <table:table-cell office:value-type="float" office:value="6.6444231375" calcext:value-type="float">
            <text:p>6.6444231375</text:p>
          </table:table-cell>
          <table:table-cell table:formula="of:=POWER([.C148]-6.75;2)" office:value-type="float" office:value="0.0111464738953438" calcext:value-type="float">
            <text:p>0.011146473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65052" calcext:value-type="float">
            <text:p>6.665052</text:p>
          </table:table-cell>
          <table:table-cell office:value-type="float" office:value="6.643295" calcext:value-type="float">
            <text:p>6.643295</text:p>
          </table:table-cell>
          <table:table-cell table:formula="of:=POWER([.C149]-6.75;2)" office:value-type="float" office:value="0.011385957025" calcext:value-type="float">
            <text:p>0.01138595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63626" calcext:value-type="float">
            <text:p>6.63626</text:p>
          </table:table-cell>
          <table:table-cell office:value-type="float" office:value="6.6426741625" calcext:value-type="float">
            <text:p>6.6426741625</text:p>
          </table:table-cell>
          <table:table-cell table:formula="of:=POWER([.C150]-6.75;2)" office:value-type="float" office:value="0.0115188353950765" calcext:value-type="float">
            <text:p>0.01151883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15258" calcext:value-type="float">
            <text:p>6.615258</text:p>
          </table:table-cell>
          <table:table-cell office:value-type="float" office:value="6.6426117625" calcext:value-type="float">
            <text:p>6.6426117625</text:p>
          </table:table-cell>
          <table:table-cell table:formula="of:=POWER([.C151]-6.75;2)" office:value-type="float" office:value="0.0115322335533565" calcext:value-type="float">
            <text:p>0.011532233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608108" calcext:value-type="float">
            <text:p>6.608108</text:p>
          </table:table-cell>
          <table:table-cell office:value-type="float" office:value="6.6430297375" calcext:value-type="float">
            <text:p>6.6430297375</text:p>
          </table:table-cell>
          <table:table-cell table:formula="of:=POWER([.C152]-6.75;2)" office:value-type="float" office:value="0.0114426370593189" calcext:value-type="float">
            <text:p>0.011442637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616214" calcext:value-type="float">
            <text:p>6.616214</text:p>
          </table:table-cell>
          <table:table-cell office:value-type="float" office:value="6.6437640125" calcext:value-type="float">
            <text:p>6.6437640125</text:p>
          </table:table-cell>
          <table:table-cell table:formula="of:=POWER([.C153]-6.75;2)" office:value-type="float" office:value="0.0112860850401001" calcext:value-type="float">
            <text:p>0.01128608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35256" calcext:value-type="float">
            <text:p>6.635256</text:p>
          </table:table-cell>
          <table:table-cell office:value-type="float" office:value="6.6441416625" calcext:value-type="float">
            <text:p>6.6441416625</text:p>
          </table:table-cell>
          <table:table-cell table:formula="of:=POWER([.C154]-6.75;2)" office:value-type="float" office:value="0.0112059876182639" calcext:value-type="float">
            <text:p>0.011205987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58463" calcext:value-type="float">
            <text:p>6.658463</text:p>
          </table:table-cell>
          <table:table-cell office:value-type="float" office:value="6.64418695" calcext:value-type="float">
            <text:p>6.64418695</text:p>
          </table:table-cell>
          <table:table-cell table:formula="of:=POWER([.C155]-6.75;2)" office:value-type="float" office:value="0.0111964015503025" calcext:value-type="float">
            <text:p>0.011196401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00348" calcext:value-type="float">
            <text:p>6.700348</text:p>
          </table:table-cell>
          <table:table-cell office:value-type="float" office:value="6.6437374" calcext:value-type="float">
            <text:p>6.6437374</text:p>
          </table:table-cell>
          <table:table-cell table:formula="of:=POWER([.C156]-6.75;2)" office:value-type="float" office:value="0.01129174015876" calcext:value-type="float">
            <text:p>0.011291740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26224" calcext:value-type="float">
            <text:p>6.626224</text:p>
          </table:table-cell>
          <table:table-cell office:value-type="float" office:value="6.6425756875" calcext:value-type="float">
            <text:p>6.6425756875</text:p>
          </table:table-cell>
          <table:table-cell table:formula="of:=POWER([.C157]-6.75;2)" office:value-type="float" office:value="0.0115399829160977" calcext:value-type="float">
            <text:p>0.011539982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28044" calcext:value-type="float">
            <text:p>6.628044</text:p>
          </table:table-cell>
          <table:table-cell office:value-type="float" office:value="6.6422566125" calcext:value-type="float">
            <text:p>6.6422566125</text:p>
          </table:table-cell>
          <table:table-cell table:formula="of:=POWER([.C158]-6.75;2)" office:value-type="float" office:value="0.0116086375499752" calcext:value-type="float">
            <text:p>0.011608637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10326" calcext:value-type="float">
            <text:p>6.610326</text:p>
          </table:table-cell>
          <table:table-cell office:value-type="float" office:value="6.6419748625" calcext:value-type="float">
            <text:p>6.6419748625</text:p>
          </table:table-cell>
          <table:table-cell table:formula="of:=POWER([.C159]-6.75;2)" office:value-type="float" office:value="0.011669430331894" calcext:value-type="float">
            <text:p>0.011669430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593072" calcext:value-type="float">
            <text:p>6.593072</text:p>
          </table:table-cell>
          <table:table-cell office:value-type="float" office:value="6.6420923125" calcext:value-type="float">
            <text:p>6.6420923125</text:p>
          </table:table-cell>
          <table:table-cell table:formula="of:=POWER([.C160]-6.75;2)" office:value-type="float" office:value="0.0116440690215977" calcext:value-type="float">
            <text:p>0.01164406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8602" calcext:value-type="float">
            <text:p>6.58602</text:p>
          </table:table-cell>
          <table:table-cell office:value-type="float" office:value="6.642634725" calcext:value-type="float">
            <text:p>6.642634725</text:p>
          </table:table-cell>
          <table:table-cell table:formula="of:=POWER([.C161]-6.75;2)" office:value-type="float" office:value="0.0115273022758257" calcext:value-type="float">
            <text:p>0.011527302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93261" calcext:value-type="float">
            <text:p>6.593261</text:p>
          </table:table-cell>
          <table:table-cell office:value-type="float" office:value="6.64335415" calcext:value-type="float">
            <text:p>6.64335415</text:p>
          </table:table-cell>
          <table:table-cell table:formula="of:=POWER([.C162]-6.75;2)" office:value-type="float" office:value="0.0113733373222224" calcext:value-type="float">
            <text:p>0.011373337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61209" calcext:value-type="float">
            <text:p>6.61209</text:p>
          </table:table-cell>
          <table:table-cell office:value-type="float" office:value="6.6455604" calcext:value-type="float">
            <text:p>6.6455604</text:p>
          </table:table-cell>
          <table:table-cell table:formula="of:=POWER([.C163]-6.75;2)" office:value-type="float" office:value="0.01090763004816" calcext:value-type="float">
            <text:p>0.0109076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33653" calcext:value-type="float">
            <text:p>6.633653</text:p>
          </table:table-cell>
          <table:table-cell office:value-type="float" office:value="6.64628905" calcext:value-type="float">
            <text:p>6.64628905</text:p>
          </table:table-cell>
          <table:table-cell table:formula="of:=POWER([.C164]-6.75;2)" office:value-type="float" office:value="0.0107559611499025" calcext:value-type="float">
            <text:p>0.010755961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4187" calcext:value-type="float">
            <text:p>6.64187</text:p>
          </table:table-cell>
          <table:table-cell office:value-type="float" office:value="6.6464838" calcext:value-type="float">
            <text:p>6.6464838</text:p>
          </table:table-cell>
          <table:table-cell table:formula="of:=POWER([.C165]-6.75;2)" office:value-type="float" office:value="0.0107156036624399" calcext:value-type="float">
            <text:p>0.010715603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79559" calcext:value-type="float">
            <text:p>6.879559</text:p>
          </table:table-cell>
          <table:table-cell office:value-type="float" office:value="6.6463229125" calcext:value-type="float">
            <text:p>6.6463229125</text:p>
          </table:table-cell>
          <table:table-cell table:formula="of:=POWER([.C166]-6.75;2)" office:value-type="float" office:value="0.0107489384724826" calcext:value-type="float">
            <text:p>0.010748938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83301" calcext:value-type="float">
            <text:p>6.683301</text:p>
          </table:table-cell>
          <table:table-cell office:value-type="float" office:value="6.6430107875" calcext:value-type="float">
            <text:p>6.6430107875</text:p>
          </table:table-cell>
          <table:table-cell table:formula="of:=POWER([.C167]-6.75;2)" office:value-type="float" office:value="0.0114466915913702" calcext:value-type="float">
            <text:p>0.011446691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54164" calcext:value-type="float">
            <text:p>6.654164</text:p>
          </table:table-cell>
          <table:table-cell office:value-type="float" office:value="6.642104825" calcext:value-type="float">
            <text:p>6.642104825</text:p>
          </table:table-cell>
          <table:table-cell table:formula="of:=POWER([.C168]-6.75;2)" office:value-type="float" office:value="0.0116413687882807" calcext:value-type="float">
            <text:p>0.011641368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2644" calcext:value-type="float">
            <text:p>6.62644</text:p>
          </table:table-cell>
          <table:table-cell office:value-type="float" office:value="6.6416578625" calcext:value-type="float">
            <text:p>6.6416578625</text:p>
          </table:table-cell>
          <table:table-cell table:formula="of:=POWER([.C169]-6.75;2)" office:value-type="float" office:value="0.011738018758069" calcext:value-type="float">
            <text:p>0.011738018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05493" calcext:value-type="float">
            <text:p>6.605493</text:p>
          </table:table-cell>
          <table:table-cell office:value-type="float" office:value="6.6417439" calcext:value-type="float">
            <text:p>6.6417439</text:p>
          </table:table-cell>
          <table:table-cell table:formula="of:=POWER([.C170]-6.75;2)" office:value-type="float" office:value="0.01171938318721" calcext:value-type="float">
            <text:p>0.011719383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97732" calcext:value-type="float">
            <text:p>6.597732</text:p>
          </table:table-cell>
          <table:table-cell office:value-type="float" office:value="6.642282975" calcext:value-type="float">
            <text:p>6.642282975</text:p>
          </table:table-cell>
          <table:table-cell table:formula="of:=POWER([.C171]-6.75;2)" office:value-type="float" office:value="0.0116029574748505" calcext:value-type="float">
            <text:p>0.011602957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60482" calcext:value-type="float">
            <text:p>6.60482</text:p>
          </table:table-cell>
          <table:table-cell office:value-type="float" office:value="6.643033325" calcext:value-type="float">
            <text:p>6.643033325</text:p>
          </table:table-cell>
          <table:table-cell table:formula="of:=POWER([.C172]-6.75;2)" office:value-type="float" office:value="0.0114418695605556" calcext:value-type="float">
            <text:p>0.011441869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22692" calcext:value-type="float">
            <text:p>6.622692</text:p>
          </table:table-cell>
          <table:table-cell office:value-type="float" office:value="6.6436608625" calcext:value-type="float">
            <text:p>6.6436608625</text:p>
          </table:table-cell>
          <table:table-cell table:formula="of:=POWER([.C173]-6.75;2)" office:value-type="float" office:value="0.0113080121642439" calcext:value-type="float">
            <text:p>0.011308012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644303" calcext:value-type="float">
            <text:p>6.644303</text:p>
          </table:table-cell>
          <table:table-cell office:value-type="float" office:value="6.6439217375" calcext:value-type="float">
            <text:p>6.6439217375</text:p>
          </table:table-cell>
          <table:table-cell table:formula="of:=POWER([.C174]-6.75;2)" office:value-type="float" office:value="0.0112525977750188" calcext:value-type="float">
            <text:p>0.011252597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676097" calcext:value-type="float">
            <text:p>6.676097</text:p>
          </table:table-cell>
          <table:table-cell office:value-type="float" office:value="6.6437036625" calcext:value-type="float">
            <text:p>6.6437036625</text:p>
          </table:table-cell>
          <table:table-cell table:formula="of:=POWER([.C175]-6.75;2)" office:value-type="float" office:value="0.0112989113659139" calcext:value-type="float">
            <text:p>0.011298911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27503" calcext:value-type="float">
            <text:p>6.627503</text:p>
          </table:table-cell>
          <table:table-cell office:value-type="float" office:value="6.6429035375" calcext:value-type="float">
            <text:p>6.6429035375</text:p>
          </table:table-cell>
          <table:table-cell table:formula="of:=POWER([.C176]-6.75;2)" office:value-type="float" office:value="0.0114696522800138" calcext:value-type="float">
            <text:p>0.011469652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26436" calcext:value-type="float">
            <text:p>6.626436</text:p>
          </table:table-cell>
          <table:table-cell office:value-type="float" office:value="6.6426295875" calcext:value-type="float">
            <text:p>6.6426295875</text:p>
          </table:table-cell>
          <table:table-cell table:formula="of:=POWER([.C177]-6.75;2)" office:value-type="float" office:value="0.0115284054804201" calcext:value-type="float">
            <text:p>0.011528405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09864" calcext:value-type="float">
            <text:p>6.609864</text:p>
          </table:table-cell>
          <table:table-cell office:value-type="float" office:value="6.64242615" calcext:value-type="float">
            <text:p>6.64242615</text:p>
          </table:table-cell>
          <table:table-cell table:formula="of:=POWER([.C178]-6.75;2)" office:value-type="float" office:value="0.0115721332038224" calcext:value-type="float">
            <text:p>0.011572133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593941" calcext:value-type="float">
            <text:p>6.593941</text:p>
          </table:table-cell>
          <table:table-cell office:value-type="float" office:value="6.6425993" calcext:value-type="float">
            <text:p>6.6425993</text:p>
          </table:table-cell>
          <table:table-cell table:formula="of:=POWER([.C179]-6.75;2)" office:value-type="float" office:value="0.0115349103604901" calcext:value-type="float">
            <text:p>0.011534910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587526" calcext:value-type="float">
            <text:p>6.587526</text:p>
          </table:table-cell>
          <table:table-cell office:value-type="float" office:value="6.643171825" calcext:value-type="float">
            <text:p>6.643171825</text:p>
          </table:table-cell>
          <table:table-cell table:formula="of:=POWER([.C180]-6.75;2)" office:value-type="float" office:value="0.0114122589738307" calcext:value-type="float">
            <text:p>0.01141225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94453" calcext:value-type="float">
            <text:p>6.594453</text:p>
          </table:table-cell>
          <table:table-cell office:value-type="float" office:value="6.6439144875" calcext:value-type="float">
            <text:p>6.64391448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12161" calcext:value-type="float">
            <text:p>6.612161</text:p>
          </table:table-cell>
          <table:table-cell office:value-type="float" office:value="6.645790175" calcext:value-type="float">
            <text:p>6.64579017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32128" calcext:value-type="float">
            <text:p>6.632128</text:p>
          </table:table-cell>
          <table:table-cell office:value-type="float" office:value="6.646531875" calcext:value-type="float">
            <text:p>6.64653187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382" calcext:value-type="float">
            <text:p>6.6382</text:p>
          </table:table-cell>
          <table:table-cell office:value-type="float" office:value="6.6467981125" calcext:value-type="float">
            <text:p>6.646798112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931647" calcext:value-type="float">
            <text:p>6.931647</text:p>
          </table:table-cell>
          <table:table-cell office:value-type="float" office:value="6.646776425" calcext:value-type="float">
            <text:p>6.64677642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684622" calcext:value-type="float">
            <text:p>6.684622</text:p>
          </table:table-cell>
          <table:table-cell office:value-type="float" office:value="6.6429478" calcext:value-type="float">
            <text:p>6.642947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55355" calcext:value-type="float">
            <text:p>6.655355</text:p>
          </table:table-cell>
          <table:table-cell office:value-type="float" office:value="6.642193675" calcext:value-type="float">
            <text:p>6.6421936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28616" calcext:value-type="float">
            <text:p>6.628616</text:p>
          </table:table-cell>
          <table:table-cell office:value-type="float" office:value="6.6419188125" calcext:value-type="float">
            <text:p>6.641918812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60872" calcext:value-type="float">
            <text:p>6.60872</text:p>
          </table:table-cell>
          <table:table-cell office:value-type="float" office:value="6.6421628125" calcext:value-type="float">
            <text:p>6.642162812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0158" calcext:value-type="float">
            <text:p>6.60158</text:p>
          </table:table-cell>
          <table:table-cell office:value-type="float" office:value="6.6428172375" calcext:value-type="float">
            <text:p>6.64281723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08664" calcext:value-type="float">
            <text:p>6.608664</text:p>
          </table:table-cell>
          <table:table-cell office:value-type="float" office:value="6.6435053875" calcext:value-type="float">
            <text:p>6.643505387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25987" calcext:value-type="float">
            <text:p>6.625987</text:p>
          </table:table-cell>
          <table:table-cell office:value-type="float" office:value="6.6443403625" calcext:value-type="float">
            <text:p>6.644340362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46679" calcext:value-type="float">
            <text:p>6.646679</text:p>
          </table:table-cell>
          <table:table-cell office:value-type="float" office:value="6.644738725" calcext:value-type="float">
            <text:p>6.64473872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675481" calcext:value-type="float">
            <text:p>6.675481</text:p>
          </table:table-cell>
          <table:table-cell office:value-type="float" office:value="6.6446379125" calcext:value-type="float">
            <text:p>6.644637912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632774" calcext:value-type="float">
            <text:p>6.632774</text:p>
          </table:table-cell>
          <table:table-cell office:value-type="float" office:value="6.643971275" calcext:value-type="float">
            <text:p>6.64397127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31198" calcext:value-type="float">
            <text:p>6.631198</text:p>
          </table:table-cell>
          <table:table-cell office:value-type="float" office:value="6.6437391625" calcext:value-type="float">
            <text:p>6.643739162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15157" calcext:value-type="float">
            <text:p>6.615157</text:p>
          </table:table-cell>
          <table:table-cell office:value-type="float" office:value="6.64356585" calcext:value-type="float">
            <text:p>6.6435658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599628" calcext:value-type="float">
            <text:p>6.599628</text:p>
          </table:table-cell>
          <table:table-cell office:value-type="float" office:value="6.6437464875" calcext:value-type="float">
            <text:p>6.643746487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592953" calcext:value-type="float">
            <text:p>6.592953</text:p>
          </table:table-cell>
          <table:table-cell office:value-type="float" office:value="6.6443200125" calcext:value-type="float">
            <text:p>6.644320012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598744" calcext:value-type="float">
            <text:p>6.598744</text:p>
          </table:table-cell>
          <table:table-cell office:value-type="float" office:value="6.6451411125" calcext:value-type="float">
            <text:p>6.645141112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14519" calcext:value-type="float">
            <text:p>6.614519</text:p>
          </table:table-cell>
          <table:table-cell office:value-type="float" office:value="6.6458616625" calcext:value-type="float">
            <text:p>6.645861662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31885" calcext:value-type="float">
            <text:p>6.631885</text:p>
          </table:table-cell>
          <table:table-cell office:value-type="float" office:value="6.646362325" calcext:value-type="float">
            <text:p>6.6463623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3335" calcext:value-type="float">
            <text:p>6.63335</text:p>
          </table:table-cell>
          <table:table-cell office:value-type="float" office:value="6.6464855625" calcext:value-type="float">
            <text:p>6.646485562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009123" calcext:value-type="float">
            <text:p>7.009123</text:p>
          </table:table-cell>
          <table:table-cell office:value-type="float" office:value="6.646408675" calcext:value-type="float">
            <text:p>6.64640867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9439" calcext:value-type="float">
            <text:p>6.69439</text:p>
          </table:table-cell>
          <table:table-cell office:value-type="float" office:value="6.6415128625" calcext:value-type="float">
            <text:p>6.641512862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64922" calcext:value-type="float">
            <text:p>6.664922</text:p>
          </table:table-cell>
          <table:table-cell office:value-type="float" office:value="6.6405413" calcext:value-type="float">
            <text:p>6.640541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40569" calcext:value-type="float">
            <text:p>6.640569</text:p>
          </table:table-cell>
          <table:table-cell office:value-type="float" office:value="6.6400389375" calcext:value-type="float">
            <text:p>6.64003893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23556" calcext:value-type="float">
            <text:p>6.623556</text:p>
          </table:table-cell>
          <table:table-cell office:value-type="float" office:value="6.6399956125" calcext:value-type="float">
            <text:p>6.639995612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1874" calcext:value-type="float">
            <text:p>6.61874</text:p>
          </table:table-cell>
          <table:table-cell office:value-type="float" office:value="6.640266925" calcext:value-type="float">
            <text:p>6.64026692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26992" calcext:value-type="float">
            <text:p>6.626992</text:p>
          </table:table-cell>
          <table:table-cell office:value-type="float" office:value="6.640153075" calcext:value-type="float">
            <text:p>6.64015307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44305" calcext:value-type="float">
            <text:p>6.644305</text:p>
          </table:table-cell>
          <table:table-cell office:value-type="float" office:value="6.6408250125" calcext:value-type="float">
            <text:p>6.640825012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64634" calcext:value-type="float">
            <text:p>6.664634</text:p>
          </table:table-cell>
          <table:table-cell office:value-type="float" office:value="6.6409768375" calcext:value-type="float">
            <text:p>6.640976837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699807" calcext:value-type="float">
            <text:p>6.699807</text:p>
          </table:table-cell>
          <table:table-cell office:value-type="float" office:value="6.6406316" calcext:value-type="float">
            <text:p>6.640631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637983" calcext:value-type="float">
            <text:p>6.637983</text:p>
          </table:table-cell>
          <table:table-cell office:value-type="float" office:value="6.6396551375" calcext:value-type="float">
            <text:p>6.639655137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638163" calcext:value-type="float">
            <text:p>6.638163</text:p>
          </table:table-cell>
          <table:table-cell office:value-type="float" office:value="6.6393662375" calcext:value-type="float">
            <text:p>6.639366237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21833" calcext:value-type="float">
            <text:p>6.621833</text:p>
          </table:table-cell>
          <table:table-cell office:value-type="float" office:value="6.6391197625" calcext:value-type="float">
            <text:p>6.639119762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05809" calcext:value-type="float">
            <text:p>6.605809</text:p>
          </table:table-cell>
          <table:table-cell office:value-type="float" office:value="6.6392247" calcext:value-type="float">
            <text:p>6.639224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598435" calcext:value-type="float">
            <text:p>6.598435</text:p>
          </table:table-cell>
          <table:table-cell office:value-type="float" office:value="6.6397090875" calcext:value-type="float">
            <text:p>6.639709087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03269" calcext:value-type="float">
            <text:p>6.603269</text:p>
          </table:table-cell>
          <table:table-cell office:value-type="float" office:value="6.6403934375" calcext:value-type="float">
            <text:p>6.640393437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18105" calcext:value-type="float">
            <text:p>6.618105</text:p>
          </table:table-cell>
          <table:table-cell office:value-type="float" office:value="6.641361175" calcext:value-type="float">
            <text:p>6.64136117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35539" calcext:value-type="float">
            <text:p>6.635539</text:p>
          </table:table-cell>
          <table:table-cell office:value-type="float" office:value="6.6418881" calcext:value-type="float">
            <text:p>6.641888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42173" calcext:value-type="float">
            <text:p>6.642173</text:p>
          </table:table-cell>
          <table:table-cell office:value-type="float" office:value="6.64201865" calcext:value-type="float">
            <text:p>6.6420186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07312" calcext:value-type="float">
            <text:p>6.807312</text:p>
          </table:table-cell>
          <table:table-cell office:value-type="float" office:value="6.6418821125" calcext:value-type="float">
            <text:p>6.641882112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74345" calcext:value-type="float">
            <text:p>6.674345</text:p>
          </table:table-cell>
          <table:table-cell office:value-type="float" office:value="6.6395581375" calcext:value-type="float">
            <text:p>6.639558137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50779" calcext:value-type="float">
            <text:p>6.650779</text:p>
          </table:table-cell>
          <table:table-cell office:value-type="float" office:value="6.6388808" calcext:value-type="float">
            <text:p>6.638880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28577" calcext:value-type="float">
            <text:p>6.628577</text:p>
          </table:table-cell>
          <table:table-cell office:value-type="float" office:value="6.6385893625" calcext:value-type="float">
            <text:p>6.63858936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612532" calcext:value-type="float">
            <text:p>6.612532</text:p>
          </table:table-cell>
          <table:table-cell office:value-type="float" office:value="6.638721475" calcext:value-type="float">
            <text:p>6.63872147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07817" calcext:value-type="float">
            <text:p>6.607817</text:p>
          </table:table-cell>
          <table:table-cell office:value-type="float" office:value="6.6391607125" calcext:value-type="float">
            <text:p>6.639160712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15385" calcext:value-type="float">
            <text:p>6.615385</text:p>
          </table:table-cell>
          <table:table-cell office:value-type="float" office:value="6.6392946375" calcext:value-type="float">
            <text:p>6.639294637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31268" calcext:value-type="float">
            <text:p>6.631268</text:p>
          </table:table-cell>
          <table:table-cell office:value-type="float" office:value="6.640005725" calcext:value-type="float">
            <text:p>6.64000572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48696" calcext:value-type="float">
            <text:p>6.648696</text:p>
          </table:table-cell>
          <table:table-cell office:value-type="float" office:value="6.64028485" calcext:value-type="float">
            <text:p>6.6402848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6685" calcext:value-type="float">
            <text:p>6.66685</text:p>
          </table:table-cell>
          <table:table-cell office:value-type="float" office:value="6.640137425" calcext:value-type="float">
            <text:p>6.64013742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46426" calcext:value-type="float">
            <text:p>6.646426</text:p>
          </table:table-cell>
          <table:table-cell office:value-type="float" office:value="6.63959805" calcext:value-type="float">
            <text:p>6.6395980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38879" calcext:value-type="float">
            <text:p>6.638879</text:p>
          </table:table-cell>
          <table:table-cell office:value-type="float" office:value="6.6392457875" calcext:value-type="float">
            <text:p>6.639245787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22499" calcext:value-type="float">
            <text:p>6.622499</text:p>
          </table:table-cell>
          <table:table-cell office:value-type="float" office:value="6.639036775" calcext:value-type="float">
            <text:p>6.63903677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607411" calcext:value-type="float">
            <text:p>6.607411</text:p>
          </table:table-cell>
          <table:table-cell office:value-type="float" office:value="6.6391699625" calcext:value-type="float">
            <text:p>6.63916996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00698" calcext:value-type="float">
            <text:p>6.600698</text:p>
          </table:table-cell>
          <table:table-cell office:value-type="float" office:value="6.63964535" calcext:value-type="float">
            <text:p>6.6396453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05504" calcext:value-type="float">
            <text:p>6.605504</text:p>
          </table:table-cell>
          <table:table-cell office:value-type="float" office:value="6.640238725" calcext:value-type="float">
            <text:p>6.64023872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19722" calcext:value-type="float">
            <text:p>6.619722</text:p>
          </table:table-cell>
          <table:table-cell office:value-type="float" office:value="6.6414374875" calcext:value-type="float">
            <text:p>6.641437487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36465" calcext:value-type="float">
            <text:p>6.636465</text:p>
          </table:table-cell>
          <table:table-cell office:value-type="float" office:value="6.642041325" calcext:value-type="float">
            <text:p>6.64204132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43574" calcext:value-type="float">
            <text:p>6.643574</text:p>
          </table:table-cell>
          <table:table-cell office:value-type="float" office:value="6.6422448375" calcext:value-type="float">
            <text:p>6.642244837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69761" calcext:value-type="float">
            <text:p>6.769761</text:p>
          </table:table-cell>
          <table:table-cell office:value-type="float" office:value="6.642183175" calcext:value-type="float">
            <text:p>6.64218317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70382" calcext:value-type="float">
            <text:p>6.670382</text:p>
          </table:table-cell>
          <table:table-cell office:value-type="float" office:value="6.6404358625" calcext:value-type="float">
            <text:p>6.64043586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49233" calcext:value-type="float">
            <text:p>6.649233</text:p>
          </table:table-cell>
          <table:table-cell office:value-type="float" office:value="6.639932075" calcext:value-type="float">
            <text:p>6.63993207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28999" calcext:value-type="float">
            <text:p>6.628999</text:p>
          </table:table-cell>
          <table:table-cell office:value-type="float" office:value="6.639801325" calcext:value-type="float">
            <text:p>6.63980132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14589" calcext:value-type="float">
            <text:p>6.614589</text:p>
          </table:table-cell>
          <table:table-cell office:value-type="float" office:value="6.6400911875" calcext:value-type="float">
            <text:p>6.640091187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10824" calcext:value-type="float">
            <text:p>6.610824</text:p>
          </table:table-cell>
          <table:table-cell office:value-type="float" office:value="6.6407114125" calcext:value-type="float">
            <text:p>6.640711412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18407" calcext:value-type="float">
            <text:p>6.618407</text:p>
          </table:table-cell>
          <table:table-cell office:value-type="float" office:value="6.64135355" calcext:value-type="float">
            <text:p>6.6413535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33323" calcext:value-type="float">
            <text:p>6.633323</text:p>
          </table:table-cell>
          <table:table-cell office:value-type="float" office:value="6.6420215625" calcext:value-type="float">
            <text:p>6.642021562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48619" calcext:value-type="float">
            <text:p>6.648619</text:p>
          </table:table-cell>
          <table:table-cell office:value-type="float" office:value="6.6423598375" calcext:value-type="float">
            <text:p>6.642359837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5776" calcext:value-type="float">
            <text:p>6.65776</text:p>
          </table:table-cell>
          <table:table-cell office:value-type="float" office:value="6.6423297" calcext:value-type="float">
            <text:p>6.642329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55023" calcext:value-type="float">
            <text:p>6.655023</text:p>
          </table:table-cell>
          <table:table-cell office:value-type="float" office:value="6.6420367" calcext:value-type="float">
            <text:p>6.642036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43562" calcext:value-type="float">
            <text:p>6.643562</text:p>
          </table:table-cell>
          <table:table-cell office:value-type="float" office:value="6.641714575" calcext:value-type="float">
            <text:p>6.64171457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26857" calcext:value-type="float">
            <text:p>6.626857</text:p>
          </table:table-cell>
          <table:table-cell office:value-type="float" office:value="6.6415770625" calcext:value-type="float">
            <text:p>6.641577062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12087" calcext:value-type="float">
            <text:p>6.612087</text:p>
          </table:table-cell>
          <table:table-cell office:value-type="float" office:value="6.6417658875" calcext:value-type="float">
            <text:p>6.641765887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05587" calcext:value-type="float">
            <text:p>6.605587</text:p>
          </table:table-cell>
          <table:table-cell office:value-type="float" office:value="6.6422610625" calcext:value-type="float">
            <text:p>6.642261062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10161" calcext:value-type="float">
            <text:p>6.610161</text:p>
          </table:table-cell>
          <table:table-cell office:value-type="float" office:value="6.6428042875" calcext:value-type="float">
            <text:p>6.642804287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23716" calcext:value-type="float">
            <text:p>6.623716</text:p>
          </table:table-cell>
          <table:table-cell office:value-type="float" office:value="6.6439726375" calcext:value-type="float">
            <text:p>6.643972637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39743" calcext:value-type="float">
            <text:p>6.639743</text:p>
          </table:table-cell>
          <table:table-cell office:value-type="float" office:value="6.64456945" calcext:value-type="float">
            <text:p>6.6445694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46939" calcext:value-type="float">
            <text:p>6.646939</text:p>
          </table:table-cell>
          <table:table-cell office:value-type="float" office:value="6.6447557875" calcext:value-type="float">
            <text:p>6.644755787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44508" calcext:value-type="float">
            <text:p>6.744508</text:p>
          </table:table-cell>
          <table:table-cell office:value-type="float" office:value="6.64465825" calcext:value-type="float">
            <text:p>6.6446582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71497" calcext:value-type="float">
            <text:p>6.671497</text:p>
          </table:table-cell>
          <table:table-cell office:value-type="float" office:value="6.6432111125" calcext:value-type="float">
            <text:p>6.643211112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53427" calcext:value-type="float">
            <text:p>6.653427</text:p>
          </table:table-cell>
          <table:table-cell office:value-type="float" office:value="6.6426499125" calcext:value-type="float">
            <text:p>6.64264991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36465" calcext:value-type="float">
            <text:p>6.636465</text:p>
          </table:table-cell>
          <table:table-cell office:value-type="float" office:value="6.6423922125" calcext:value-type="float">
            <text:p>6.642392212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25357" calcext:value-type="float">
            <text:p>6.625357</text:p>
          </table:table-cell>
          <table:table-cell office:value-type="float" office:value="6.6424909" calcext:value-type="float">
            <text:p>6.6424909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24292" calcext:value-type="float">
            <text:p>6.624292</text:p>
          </table:table-cell>
          <table:table-cell office:value-type="float" office:value="6.642893325" calcext:value-type="float">
            <text:p>6.64289332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33366" calcext:value-type="float">
            <text:p>6.633366</text:p>
          </table:table-cell>
          <table:table-cell office:value-type="float" office:value="6.644111075" calcext:value-type="float">
            <text:p>6.64411107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48136" calcext:value-type="float">
            <text:p>6.648136</text:p>
          </table:table-cell>
          <table:table-cell office:value-type="float" office:value="6.6442705375" calcext:value-type="float">
            <text:p>6.6442705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61074" calcext:value-type="float">
            <text:p>6.661074</text:p>
          </table:table-cell>
          <table:table-cell office:value-type="float" office:value="6.64419325" calcext:value-type="float">
            <text:p>6.6441932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56632" calcext:value-type="float">
            <text:p>6.656632</text:p>
          </table:table-cell>
          <table:table-cell office:value-type="float" office:value="6.6438343625" calcext:value-type="float">
            <text:p>6.643834362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75462" calcext:value-type="float">
            <text:p>6.675462</text:p>
          </table:table-cell>
          <table:table-cell office:value-type="float" office:value="6.64343205" calcext:value-type="float">
            <text:p>6.6434320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57856" calcext:value-type="float">
            <text:p>6.657856</text:p>
          </table:table-cell>
          <table:table-cell office:value-type="float" office:value="6.6427679125" calcext:value-type="float">
            <text:p>6.642767912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38614" calcext:value-type="float">
            <text:p>6.638614</text:p>
          </table:table-cell>
          <table:table-cell office:value-type="float" office:value="6.6423813625" calcext:value-type="float">
            <text:p>6.642381362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2215" calcext:value-type="float">
            <text:p>6.62215</text:p>
          </table:table-cell>
          <table:table-cell office:value-type="float" office:value="6.6423410625" calcext:value-type="float">
            <text:p>6.642341062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14205" calcext:value-type="float">
            <text:p>6.614205</text:p>
          </table:table-cell>
          <table:table-cell office:value-type="float" office:value="6.6425723375" calcext:value-type="float">
            <text:p>6.642572337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17333" calcext:value-type="float">
            <text:p>6.617333</text:p>
          </table:table-cell>
          <table:table-cell office:value-type="float" office:value="6.642613675" calcext:value-type="float">
            <text:p>6.6426136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29608" calcext:value-type="float">
            <text:p>6.629608</text:p>
          </table:table-cell>
          <table:table-cell office:value-type="float" office:value="6.644118075" calcext:value-type="float">
            <text:p>6.64411807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4551" calcext:value-type="float">
            <text:p>6.64551</text:p>
          </table:table-cell>
          <table:table-cell office:value-type="float" office:value="6.6447647375" calcext:value-type="float">
            <text:p>6.644764737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58641" calcext:value-type="float">
            <text:p>6.658641</text:p>
          </table:table-cell>
          <table:table-cell office:value-type="float" office:value="6.644952975" calcext:value-type="float">
            <text:p>6.64495297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56388" calcext:value-type="float">
            <text:p>6.656388</text:p>
          </table:table-cell>
          <table:table-cell office:value-type="float" office:value="6.6447741" calcext:value-type="float">
            <text:p>6.644774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54572" calcext:value-type="float">
            <text:p>6.654572</text:p>
          </table:table-cell>
          <table:table-cell office:value-type="float" office:value="6.6444973375" calcext:value-type="float">
            <text:p>6.644497337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41744" calcext:value-type="float">
            <text:p>6.641744</text:p>
          </table:table-cell>
          <table:table-cell office:value-type="float" office:value="6.6442231" calcext:value-type="float">
            <text:p>6.644223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27199" calcext:value-type="float">
            <text:p>6.627199</text:p>
          </table:table-cell>
          <table:table-cell office:value-type="float" office:value="6.644193625" calcext:value-type="float">
            <text:p>6.6441936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17458" calcext:value-type="float">
            <text:p>6.617458</text:p>
          </table:table-cell>
          <table:table-cell office:value-type="float" office:value="6.6445058375" calcext:value-type="float">
            <text:p>6.64450583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16665" calcext:value-type="float">
            <text:p>6.616665</text:p>
          </table:table-cell>
          <table:table-cell office:value-type="float" office:value="6.6451737375" calcext:value-type="float">
            <text:p>6.645173737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24733" calcext:value-type="float">
            <text:p>6.624733</text:p>
          </table:table-cell>
          <table:table-cell office:value-type="float" office:value="6.6514543125" calcext:value-type="float">
            <text:p>6.651454312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37103" calcext:value-type="float">
            <text:p>6.637103</text:p>
          </table:table-cell>
          <table:table-cell office:value-type="float" office:value="6.6515483" calcext:value-type="float">
            <text:p>6.651548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45261" calcext:value-type="float">
            <text:p>6.645261</text:p>
          </table:table-cell>
          <table:table-cell office:value-type="float" office:value="6.651532575" calcext:value-type="float">
            <text:p>6.65153257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09632" calcext:value-type="float">
            <text:p>6.609632</text:p>
          </table:table-cell>
          <table:table-cell office:value-type="float" office:value="6.6513437375" calcext:value-type="float">
            <text:p>6.65134373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80747" calcext:value-type="float">
            <text:p>6.680747</text:p>
          </table:table-cell>
          <table:table-cell office:value-type="float" office:value="6.65153685" calcext:value-type="float">
            <text:p>6.6515368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56451" calcext:value-type="float">
            <text:p>6.656451</text:p>
          </table:table-cell>
          <table:table-cell office:value-type="float" office:value="6.65083615" calcext:value-type="float">
            <text:p>6.6508361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37015" calcext:value-type="float">
            <text:p>6.637015</text:p>
          </table:table-cell>
          <table:table-cell office:value-type="float" office:value="6.6504983625" calcext:value-type="float">
            <text:p>6.650498362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2169" calcext:value-type="float">
            <text:p>6.62169</text:p>
          </table:table-cell>
          <table:table-cell office:value-type="float" office:value="6.650484675" calcext:value-type="float">
            <text:p>6.65048467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14871" calcext:value-type="float">
            <text:p>6.614871</text:p>
          </table:table-cell>
          <table:table-cell office:value-type="float" office:value="6.650660925" calcext:value-type="float">
            <text:p>6.6506609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18445" calcext:value-type="float">
            <text:p>6.618445</text:p>
          </table:table-cell>
          <table:table-cell office:value-type="float" office:value="6.6503254625" calcext:value-type="float">
            <text:p>6.650325462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30228" calcext:value-type="float">
            <text:p>6.630228</text:p>
          </table:table-cell>
          <table:table-cell office:value-type="float" office:value="6.652069275" calcext:value-type="float">
            <text:p>6.65206927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4456" calcext:value-type="float">
            <text:p>6.64456</text:p>
          </table:table-cell>
          <table:table-cell office:value-type="float" office:value="6.6528229" calcext:value-type="float">
            <text:p>6.652822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53183" calcext:value-type="float">
            <text:p>6.653183</text:p>
          </table:table-cell>
          <table:table-cell office:value-type="float" office:value="6.6531029125" calcext:value-type="float">
            <text:p>6.653102912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80688" calcext:value-type="float">
            <text:p>6.680688</text:p>
          </table:table-cell>
          <table:table-cell office:value-type="float" office:value="6.6530697125" calcext:value-type="float">
            <text:p>6.653069712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60259" calcext:value-type="float">
            <text:p>6.660259</text:p>
          </table:table-cell>
          <table:table-cell office:value-type="float" office:value="6.65257865" calcext:value-type="float">
            <text:p>6.6525786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45983" calcext:value-type="float">
            <text:p>6.645983</text:p>
          </table:table-cell>
          <table:table-cell office:value-type="float" office:value="6.652340775" calcext:value-type="float">
            <text:p>6.6523407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3125" calcext:value-type="float">
            <text:p>6.63125</text:p>
          </table:table-cell>
          <table:table-cell office:value-type="float" office:value="6.6523868375" calcext:value-type="float">
            <text:p>6.652386837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21394" calcext:value-type="float">
            <text:p>6.621394</text:p>
          </table:table-cell>
          <table:table-cell office:value-type="float" office:value="6.6528064625" calcext:value-type="float">
            <text:p>6.652806462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20158" calcext:value-type="float">
            <text:p>6.620158</text:p>
          </table:table-cell>
          <table:table-cell office:value-type="float" office:value="6.6536597125" calcext:value-type="float">
            <text:p>6.653659712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27464" calcext:value-type="float">
            <text:p>6.627464</text:p>
          </table:table-cell>
          <table:table-cell office:value-type="float" office:value="6.64324555" calcext:value-type="float">
            <text:p>6.6432455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39146" calcext:value-type="float">
            <text:p>6.639146</text:p>
          </table:table-cell>
          <table:table-cell office:value-type="float" office:value="6.6433664875" calcext:value-type="float">
            <text:p>6.64336648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47671" calcext:value-type="float">
            <text:p>6.647671</text:p>
          </table:table-cell>
          <table:table-cell office:value-type="float" office:value="6.643434675" calcext:value-type="float">
            <text:p>6.64343467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18531" calcext:value-type="float">
            <text:p>6.618531</text:p>
          </table:table-cell>
          <table:table-cell office:value-type="float" office:value="6.6433519625" calcext:value-type="float">
            <text:p>6.643351962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72272" calcext:value-type="float">
            <text:p>6.672272</text:p>
          </table:table-cell>
          <table:table-cell office:value-type="float" office:value="6.6435828625" calcext:value-type="float">
            <text:p>6.643582862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53598" calcext:value-type="float">
            <text:p>6.653598</text:p>
          </table:table-cell>
          <table:table-cell office:value-type="float" office:value="6.6431342625" calcext:value-type="float">
            <text:p>6.643134262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36902" calcext:value-type="float">
            <text:p>6.636902</text:p>
          </table:table-cell>
          <table:table-cell office:value-type="float" office:value="6.64295775" calcext:value-type="float">
            <text:p>6.6429577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237" calcext:value-type="float">
            <text:p>6.6237</text:p>
          </table:table-cell>
          <table:table-cell office:value-type="float" office:value="6.6430313375" calcext:value-type="float">
            <text:p>6.643031337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18245" calcext:value-type="float">
            <text:p>6.618245</text:p>
          </table:table-cell>
          <table:table-cell office:value-type="float" office:value="6.643198575" calcext:value-type="float">
            <text:p>6.64319857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22158" calcext:value-type="float">
            <text:p>6.622158</text:p>
          </table:table-cell>
          <table:table-cell office:value-type="float" office:value="6.642487525" calcext:value-type="float">
            <text:p>6.64248752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33154" calcext:value-type="float">
            <text:p>6.633154</text:p>
          </table:table-cell>
          <table:table-cell office:value-type="float" office:value="6.6441556" calcext:value-type="float">
            <text:p>6.644155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45442" calcext:value-type="float">
            <text:p>6.645442</text:p>
          </table:table-cell>
          <table:table-cell office:value-type="float" office:value="6.6449067375" calcext:value-type="float">
            <text:p>6.644906737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48168" calcext:value-type="float">
            <text:p>6.648168</text:p>
          </table:table-cell>
          <table:table-cell office:value-type="float" office:value="6.6452033875" calcext:value-type="float">
            <text:p>6.645203387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01405" calcext:value-type="float">
            <text:p>6.701405</text:p>
          </table:table-cell>
          <table:table-cell office:value-type="float" office:value="6.6452623125" calcext:value-type="float">
            <text:p>6.645262312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68029" calcext:value-type="float">
            <text:p>6.668029</text:p>
          </table:table-cell>
          <table:table-cell office:value-type="float" office:value="6.644545" calcext:value-type="float">
            <text:p>6.64454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52746" calcext:value-type="float">
            <text:p>6.652746</text:p>
          </table:table-cell>
          <table:table-cell office:value-type="float" office:value="6.64423915" calcext:value-type="float">
            <text:p>6.6442391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38641" calcext:value-type="float">
            <text:p>6.638641</text:p>
          </table:table-cell>
          <table:table-cell office:value-type="float" office:value="6.64421445" calcext:value-type="float">
            <text:p>6.6442144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29976" calcext:value-type="float">
            <text:p>6.629976</text:p>
          </table:table-cell>
          <table:table-cell office:value-type="float" office:value="6.6445297125" calcext:value-type="float">
            <text:p>6.644529712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30079" calcext:value-type="float">
            <text:p>6.630079</text:p>
          </table:table-cell>
          <table:table-cell office:value-type="float" office:value="6.6452478875" calcext:value-type="float">
            <text:p>6.645247887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38773" calcext:value-type="float">
            <text:p>6.638773</text:p>
          </table:table-cell>
          <table:table-cell office:value-type="float" office:value="6.64298095" calcext:value-type="float">
            <text:p>6.6429809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52188" calcext:value-type="float">
            <text:p>6.652188</text:p>
          </table:table-cell>
          <table:table-cell office:value-type="float" office:value="6.6429052875" calcext:value-type="float">
            <text:p>6.64290528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64207" calcext:value-type="float">
            <text:p>6.664207</text:p>
          </table:table-cell>
          <table:table-cell office:value-type="float" office:value="6.6427104875" calcext:value-type="float">
            <text:p>6.642710487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662195" calcext:value-type="float">
            <text:p>6.662195</text:p>
          </table:table-cell>
          <table:table-cell office:value-type="float" office:value="6.6423096375" calcext:value-type="float">
            <text:p>6.642309637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71848" calcext:value-type="float">
            <text:p>6.671848</text:p>
          </table:table-cell>
          <table:table-cell office:value-type="float" office:value="6.6418836" calcext:value-type="float">
            <text:p>6.641883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60385" calcext:value-type="float">
            <text:p>6.660385</text:p>
          </table:table-cell>
          <table:table-cell office:value-type="float" office:value="6.6413343875" calcext:value-type="float">
            <text:p>6.641334387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46208" calcext:value-type="float">
            <text:p>6.646208</text:p>
          </table:table-cell>
          <table:table-cell office:value-type="float" office:value="6.6409734125" calcext:value-type="float">
            <text:p>6.640973412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3432" calcext:value-type="float">
            <text:p>6.63432</text:p>
          </table:table-cell>
          <table:table-cell office:value-type="float" office:value="6.6408367625" calcext:value-type="float">
            <text:p>6.640836762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29253" calcext:value-type="float">
            <text:p>6.629253</text:p>
          </table:table-cell>
          <table:table-cell office:value-type="float" office:value="6.6407781" calcext:value-type="float">
            <text:p>6.640778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32561" calcext:value-type="float">
            <text:p>6.632561</text:p>
          </table:table-cell>
          <table:table-cell office:value-type="float" office:value="6.6396061625" calcext:value-type="float">
            <text:p>6.639606162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41963" calcext:value-type="float">
            <text:p>6.641963</text:p>
          </table:table-cell>
          <table:table-cell office:value-type="float" office:value="6.64089575" calcext:value-type="float">
            <text:p>6.6408957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51701" calcext:value-type="float">
            <text:p>6.651701</text:p>
          </table:table-cell>
          <table:table-cell office:value-type="float" office:value="6.641456825" calcext:value-type="float">
            <text:p>6.6414568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49045" calcext:value-type="float">
            <text:p>6.649045</text:p>
          </table:table-cell>
          <table:table-cell office:value-type="float" office:value="6.6416435625" calcext:value-type="float">
            <text:p>6.641643562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03629" calcext:value-type="float">
            <text:p>6.703629</text:p>
          </table:table-cell>
          <table:table-cell office:value-type="float" office:value="6.6416958125" calcext:value-type="float">
            <text:p>6.641695812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71461" calcext:value-type="float">
            <text:p>6.671461</text:p>
          </table:table-cell>
          <table:table-cell office:value-type="float" office:value="6.6409820625" calcext:value-type="float">
            <text:p>6.640982062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5465" calcext:value-type="float">
            <text:p>6.65465</text:p>
          </table:table-cell>
          <table:table-cell office:value-type="float" office:value="6.64068035" calcext:value-type="float">
            <text:p>6.6406803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39136" calcext:value-type="float">
            <text:p>6.639136</text:p>
          </table:table-cell>
          <table:table-cell office:value-type="float" office:value="6.6406826125" calcext:value-type="float">
            <text:p>6.640682612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28737" calcext:value-type="float">
            <text:p>6.628737</text:p>
          </table:table-cell>
          <table:table-cell office:value-type="float" office:value="6.641038325" calcext:value-type="float">
            <text:p>6.6410383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26601" calcext:value-type="float">
            <text:p>6.626601</text:p>
          </table:table-cell>
          <table:table-cell office:value-type="float" office:value="6.64183025" calcext:value-type="float">
            <text:p>6.6418302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32811" calcext:value-type="float">
            <text:p>6.632811</text:p>
          </table:table-cell>
          <table:table-cell office:value-type="float" office:value="6.640770025" calcext:value-type="float">
            <text:p>6.64077002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4436" calcext:value-type="float">
            <text:p>6.64436</text:p>
          </table:table-cell>
          <table:table-cell office:value-type="float" office:value="6.64082845" calcext:value-type="float">
            <text:p>6.6408284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57551" calcext:value-type="float">
            <text:p>6.657551</text:p>
          </table:table-cell>
          <table:table-cell office:value-type="float" office:value="6.6407719" calcext:value-type="float">
            <text:p>6.6407719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21712" calcext:value-type="float">
            <text:p>6.721712</text:p>
          </table:table-cell>
          <table:table-cell office:value-type="float" office:value="6.640493575" calcext:value-type="float">
            <text:p>6.6404935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46123" calcext:value-type="float">
            <text:p>6.646123</text:p>
          </table:table-cell>
          <table:table-cell office:value-type="float" office:value="6.639363675" calcext:value-type="float">
            <text:p>6.63936367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41953" calcext:value-type="float">
            <text:p>6.641953</text:p>
          </table:table-cell>
          <table:table-cell office:value-type="float" office:value="6.6391736125" calcext:value-type="float">
            <text:p>6.639173612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32363" calcext:value-type="float">
            <text:p>6.632363</text:p>
          </table:table-cell>
          <table:table-cell office:value-type="float" office:value="6.639073975" calcext:value-type="float">
            <text:p>6.63907397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24447" calcext:value-type="float">
            <text:p>6.624447</text:p>
          </table:table-cell>
          <table:table-cell office:value-type="float" office:value="6.63913385" calcext:value-type="float">
            <text:p>6.6391338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22331" calcext:value-type="float">
            <text:p>6.622331</text:p>
          </table:table-cell>
          <table:table-cell office:value-type="float" office:value="6.639220725" calcext:value-type="float">
            <text:p>6.6392207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26932" calcext:value-type="float">
            <text:p>6.626932</text:p>
          </table:table-cell>
          <table:table-cell office:value-type="float" office:value="6.6379073625" calcext:value-type="float">
            <text:p>6.63790736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3539" calcext:value-type="float">
            <text:p>6.63539</text:p>
          </table:table-cell>
          <table:table-cell office:value-type="float" office:value="6.63899285" calcext:value-type="float">
            <text:p>6.6389928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40652" calcext:value-type="float">
            <text:p>6.640652</text:p>
          </table:table-cell>
          <table:table-cell office:value-type="float" office:value="6.6395345625" calcext:value-type="float">
            <text:p>6.639534562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17512" calcext:value-type="float">
            <text:p>6.617512</text:p>
          </table:table-cell>
          <table:table-cell office:value-type="float" office:value="6.63981055" calcext:value-type="float">
            <text:p>6.6398105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37685" calcext:value-type="float">
            <text:p>6.737685</text:p>
          </table:table-cell>
          <table:table-cell office:value-type="float" office:value="6.6402480625" calcext:value-type="float">
            <text:p>6.64024806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81341" calcext:value-type="float">
            <text:p>6.681341</text:p>
          </table:table-cell>
          <table:table-cell office:value-type="float" office:value="6.6391325375" calcext:value-type="float">
            <text:p>6.63913253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60569" calcext:value-type="float">
            <text:p>6.660569</text:p>
          </table:table-cell>
          <table:table-cell office:value-type="float" office:value="6.638753225" calcext:value-type="float">
            <text:p>6.63875322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44331" calcext:value-type="float">
            <text:p>6.644331</text:p>
          </table:table-cell>
          <table:table-cell office:value-type="float" office:value="6.6387337875" calcext:value-type="float">
            <text:p>6.63873378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34247" calcext:value-type="float">
            <text:p>6.634247</text:p>
          </table:table-cell>
          <table:table-cell office:value-type="float" office:value="6.639058625" calcext:value-type="float">
            <text:p>6.6390586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32633" calcext:value-type="float">
            <text:p>6.632633</text:p>
          </table:table-cell>
          <table:table-cell office:value-type="float" office:value="6.6397179625" calcext:value-type="float">
            <text:p>6.639717962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39386" calcext:value-type="float">
            <text:p>6.639386</text:p>
          </table:table-cell>
          <table:table-cell office:value-type="float" office:value="6.6397915125" calcext:value-type="float">
            <text:p>6.639791512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52176" calcext:value-type="float">
            <text:p>6.652176</text:p>
          </table:table-cell>
          <table:table-cell office:value-type="float" office:value="6.640101425" calcext:value-type="float">
            <text:p>6.64010142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7089" calcext:value-type="float">
            <text:p>6.67089</text:p>
          </table:table-cell>
          <table:table-cell office:value-type="float" office:value="6.6402232375" calcext:value-type="float">
            <text:p>6.640223237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119111" calcext:value-type="float">
            <text:p>7.119111</text:p>
          </table:table-cell>
          <table:table-cell office:value-type="float" office:value="6.6400371625" calcext:value-type="float">
            <text:p>6.640037162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32252" calcext:value-type="float">
            <text:p>6.632252</text:p>
          </table:table-cell>
          <table:table-cell office:value-type="float" office:value="6.634183425" calcext:value-type="float">
            <text:p>6.63418342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35845" calcext:value-type="float">
            <text:p>6.635845</text:p>
          </table:table-cell>
          <table:table-cell office:value-type="float" office:value="6.6343873875" calcext:value-type="float">
            <text:p>6.634387387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30154" calcext:value-type="float">
            <text:p>6.630154</text:p>
          </table:table-cell>
          <table:table-cell office:value-type="float" office:value="6.6345557625" calcext:value-type="float">
            <text:p>6.634555762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25081" calcext:value-type="float">
            <text:p>6.625081</text:p>
          </table:table-cell>
          <table:table-cell office:value-type="float" office:value="6.6348122375" calcext:value-type="float">
            <text:p>6.634812237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24691" calcext:value-type="float">
            <text:p>6.624691</text:p>
          </table:table-cell>
          <table:table-cell office:value-type="float" office:value="6.6350778625" calcext:value-type="float">
            <text:p>6.635077862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29428" calcext:value-type="float">
            <text:p>6.629428</text:p>
          </table:table-cell>
          <table:table-cell office:value-type="float" office:value="6.63379435" calcext:value-type="float">
            <text:p>6.6337943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3592" calcext:value-type="float">
            <text:p>6.63592</text:p>
          </table:table-cell>
          <table:table-cell office:value-type="float" office:value="6.6344827375" calcext:value-type="float">
            <text:p>6.63448273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3579" calcext:value-type="float">
            <text:p>6.63579</text:p>
          </table:table-cell>
          <table:table-cell office:value-type="float" office:value="6.634863925" calcext:value-type="float">
            <text:p>6.63486392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88034" calcext:value-type="float">
            <text:p>6.588034</text:p>
          </table:table-cell>
          <table:table-cell office:value-type="float" office:value="6.6351215" calcext:value-type="float">
            <text:p>6.635121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5795" calcext:value-type="float">
            <text:p>6.75795</text:p>
          </table:table-cell>
          <table:table-cell office:value-type="float" office:value="6.6359041375" calcext:value-type="float">
            <text:p>6.635904137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90518" calcext:value-type="float">
            <text:p>6.690518</text:p>
          </table:table-cell>
          <table:table-cell office:value-type="float" office:value="6.63455575" calcext:value-type="float">
            <text:p>6.634555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66961" calcext:value-type="float">
            <text:p>6.666961</text:p>
          </table:table-cell>
          <table:table-cell office:value-type="float" office:value="6.6341087375" calcext:value-type="float">
            <text:p>6.63410873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50527" calcext:value-type="float">
            <text:p>6.650527</text:p>
          </table:table-cell>
          <table:table-cell office:value-type="float" office:value="6.6340624875" calcext:value-type="float">
            <text:p>6.634062487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41403" calcext:value-type="float">
            <text:p>6.641403</text:p>
          </table:table-cell>
          <table:table-cell office:value-type="float" office:value="6.6343538875" calcext:value-type="float">
            <text:p>6.634353887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41229" calcext:value-type="float">
            <text:p>6.641229</text:p>
          </table:table-cell>
          <table:table-cell office:value-type="float" office:value="6.634993" calcext:value-type="float">
            <text:p>6.63499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49668" calcext:value-type="float">
            <text:p>6.649668</text:p>
          </table:table-cell>
          <table:table-cell office:value-type="float" office:value="6.634990875" calcext:value-type="float">
            <text:p>6.63499087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6482" calcext:value-type="float">
            <text:p>6.66482</text:p>
          </table:table-cell>
          <table:table-cell office:value-type="float" office:value="6.635093775" calcext:value-type="float">
            <text:p>6.63509377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89654" calcext:value-type="float">
            <text:p>6.689654</text:p>
          </table:table-cell>
          <table:table-cell office:value-type="float" office:value="6.6349592125" calcext:value-type="float">
            <text:p>6.634959212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787025" calcext:value-type="float">
            <text:p>5.787025</text:p>
          </table:table-cell>
          <table:table-cell office:value-type="float" office:value="6.634430525" calcext:value-type="float">
            <text:p>6.6344305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37139" calcext:value-type="float">
            <text:p>6.637139</text:p>
          </table:table-cell>
          <table:table-cell office:value-type="float" office:value="6.645114475" calcext:value-type="float">
            <text:p>6.64511447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44601" calcext:value-type="float">
            <text:p>6.644601</text:p>
          </table:table-cell>
          <table:table-cell office:value-type="float" office:value="6.6451361125" calcext:value-type="float">
            <text:p>6.645136112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41054" calcext:value-type="float">
            <text:p>6.641054</text:p>
          </table:table-cell>
          <table:table-cell office:value-type="float" office:value="6.6450555" calcext:value-type="float">
            <text:p>6.645055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37003" calcext:value-type="float">
            <text:p>6.637003</text:p>
          </table:table-cell>
          <table:table-cell office:value-type="float" office:value="6.6449942125" calcext:value-type="float">
            <text:p>6.644994212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36384" calcext:value-type="float">
            <text:p>6.636384</text:p>
          </table:table-cell>
          <table:table-cell office:value-type="float" office:value="6.64480255" calcext:value-type="float">
            <text:p>6.6448025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39477" calcext:value-type="float">
            <text:p>6.639477</text:p>
          </table:table-cell>
          <table:table-cell office:value-type="float" office:value="6.6312815" calcext:value-type="float">
            <text:p>6.631281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42789" calcext:value-type="float">
            <text:p>6.642789</text:p>
          </table:table-cell>
          <table:table-cell office:value-type="float" office:value="6.6319765125" calcext:value-type="float">
            <text:p>6.631976512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37079" calcext:value-type="float">
            <text:p>6.637079</text:p>
          </table:table-cell>
          <table:table-cell office:value-type="float" office:value="6.6323170875" calcext:value-type="float">
            <text:p>6.632317087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61361" calcext:value-type="float">
            <text:p>6.561361</text:p>
          </table:table-cell>
          <table:table-cell office:value-type="float" office:value="6.63258165" calcext:value-type="float">
            <text:p>6.6325816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55604" calcext:value-type="float">
            <text:p>6.755604</text:p>
          </table:table-cell>
          <table:table-cell office:value-type="float" office:value="6.63371795" calcext:value-type="float">
            <text:p>6.6337179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93245" calcext:value-type="float">
            <text:p>6.693245</text:p>
          </table:table-cell>
          <table:table-cell office:value-type="float" office:value="6.632423775" calcext:value-type="float">
            <text:p>6.63242377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69174" calcext:value-type="float">
            <text:p>6.669174</text:p>
          </table:table-cell>
          <table:table-cell office:value-type="float" office:value="6.631976725" calcext:value-type="float">
            <text:p>6.63197672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52882" calcext:value-type="float">
            <text:p>6.652882</text:p>
          </table:table-cell>
          <table:table-cell office:value-type="float" office:value="6.631955225" calcext:value-type="float">
            <text:p>6.63195522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4402" calcext:value-type="float">
            <text:p>6.64402</text:p>
          </table:table-cell>
          <table:table-cell office:value-type="float" office:value="6.6323205375" calcext:value-type="float">
            <text:p>6.632320537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43561" calcext:value-type="float">
            <text:p>6.643561</text:p>
          </table:table-cell>
          <table:table-cell office:value-type="float" office:value="6.6333427875" calcext:value-type="float">
            <text:p>6.633342787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5077" calcext:value-type="float">
            <text:p>6.65077</text:p>
          </table:table-cell>
          <table:table-cell office:value-type="float" office:value="6.633026325" calcext:value-type="float">
            <text:p>6.63302632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63862" calcext:value-type="float">
            <text:p>6.663862</text:p>
          </table:table-cell>
          <table:table-cell office:value-type="float" office:value="6.6330000375" calcext:value-type="float">
            <text:p>6.633000037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8743" calcext:value-type="float">
            <text:p>6.68743</text:p>
          </table:table-cell>
          <table:table-cell office:value-type="float" office:value="6.632821" calcext:value-type="float">
            <text:p>6.63282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448724" calcext:value-type="float">
            <text:p>6.448724</text:p>
          </table:table-cell>
          <table:table-cell office:value-type="float" office:value="6.6322988625" calcext:value-type="float">
            <text:p>6.632298862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3272" calcext:value-type="float">
            <text:p>6.63272</text:p>
          </table:table-cell>
          <table:table-cell office:value-type="float" office:value="6.63471065" calcext:value-type="float">
            <text:p>6.6347106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36604" calcext:value-type="float">
            <text:p>6.636604</text:p>
          </table:table-cell>
          <table:table-cell office:value-type="float" office:value="6.6347908875" calcext:value-type="float">
            <text:p>6.634790887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32139" calcext:value-type="float">
            <text:p>6.632139</text:p>
          </table:table-cell>
          <table:table-cell office:value-type="float" office:value="6.63479825" calcext:value-type="float">
            <text:p>6.6347982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28112" calcext:value-type="float">
            <text:p>6.628112</text:p>
          </table:table-cell>
          <table:table-cell office:value-type="float" office:value="6.634790125" calcext:value-type="float">
            <text:p>6.6347901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27911" calcext:value-type="float">
            <text:p>6.627911</text:p>
          </table:table-cell>
          <table:table-cell office:value-type="float" office:value="6.6344936625" calcext:value-type="float">
            <text:p>6.634493662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31507" calcext:value-type="float">
            <text:p>6.631507</text:p>
          </table:table-cell>
          <table:table-cell office:value-type="float" office:value="6.6443682625" calcext:value-type="float">
            <text:p>6.644368262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35276" calcext:value-type="float">
            <text:p>6.635276</text:p>
          </table:table-cell>
          <table:table-cell office:value-type="float" office:value="6.6453338125" calcext:value-type="float">
            <text:p>6.64533381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29627" calcext:value-type="float">
            <text:p>6.629627</text:p>
          </table:table-cell>
          <table:table-cell office:value-type="float" office:value="6.6458842625" calcext:value-type="float">
            <text:p>6.64588426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535498" calcext:value-type="float">
            <text:p>6.535498</text:p>
          </table:table-cell>
          <table:table-cell office:value-type="float" office:value="6.64633495" calcext:value-type="float">
            <text:p>6.6463349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35728" calcext:value-type="float">
            <text:p>6.735728</text:p>
          </table:table-cell>
          <table:table-cell office:value-type="float" office:value="6.6478773625" calcext:value-type="float">
            <text:p>6.647877362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86849" calcext:value-type="float">
            <text:p>6.686849</text:p>
          </table:table-cell>
          <table:table-cell office:value-type="float" office:value="6.6469113625" calcext:value-type="float">
            <text:p>6.646911362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6664" calcext:value-type="float">
            <text:p>6.66664</text:p>
          </table:table-cell>
          <table:table-cell office:value-type="float" office:value="6.64662865" calcext:value-type="float">
            <text:p>6.6466286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53225" calcext:value-type="float">
            <text:p>6.653225</text:p>
          </table:table-cell>
          <table:table-cell office:value-type="float" office:value="6.6467431875" calcext:value-type="float">
            <text:p>6.646743187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46529" calcext:value-type="float">
            <text:p>6.646529</text:p>
          </table:table-cell>
          <table:table-cell office:value-type="float" office:value="6.6472724875" calcext:value-type="float">
            <text:p>6.64727248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47324" calcext:value-type="float">
            <text:p>6.647324</text:p>
          </table:table-cell>
          <table:table-cell office:value-type="float" office:value="6.6489477" calcext:value-type="float">
            <text:p>6.648947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54831" calcext:value-type="float">
            <text:p>6.654831</text:p>
          </table:table-cell>
          <table:table-cell office:value-type="float" office:value="6.648569775" calcext:value-type="float">
            <text:p>6.6485697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67593" calcext:value-type="float">
            <text:p>6.667593</text:p>
          </table:table-cell>
          <table:table-cell office:value-type="float" office:value="6.6485526375" calcext:value-type="float">
            <text:p>6.648552637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92091" calcext:value-type="float">
            <text:p>6.692091</text:p>
          </table:table-cell>
          <table:table-cell office:value-type="float" office:value="6.6484506" calcext:value-type="float">
            <text:p>6.648450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41783" calcext:value-type="float">
            <text:p>6.541783</text:p>
          </table:table-cell>
          <table:table-cell office:value-type="float" office:value="6.648039325" calcext:value-type="float">
            <text:p>6.64803932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637485" calcext:value-type="float">
            <text:p>6.637485</text:p>
          </table:table-cell>
          <table:table-cell office:value-type="float" office:value="6.6494811875" calcext:value-type="float">
            <text:p>6.649481187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39836" calcext:value-type="float">
            <text:p>6.639836</text:p>
          </table:table-cell>
          <table:table-cell office:value-type="float" office:value="6.6496935125" calcext:value-type="float">
            <text:p>6.649693512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35285" calcext:value-type="float">
            <text:p>6.635285</text:p>
          </table:table-cell>
          <table:table-cell office:value-type="float" office:value="6.6498220375" calcext:value-type="float">
            <text:p>6.649822037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3132" calcext:value-type="float">
            <text:p>6.63132</text:p>
          </table:table-cell>
          <table:table-cell office:value-type="float" office:value="6.6498706875" calcext:value-type="float">
            <text:p>6.649870687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30918" calcext:value-type="float">
            <text:p>6.630918</text:p>
          </table:table-cell>
          <table:table-cell office:value-type="float" office:value="6.6494343375" calcext:value-type="float">
            <text:p>6.64943433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33982" calcext:value-type="float">
            <text:p>6.633982</text:p>
          </table:table-cell>
          <table:table-cell office:value-type="float" office:value="6.653596975" calcext:value-type="float">
            <text:p>6.65359697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37153" calcext:value-type="float">
            <text:p>6.637153</text:p>
          </table:table-cell>
          <table:table-cell office:value-type="float" office:value="6.6545943125" calcext:value-type="float">
            <text:p>6.654594312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31397" calcext:value-type="float">
            <text:p>6.631397</text:p>
          </table:table-cell>
          <table:table-cell office:value-type="float" office:value="6.65518275" calcext:value-type="float">
            <text:p>6.655182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517262" calcext:value-type="float">
            <text:p>6.517262</text:p>
          </table:table-cell>
          <table:table-cell office:value-type="float" office:value="6.6556611375" calcext:value-type="float">
            <text:p>6.655661137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13771" calcext:value-type="float">
            <text:p>6.713771</text:p>
          </table:table-cell>
          <table:table-cell office:value-type="float" office:value="6.657473325" calcext:value-type="float">
            <text:p>6.6574733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78727" calcext:value-type="float">
            <text:p>6.678727</text:p>
          </table:table-cell>
          <table:table-cell office:value-type="float" office:value="6.656816825" calcext:value-type="float">
            <text:p>6.6568168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62731" calcext:value-type="float">
            <text:p>6.662731</text:p>
          </table:table-cell>
          <table:table-cell office:value-type="float" office:value="6.6566655" calcext:value-type="float">
            <text:p>6.656665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52513" calcext:value-type="float">
            <text:p>6.652513</text:p>
          </table:table-cell>
          <table:table-cell office:value-type="float" office:value="6.656865525" calcext:value-type="float">
            <text:p>6.65686552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48443" calcext:value-type="float">
            <text:p>6.648443</text:p>
          </table:table-cell>
          <table:table-cell office:value-type="float" office:value="6.6575114125" calcext:value-type="float">
            <text:p>6.657511412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50996" calcext:value-type="float">
            <text:p>6.650996</text:p>
          </table:table-cell>
          <table:table-cell office:value-type="float" office:value="6.6607675375" calcext:value-type="float">
            <text:p>6.660767537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59014" calcext:value-type="float">
            <text:p>6.659014</text:p>
          </table:table-cell>
          <table:table-cell office:value-type="float" office:value="6.6600795625" calcext:value-type="float">
            <text:p>6.660079562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70318" calcext:value-type="float">
            <text:p>6.670318</text:p>
          </table:table-cell>
          <table:table-cell office:value-type="float" office:value="6.6597746375" calcext:value-type="float">
            <text:p>6.659774637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86994" calcext:value-type="float">
            <text:p>6.686994</text:p>
          </table:table-cell>
          <table:table-cell office:value-type="float" office:value="6.6594359125" calcext:value-type="float">
            <text:p>6.659435912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38517" calcext:value-type="float">
            <text:p>6.638517</text:p>
          </table:table-cell>
          <table:table-cell office:value-type="float" office:value="6.6589151875" calcext:value-type="float">
            <text:p>6.658915187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64179" calcext:value-type="float">
            <text:p>6.664179</text:p>
          </table:table-cell>
          <table:table-cell office:value-type="float" office:value="6.6590007125" calcext:value-type="float">
            <text:p>6.65900071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61921" calcext:value-type="float">
            <text:p>6.661921</text:p>
          </table:table-cell>
          <table:table-cell office:value-type="float" office:value="6.658749525" calcext:value-type="float">
            <text:p>6.65874952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56004" calcext:value-type="float">
            <text:p>6.656004</text:p>
          </table:table-cell>
          <table:table-cell office:value-type="float" office:value="6.6584728625" calcext:value-type="float">
            <text:p>6.658472862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50812" calcext:value-type="float">
            <text:p>6.650812</text:p>
          </table:table-cell>
          <table:table-cell office:value-type="float" office:value="6.6580974375" calcext:value-type="float">
            <text:p>6.658097437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48569" calcext:value-type="float">
            <text:p>6.648569</text:p>
          </table:table-cell>
          <table:table-cell office:value-type="float" office:value="6.6569978375" calcext:value-type="float">
            <text:p>6.656997837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49315" calcext:value-type="float">
            <text:p>6.649315</text:p>
          </table:table-cell>
          <table:table-cell office:value-type="float" office:value="6.6599650625" calcext:value-type="float">
            <text:p>6.659965062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50672" calcext:value-type="float">
            <text:p>6.650672</text:p>
          </table:table-cell>
          <table:table-cell office:value-type="float" office:value="6.6607954875" calcext:value-type="float">
            <text:p>6.660795487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646331" calcext:value-type="float">
            <text:p>6.646331</text:p>
          </table:table-cell>
          <table:table-cell office:value-type="float" office:value="6.661246475" calcext:value-type="float">
            <text:p>6.66124647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52201" calcext:value-type="float">
            <text:p>6.52201</text:p>
          </table:table-cell>
          <table:table-cell office:value-type="float" office:value="6.66157255" calcext:value-type="float">
            <text:p>6.6615725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84499" calcext:value-type="float">
            <text:p>6.684499</text:p>
          </table:table-cell>
          <table:table-cell office:value-type="float" office:value="6.6633594375" calcext:value-type="float">
            <text:p>6.663359437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66415" calcext:value-type="float">
            <text:p>6.666415</text:p>
          </table:table-cell>
          <table:table-cell office:value-type="float" office:value="6.6630940625" calcext:value-type="float">
            <text:p>6.663094062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56396" calcext:value-type="float">
            <text:p>6.656396</text:p>
          </table:table-cell>
          <table:table-cell office:value-type="float" office:value="6.66310035" calcext:value-type="float">
            <text:p>6.6631003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50645" calcext:value-type="float">
            <text:p>6.650645</text:p>
          </table:table-cell>
          <table:table-cell office:value-type="float" office:value="6.6633446875" calcext:value-type="float">
            <text:p>6.663344687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50079" calcext:value-type="float">
            <text:p>6.650079</text:p>
          </table:table-cell>
          <table:table-cell office:value-type="float" office:value="6.663910575" calcext:value-type="float">
            <text:p>6.66391057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654757" calcext:value-type="float">
            <text:p>6.654757</text:p>
          </table:table-cell>
          <table:table-cell office:value-type="float" office:value="6.6687888625" calcext:value-type="float">
            <text:p>6.66878886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63261" calcext:value-type="float">
            <text:p>6.663261</text:p>
          </table:table-cell>
          <table:table-cell office:value-type="float" office:value="6.668418175" calcext:value-type="float">
            <text:p>6.66841817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73839" calcext:value-type="float">
            <text:p>6.673839</text:p>
          </table:table-cell>
          <table:table-cell office:value-type="float" office:value="6.6681927125" calcext:value-type="float">
            <text:p>6.66819271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92532" calcext:value-type="float">
            <text:p>6.692532</text:p>
          </table:table-cell>
          <table:table-cell office:value-type="float" office:value="6.6678852125" calcext:value-type="float">
            <text:p>6.667885212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641059" calcext:value-type="float">
            <text:p>6.641059</text:p>
          </table:table-cell>
          <table:table-cell office:value-type="float" office:value="6.667348975" calcext:value-type="float">
            <text:p>6.66734897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579" calcext:value-type="float">
            <text:p>6.6579</text:p>
          </table:table-cell>
          <table:table-cell office:value-type="float" office:value="6.6674514125" calcext:value-type="float">
            <text:p>6.667451412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54055" calcext:value-type="float">
            <text:p>6.654055</text:p>
          </table:table-cell>
          <table:table-cell office:value-type="float" office:value="6.6673350125" calcext:value-type="float">
            <text:p>6.667335012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47359" calcext:value-type="float">
            <text:p>6.647359</text:p>
          </table:table-cell>
          <table:table-cell office:value-type="float" office:value="6.6672362875" calcext:value-type="float">
            <text:p>6.667236287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41741" calcext:value-type="float">
            <text:p>6.641741</text:p>
          </table:table-cell>
          <table:table-cell office:value-type="float" office:value="6.6671002875" calcext:value-type="float">
            <text:p>6.66710028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3887" calcext:value-type="float">
            <text:p>6.63887</text:p>
          </table:table-cell>
          <table:table-cell office:value-type="float" office:value="6.6663321625" calcext:value-type="float">
            <text:p>6.66633216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38152" calcext:value-type="float">
            <text:p>6.638152</text:p>
          </table:table-cell>
          <table:table-cell office:value-type="float" office:value="6.668025425" calcext:value-type="float">
            <text:p>6.66802542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36151" calcext:value-type="float">
            <text:p>6.636151</text:p>
          </table:table-cell>
          <table:table-cell office:value-type="float" office:value="6.668781875" calcext:value-type="float">
            <text:p>6.66878187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2167" calcext:value-type="float">
            <text:p>6.62167</text:p>
          </table:table-cell>
          <table:table-cell office:value-type="float" office:value="6.6693458625" calcext:value-type="float">
            <text:p>6.66934586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5547" calcext:value-type="float">
            <text:p>5.5547</text:p>
          </table:table-cell>
          <table:table-cell office:value-type="float" office:value="6.6699742625" calcext:value-type="float">
            <text:p>6.669974262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695078" calcext:value-type="float">
            <text:p>6.695078</text:p>
          </table:table-cell>
          <table:table-cell office:value-type="float" office:value="6.68387545" calcext:value-type="float">
            <text:p>6.6838754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70035" calcext:value-type="float">
            <text:p>6.670035</text:p>
          </table:table-cell>
          <table:table-cell office:value-type="float" office:value="6.683503225" calcext:value-type="float">
            <text:p>6.68350322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58244" calcext:value-type="float">
            <text:p>6.658244</text:p>
          </table:table-cell>
          <table:table-cell office:value-type="float" office:value="6.683465525" calcext:value-type="float">
            <text:p>6.68346552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52265" calcext:value-type="float">
            <text:p>6.652265</text:p>
          </table:table-cell>
          <table:table-cell office:value-type="float" office:value="6.6836286625" calcext:value-type="float">
            <text:p>6.683628662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5207" calcext:value-type="float">
            <text:p>6.65207</text:p>
          </table:table-cell>
          <table:table-cell office:value-type="float" office:value="6.6839638875" calcext:value-type="float">
            <text:p>6.683963887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57481" calcext:value-type="float">
            <text:p>6.657481</text:p>
          </table:table-cell>
          <table:table-cell office:value-type="float" office:value="6.680878075" calcext:value-type="float">
            <text:p>6.68087807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67454" calcext:value-type="float">
            <text:p>6.667454</text:p>
          </table:table-cell>
          <table:table-cell office:value-type="float" office:value="6.680960875" calcext:value-type="float">
            <text:p>6.68096087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82107" calcext:value-type="float">
            <text:p>6.682107</text:p>
          </table:table-cell>
          <table:table-cell office:value-type="float" office:value="6.6809614" calcext:value-type="float">
            <text:p>6.6809614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258" calcext:value-type="float">
            <text:p>6.7258</text:p>
          </table:table-cell>
          <table:table-cell office:value-type="float" office:value="6.6807763" calcext:value-type="float">
            <text:p>6.680776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18244" calcext:value-type="float">
            <text:p>6.618244</text:p>
          </table:table-cell>
          <table:table-cell office:value-type="float" office:value="6.6800349375" calcext:value-type="float">
            <text:p>6.680034937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48667" calcext:value-type="float">
            <text:p>6.648667</text:p>
          </table:table-cell>
          <table:table-cell office:value-type="float" office:value="6.6806339" calcext:value-type="float">
            <text:p>6.680633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49539" calcext:value-type="float">
            <text:p>6.649539</text:p>
          </table:table-cell>
          <table:table-cell office:value-type="float" office:value="6.680857125" calcext:value-type="float">
            <text:p>6.6808571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45659" calcext:value-type="float">
            <text:p>6.645659</text:p>
          </table:table-cell>
          <table:table-cell office:value-type="float" office:value="6.6810745625" calcext:value-type="float">
            <text:p>6.681074562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41667" calcext:value-type="float">
            <text:p>6.641667</text:p>
          </table:table-cell>
          <table:table-cell office:value-type="float" office:value="6.681321675" calcext:value-type="float">
            <text:p>6.68132167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39139" calcext:value-type="float">
            <text:p>6.639139</text:p>
          </table:table-cell>
          <table:table-cell office:value-type="float" office:value="6.6813943" calcext:value-type="float">
            <text:p>6.681394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37193" calcext:value-type="float">
            <text:p>6.637193</text:p>
          </table:table-cell>
          <table:table-cell office:value-type="float" office:value="6.6820197375" calcext:value-type="float">
            <text:p>6.682019737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31489" calcext:value-type="float">
            <text:p>6.631489</text:p>
          </table:table-cell>
          <table:table-cell office:value-type="float" office:value="6.682516975" calcext:value-type="float">
            <text:p>6.68251697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04395" calcext:value-type="float">
            <text:p>6.604395</text:p>
          </table:table-cell>
          <table:table-cell office:value-type="float" office:value="6.683023075" calcext:value-type="float">
            <text:p>6.6830230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417879" calcext:value-type="float">
            <text:p>7.417879</text:p>
          </table:table-cell>
          <table:table-cell office:value-type="float" office:value="6.683824" calcext:value-type="float">
            <text:p>6.68382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08751" calcext:value-type="float">
            <text:p>6.708751</text:p>
          </table:table-cell>
          <table:table-cell office:value-type="float" office:value="6.6744292" calcext:value-type="float">
            <text:p>6.674429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79312" calcext:value-type="float">
            <text:p>6.679312</text:p>
          </table:table-cell>
          <table:table-cell office:value-type="float" office:value="6.6738883875" calcext:value-type="float">
            <text:p>6.673888387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65682" calcext:value-type="float">
            <text:p>6.665682</text:p>
          </table:table-cell>
          <table:table-cell office:value-type="float" office:value="6.67371755" calcext:value-type="float">
            <text:p>6.6737175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58891" calcext:value-type="float">
            <text:p>6.658891</text:p>
          </table:table-cell>
          <table:table-cell office:value-type="float" office:value="6.6737201" calcext:value-type="float">
            <text:p>6.673720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58448" calcext:value-type="float">
            <text:p>6.658448</text:p>
          </table:table-cell>
          <table:table-cell office:value-type="float" office:value="6.6737887125" calcext:value-type="float">
            <text:p>6.67378871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64232" calcext:value-type="float">
            <text:p>6.664232</text:p>
          </table:table-cell>
          <table:table-cell office:value-type="float" office:value="6.6740765" calcext:value-type="float">
            <text:p>6.674076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75803" calcext:value-type="float">
            <text:p>6.675803</text:p>
          </table:table-cell>
          <table:table-cell office:value-type="float" office:value="6.6741162875" calcext:value-type="float">
            <text:p>6.674116287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95569" calcext:value-type="float">
            <text:p>6.695569</text:p>
          </table:table-cell>
          <table:table-cell office:value-type="float" office:value="6.67396555" calcext:value-type="float">
            <text:p>6.6739655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80546" calcext:value-type="float">
            <text:p>6.780546</text:p>
          </table:table-cell>
          <table:table-cell office:value-type="float" office:value="6.67352875" calcext:value-type="float">
            <text:p>6.6735287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1709" calcext:value-type="float">
            <text:p>6.61709</text:p>
          </table:table-cell>
          <table:table-cell office:value-type="float" office:value="6.672000675" calcext:value-type="float">
            <text:p>6.6720006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5346" calcext:value-type="float">
            <text:p>6.65346</text:p>
          </table:table-cell>
          <table:table-cell office:value-type="float" office:value="6.672500425" calcext:value-type="float">
            <text:p>6.67250042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5943" calcext:value-type="float">
            <text:p>6.65943</text:p>
          </table:table-cell>
          <table:table-cell office:value-type="float" office:value="6.67254125" calcext:value-type="float">
            <text:p>6.672541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59189" calcext:value-type="float">
            <text:p>6.659189</text:p>
          </table:table-cell>
          <table:table-cell office:value-type="float" office:value="6.6725009625" calcext:value-type="float">
            <text:p>6.67250096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57132" calcext:value-type="float">
            <text:p>6.657132</text:p>
          </table:table-cell>
          <table:table-cell office:value-type="float" office:value="6.6724126625" calcext:value-type="float">
            <text:p>6.672412662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54471" calcext:value-type="float">
            <text:p>6.654471</text:p>
          </table:table-cell>
          <table:table-cell office:value-type="float" office:value="6.671673325" calcext:value-type="float">
            <text:p>6.67167332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50118" calcext:value-type="float">
            <text:p>6.650118</text:p>
          </table:table-cell>
          <table:table-cell office:value-type="float" office:value="6.6721346" calcext:value-type="float">
            <text:p>6.672134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39177" calcext:value-type="float">
            <text:p>6.639177</text:p>
          </table:table-cell>
          <table:table-cell office:value-type="float" office:value="6.6724802" calcext:value-type="float">
            <text:p>6.672480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96412" calcext:value-type="float">
            <text:p>6.596412</text:p>
          </table:table-cell>
          <table:table-cell office:value-type="float" office:value="6.672902775" calcext:value-type="float">
            <text:p>6.67290277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963929" calcext:value-type="float">
            <text:p>6.963929</text:p>
          </table:table-cell>
          <table:table-cell office:value-type="float" office:value="6.6738211" calcext:value-type="float">
            <text:p>6.673821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13769" calcext:value-type="float">
            <text:p>6.713769</text:p>
          </table:table-cell>
          <table:table-cell office:value-type="float" office:value="6.6701191375" calcext:value-type="float">
            <text:p>6.67011913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84228" calcext:value-type="float">
            <text:p>6.684228</text:p>
          </table:table-cell>
          <table:table-cell office:value-type="float" office:value="6.6695296875" calcext:value-type="float">
            <text:p>6.669529687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69668" calcext:value-type="float">
            <text:p>6.669668</text:p>
          </table:table-cell>
          <table:table-cell office:value-type="float" office:value="6.669305" calcext:value-type="float">
            <text:p>6.66930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62237" calcext:value-type="float">
            <text:p>6.662237</text:p>
          </table:table-cell>
          <table:table-cell office:value-type="float" office:value="6.6692641375" calcext:value-type="float">
            <text:p>6.669264137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61251" calcext:value-type="float">
            <text:p>6.661251</text:p>
          </table:table-cell>
          <table:table-cell office:value-type="float" office:value="6.66932565" calcext:value-type="float">
            <text:p>6.6693256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66621" calcext:value-type="float">
            <text:p>6.666621</text:p>
          </table:table-cell>
          <table:table-cell office:value-type="float" office:value="6.6693365375" calcext:value-type="float">
            <text:p>6.669336537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78733" calcext:value-type="float">
            <text:p>6.678733</text:p>
          </table:table-cell>
          <table:table-cell office:value-type="float" office:value="6.6692963125" calcext:value-type="float">
            <text:p>6.669296312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04184" calcext:value-type="float">
            <text:p>6.704184</text:p>
          </table:table-cell>
          <table:table-cell office:value-type="float" office:value="6.6690916375" calcext:value-type="float">
            <text:p>6.66909163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908933" calcext:value-type="float">
            <text:p>6.908933</text:p>
          </table:table-cell>
          <table:table-cell office:value-type="float" office:value="6.66855215" calcext:value-type="float">
            <text:p>6.6685521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595958" calcext:value-type="float">
            <text:p>6.595958</text:p>
          </table:table-cell>
          <table:table-cell office:value-type="float" office:value="6.665437675" calcext:value-type="float">
            <text:p>6.6654376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3462" calcext:value-type="float">
            <text:p>6.63462</text:p>
          </table:table-cell>
          <table:table-cell office:value-type="float" office:value="6.6662215125" calcext:value-type="float">
            <text:p>6.66622151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4322" calcext:value-type="float">
            <text:p>6.64322</text:p>
          </table:table-cell>
          <table:table-cell office:value-type="float" office:value="6.6665048" calcext:value-type="float">
            <text:p>6.6665048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45336" calcext:value-type="float">
            <text:p>6.645336</text:p>
          </table:table-cell>
          <table:table-cell office:value-type="float" office:value="6.66664245" calcext:value-type="float">
            <text:p>6.6666424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45359" calcext:value-type="float">
            <text:p>6.645359</text:p>
          </table:table-cell>
          <table:table-cell office:value-type="float" office:value="6.6666219375" calcext:value-type="float">
            <text:p>6.666621937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44084" calcext:value-type="float">
            <text:p>6.644084</text:p>
          </table:table-cell>
          <table:table-cell office:value-type="float" office:value="6.6637007125" calcext:value-type="float">
            <text:p>6.663700712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39788" calcext:value-type="float">
            <text:p>6.639788</text:p>
          </table:table-cell>
          <table:table-cell office:value-type="float" office:value="6.6643939625" calcext:value-type="float">
            <text:p>6.664393962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62597" calcext:value-type="float">
            <text:p>6.62597</text:p>
          </table:table-cell>
          <table:table-cell office:value-type="float" office:value="6.6649367125" calcext:value-type="float">
            <text:p>6.664936712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62844" calcext:value-type="float">
            <text:p>6.562844</text:p>
          </table:table-cell>
          <table:table-cell office:value-type="float" office:value="6.6655807125" calcext:value-type="float">
            <text:p>6.665580712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85947" calcext:value-type="float">
            <text:p>6.885947</text:p>
          </table:table-cell>
          <table:table-cell office:value-type="float" office:value="6.666972675" calcext:value-type="float">
            <text:p>6.66697267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15749" calcext:value-type="float">
            <text:p>6.715749</text:p>
          </table:table-cell>
          <table:table-cell office:value-type="float" office:value="6.6643006125" calcext:value-type="float">
            <text:p>6.664300612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86751" calcext:value-type="float">
            <text:p>6.686751</text:p>
          </table:table-cell>
          <table:table-cell office:value-type="float" office:value="6.66374525" calcext:value-type="float">
            <text:p>6.6637452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72417" calcext:value-type="float">
            <text:p>6.672417</text:p>
          </table:table-cell>
          <table:table-cell office:value-type="float" office:value="6.663559225" calcext:value-type="float">
            <text:p>6.66355922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64961" calcext:value-type="float">
            <text:p>6.664961</text:p>
          </table:table-cell>
          <table:table-cell office:value-type="float" office:value="6.6635911375" calcext:value-type="float">
            <text:p>6.66359113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63269" calcext:value-type="float">
            <text:p>6.663269</text:p>
          </table:table-cell>
          <table:table-cell office:value-type="float" office:value="6.663920775" calcext:value-type="float">
            <text:p>6.66392077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66918" calcext:value-type="float">
            <text:p>6.666918</text:p>
          </table:table-cell>
          <table:table-cell office:value-type="float" office:value="6.6636465625" calcext:value-type="float">
            <text:p>6.663646562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75943" calcext:value-type="float">
            <text:p>6.675943</text:p>
          </table:table-cell>
          <table:table-cell office:value-type="float" office:value="6.6635682125" calcext:value-type="float">
            <text:p>6.663568212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95916" calcext:value-type="float">
            <text:p>6.695916</text:p>
          </table:table-cell>
          <table:table-cell office:value-type="float" office:value="6.6634418" calcext:value-type="float">
            <text:p>6.663441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040342" calcext:value-type="float">
            <text:p>7.040342</text:p>
          </table:table-cell>
          <table:table-cell office:value-type="float" office:value="6.663106175" calcext:value-type="float">
            <text:p>6.66310617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625102" calcext:value-type="float">
            <text:p>6.625102</text:p>
          </table:table-cell>
          <table:table-cell office:value-type="float" office:value="6.6584907875" calcext:value-type="float">
            <text:p>6.658490787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45224" calcext:value-type="float">
            <text:p>6.645224</text:p>
          </table:table-cell>
          <table:table-cell office:value-type="float" office:value="6.659069825" calcext:value-type="float">
            <text:p>6.65906982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49239" calcext:value-type="float">
            <text:p>6.649239</text:p>
          </table:table-cell>
          <table:table-cell office:value-type="float" office:value="6.659363975" calcext:value-type="float">
            <text:p>6.65936397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49633" calcext:value-type="float">
            <text:p>6.649633</text:p>
          </table:table-cell>
          <table:table-cell office:value-type="float" office:value="6.6595003875" calcext:value-type="float">
            <text:p>6.659500387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49254" calcext:value-type="float">
            <text:p>6.649254</text:p>
          </table:table-cell>
          <table:table-cell office:value-type="float" office:value="6.6592733" calcext:value-type="float">
            <text:p>6.659273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48588" calcext:value-type="float">
            <text:p>6.648588</text:p>
          </table:table-cell>
          <table:table-cell office:value-type="float" office:value="6.6702332375" calcext:value-type="float">
            <text:p>6.670233237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46157" calcext:value-type="float">
            <text:p>6.646157</text:p>
          </table:table-cell>
          <table:table-cell office:value-type="float" office:value="6.6711991" calcext:value-type="float">
            <text:p>6.671199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36479" calcext:value-type="float">
            <text:p>6.636479</text:p>
          </table:table-cell>
          <table:table-cell office:value-type="float" office:value="6.6718662375" calcext:value-type="float">
            <text:p>6.671866237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580291" calcext:value-type="float">
            <text:p>6.580291</text:p>
          </table:table-cell>
          <table:table-cell office:value-type="float" office:value="6.672516075" calcext:value-type="float">
            <text:p>6.67251607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74331" calcext:value-type="float">
            <text:p>6.774331</text:p>
          </table:table-cell>
          <table:table-cell office:value-type="float" office:value="6.673788" calcext:value-type="float">
            <text:p>6.67378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98668" calcext:value-type="float">
            <text:p>6.698668</text:p>
          </table:table-cell>
          <table:table-cell office:value-type="float" office:value="6.6725878125" calcext:value-type="float">
            <text:p>6.672587812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8127" calcext:value-type="float">
            <text:p>6.68127</text:p>
          </table:table-cell>
          <table:table-cell office:value-type="float" office:value="6.6723153125" calcext:value-type="float">
            <text:p>6.672315312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71942" calcext:value-type="float">
            <text:p>6.671942</text:p>
          </table:table-cell>
          <table:table-cell office:value-type="float" office:value="6.672275325" calcext:value-type="float">
            <text:p>6.67227532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66795" calcext:value-type="float">
            <text:p>6.666795</text:p>
          </table:table-cell>
          <table:table-cell office:value-type="float" office:value="6.6724331125" calcext:value-type="float">
            <text:p>6.672433112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653" calcext:value-type="float">
            <text:p>6.6653</text:p>
          </table:table-cell>
          <table:table-cell office:value-type="float" office:value="6.6732632875" calcext:value-type="float">
            <text:p>6.673263287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67019" calcext:value-type="float">
            <text:p>6.667019</text:p>
          </table:table-cell>
          <table:table-cell office:value-type="float" office:value="6.672863225" calcext:value-type="float">
            <text:p>6.6728632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71295" calcext:value-type="float">
            <text:p>6.671295</text:p>
          </table:table-cell>
          <table:table-cell office:value-type="float" office:value="6.6727091" calcext:value-type="float">
            <text:p>6.672709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79083" calcext:value-type="float">
            <text:p>6.679083</text:p>
          </table:table-cell>
          <table:table-cell office:value-type="float" office:value="6.6725676" calcext:value-type="float">
            <text:p>6.6725676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405205" calcext:value-type="float">
            <text:p>6.405205</text:p>
          </table:table-cell>
          <table:table-cell office:value-type="float" office:value="6.6723521" calcext:value-type="float">
            <text:p>6.6723521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64105" calcext:value-type="float">
            <text:p>6.664105</text:p>
          </table:table-cell>
          <table:table-cell office:value-type="float" office:value="6.6755593875" calcext:value-type="float">
            <text:p>6.675559387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67496" calcext:value-type="float">
            <text:p>6.667496</text:p>
          </table:table-cell>
          <table:table-cell office:value-type="float" office:value="6.6755069" calcext:value-type="float">
            <text:p>6.675506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67299" calcext:value-type="float">
            <text:p>6.667299</text:p>
          </table:table-cell>
          <table:table-cell office:value-type="float" office:value="6.675357375" calcext:value-type="float">
            <text:p>6.67535737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66491" calcext:value-type="float">
            <text:p>6.666491</text:p>
          </table:table-cell>
          <table:table-cell office:value-type="float" office:value="6.6750902125" calcext:value-type="float">
            <text:p>6.675090212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66161" calcext:value-type="float">
            <text:p>6.666161</text:p>
          </table:table-cell>
          <table:table-cell office:value-type="float" office:value="6.67442065" calcext:value-type="float">
            <text:p>6.6744206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66525" calcext:value-type="float">
            <text:p>6.666525</text:p>
          </table:table-cell>
          <table:table-cell office:value-type="float" office:value="6.6769876125" calcext:value-type="float">
            <text:p>6.676987612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666934" calcext:value-type="float">
            <text:p>6.666934</text:p>
          </table:table-cell>
          <table:table-cell office:value-type="float" office:value="6.6774794125" calcext:value-type="float">
            <text:p>6.677479412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65428" calcext:value-type="float">
            <text:p>6.665428</text:p>
          </table:table-cell>
          <table:table-cell office:value-type="float" office:value="6.6777592375" calcext:value-type="float">
            <text:p>6.677759237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47477" calcext:value-type="float">
            <text:p>6.647477</text:p>
          </table:table-cell>
          <table:table-cell office:value-type="float" office:value="6.67798205" calcext:value-type="float">
            <text:p>6.6779820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89174" calcext:value-type="float">
            <text:p>6.689174</text:p>
          </table:table-cell>
          <table:table-cell office:value-type="float" office:value="6.6783931125" calcext:value-type="float">
            <text:p>6.678393112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76972" calcext:value-type="float">
            <text:p>6.676972</text:p>
          </table:table-cell>
          <table:table-cell office:value-type="float" office:value="6.678266175" calcext:value-type="float">
            <text:p>6.67826617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71977" calcext:value-type="float">
            <text:p>6.671977</text:p>
          </table:table-cell>
          <table:table-cell office:value-type="float" office:value="6.6782910375" calcext:value-type="float">
            <text:p>6.678291037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68469" calcext:value-type="float">
            <text:p>6.668469</text:p>
          </table:table-cell>
          <table:table-cell office:value-type="float" office:value="6.6784025375" calcext:value-type="float">
            <text:p>6.678402537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66295" calcext:value-type="float">
            <text:p>6.666295</text:p>
          </table:table-cell>
          <table:table-cell office:value-type="float" office:value="6.67865345" calcext:value-type="float">
            <text:p>6.6786534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65486" calcext:value-type="float">
            <text:p>6.665486</text:p>
          </table:table-cell>
          <table:table-cell office:value-type="float" office:value="6.6801373" calcext:value-type="float">
            <text:p>6.6801373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65645" calcext:value-type="float">
            <text:p>6.665645</text:p>
          </table:table-cell>
          <table:table-cell office:value-type="float" office:value="6.6798812625" calcext:value-type="float">
            <text:p>6.679881262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65886" calcext:value-type="float">
            <text:p>6.665886</text:p>
          </table:table-cell>
          <table:table-cell office:value-type="float" office:value="6.679809625" calcext:value-type="float">
            <text:p>6.67980962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6438" calcext:value-type="float">
            <text:p>6.66438</text:p>
          </table:table-cell>
          <table:table-cell office:value-type="float" office:value="6.6797889625" calcext:value-type="float">
            <text:p>6.679788962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81471" calcext:value-type="float">
            <text:p>6.681471</text:p>
          </table:table-cell>
          <table:table-cell office:value-type="float" office:value="6.6798033875" calcext:value-type="float">
            <text:p>6.679803387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67415" calcext:value-type="float">
            <text:p>6.667415</text:p>
          </table:table-cell>
          <table:table-cell office:value-type="float" office:value="6.679595425" calcext:value-type="float">
            <text:p>6.67959542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63744" calcext:value-type="float">
            <text:p>6.663744</text:p>
          </table:table-cell>
          <table:table-cell office:value-type="float" office:value="6.67953195" calcext:value-type="float">
            <text:p>6.6795319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60625" calcext:value-type="float">
            <text:p>6.660625</text:p>
          </table:table-cell>
          <table:table-cell office:value-type="float" office:value="6.679457825" calcext:value-type="float">
            <text:p>6.67945782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583" calcext:value-type="float">
            <text:p>6.6583</text:p>
          </table:table-cell>
          <table:table-cell office:value-type="float" office:value="6.6793157125" calcext:value-type="float">
            <text:p>6.679315712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5707" calcext:value-type="float">
            <text:p>6.65707</text:p>
          </table:table-cell>
          <table:table-cell office:value-type="float" office:value="6.6788074375" calcext:value-type="float">
            <text:p>6.678807437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56726" calcext:value-type="float">
            <text:p>6.656726</text:p>
          </table:table-cell>
          <table:table-cell office:value-type="float" office:value="6.6799249375" calcext:value-type="float">
            <text:p>6.679924937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56207" calcext:value-type="float">
            <text:p>6.656207</text:p>
          </table:table-cell>
          <table:table-cell office:value-type="float" office:value="6.6803467125" calcext:value-type="float">
            <text:p>6.680346712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52125" calcext:value-type="float">
            <text:p>6.652125</text:p>
          </table:table-cell>
          <table:table-cell office:value-type="float" office:value="6.680680275" calcext:value-type="float">
            <text:p>6.68068027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97985" calcext:value-type="float">
            <text:p>6.597985</text:p>
          </table:table-cell>
          <table:table-cell office:value-type="float" office:value="6.6810401625" calcext:value-type="float">
            <text:p>6.681040162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91373" calcext:value-type="float">
            <text:p>6.691373</text:p>
          </table:table-cell>
          <table:table-cell office:value-type="float" office:value="6.6820689375" calcext:value-type="float">
            <text:p>6.682068937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77766" calcext:value-type="float">
            <text:p>6.677766</text:p>
          </table:table-cell>
          <table:table-cell office:value-type="float" office:value="6.6819232625" calcext:value-type="float">
            <text:p>6.681923262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72983" calcext:value-type="float">
            <text:p>6.672983</text:p>
          </table:table-cell>
          <table:table-cell office:value-type="float" office:value="6.68193785" calcext:value-type="float">
            <text:p>6.6819378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69878" calcext:value-type="float">
            <text:p>6.669878</text:p>
          </table:table-cell>
          <table:table-cell office:value-type="float" office:value="6.6820061625" calcext:value-type="float">
            <text:p>6.682006162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67772" calcext:value-type="float">
            <text:p>6.667772</text:p>
          </table:table-cell>
          <table:table-cell office:value-type="float" office:value="6.682138375" calcext:value-type="float">
            <text:p>6.68213837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66613" calcext:value-type="float">
            <text:p>6.666613</text:p>
          </table:table-cell>
          <table:table-cell office:value-type="float" office:value="6.686369075" calcext:value-type="float">
            <text:p>6.68636907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66253" calcext:value-type="float">
            <text:p>6.666253</text:p>
          </table:table-cell>
          <table:table-cell office:value-type="float" office:value="6.6863592375" calcext:value-type="float">
            <text:p>6.68635923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66399" calcext:value-type="float">
            <text:p>6.666399</text:p>
          </table:table-cell>
          <table:table-cell office:value-type="float" office:value="6.6864134" calcext:value-type="float">
            <text:p>6.686413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67158" calcext:value-type="float">
            <text:p>6.667158</text:p>
          </table:table-cell>
          <table:table-cell office:value-type="float" office:value="6.6864975" calcext:value-type="float">
            <text:p>6.68649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62122" calcext:value-type="float">
            <text:p>6.662122</text:p>
          </table:table-cell>
          <table:table-cell office:value-type="float" office:value="6.686589725" calcext:value-type="float">
            <text:p>6.68658972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63403" calcext:value-type="float">
            <text:p>6.663403</text:p>
          </table:table-cell>
          <table:table-cell office:value-type="float" office:value="6.6867434" calcext:value-type="float">
            <text:p>6.6867434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62359" calcext:value-type="float">
            <text:p>6.662359</text:p>
          </table:table-cell>
          <table:table-cell office:value-type="float" office:value="6.6868528" calcext:value-type="float">
            <text:p>6.6868528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61025" calcext:value-type="float">
            <text:p>6.661025</text:p>
          </table:table-cell>
          <table:table-cell office:value-type="float" office:value="6.6869056375" calcext:value-type="float">
            <text:p>6.68690563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59775" calcext:value-type="float">
            <text:p>6.659775</text:p>
          </table:table-cell>
          <table:table-cell office:value-type="float" office:value="6.6868059" calcext:value-type="float">
            <text:p>6.686805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58665" calcext:value-type="float">
            <text:p>6.658665</text:p>
          </table:table-cell>
          <table:table-cell office:value-type="float" office:value="6.685818975" calcext:value-type="float">
            <text:p>6.68581897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57283" calcext:value-type="float">
            <text:p>6.657283</text:p>
          </table:table-cell>
          <table:table-cell office:value-type="float" office:value="6.6871047375" calcext:value-type="float">
            <text:p>6.687104737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54232" calcext:value-type="float">
            <text:p>6.654232</text:p>
          </table:table-cell>
          <table:table-cell office:value-type="float" office:value="6.687768475" calcext:value-type="float">
            <text:p>6.68776847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43695" calcext:value-type="float">
            <text:p>6.643695</text:p>
          </table:table-cell>
          <table:table-cell office:value-type="float" office:value="6.6883261875" calcext:value-type="float">
            <text:p>6.688326187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411661" calcext:value-type="float">
            <text:p>6.411661</text:p>
          </table:table-cell>
          <table:table-cell office:value-type="float" office:value="6.6889498875" calcext:value-type="float">
            <text:p>6.688949887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99544" calcext:value-type="float">
            <text:p>6.699544</text:p>
          </table:table-cell>
          <table:table-cell office:value-type="float" office:value="6.6924354" calcext:value-type="float">
            <text:p>6.6924354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83208" calcext:value-type="float">
            <text:p>6.683208</text:p>
          </table:table-cell>
          <table:table-cell office:value-type="float" office:value="6.6923006125" calcext:value-type="float">
            <text:p>6.692300612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7749" calcext:value-type="float">
            <text:p>6.67749</text:p>
          </table:table-cell>
          <table:table-cell office:value-type="float" office:value="6.6923720375" calcext:value-type="float">
            <text:p>6.692372037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74201" calcext:value-type="float">
            <text:p>6.674201</text:p>
          </table:table-cell>
          <table:table-cell office:value-type="float" office:value="6.692572475" calcext:value-type="float">
            <text:p>6.69257247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72182" calcext:value-type="float">
            <text:p>6.672182</text:p>
          </table:table-cell>
          <table:table-cell office:value-type="float" office:value="6.6930959125" calcext:value-type="float">
            <text:p>6.693095912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7132" calcext:value-type="float">
            <text:p>6.67132</text:p>
          </table:table-cell>
          <table:table-cell office:value-type="float" office:value="6.69050195" calcext:value-type="float">
            <text:p>6.6905019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71869" calcext:value-type="float">
            <text:p>6.671869</text:p>
          </table:table-cell>
          <table:table-cell office:value-type="float" office:value="6.6901681875" calcext:value-type="float">
            <text:p>6.690168187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7497" calcext:value-type="float">
            <text:p>6.67497</text:p>
          </table:table-cell>
          <table:table-cell office:value-type="float" office:value="6.690031725" calcext:value-type="float">
            <text:p>6.69003172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91332" calcext:value-type="float">
            <text:p>6.691332</text:p>
          </table:table-cell>
          <table:table-cell office:value-type="float" office:value="6.6899414625" calcext:value-type="float">
            <text:p>6.68994146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41332" calcext:value-type="float">
            <text:p>6.641332</text:p>
          </table:table-cell>
          <table:table-cell office:value-type="float" office:value="6.68967625" calcext:value-type="float">
            <text:p>6.6896762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6065" calcext:value-type="float">
            <text:p>6.66065</text:p>
          </table:table-cell>
          <table:table-cell office:value-type="float" office:value="6.6900155375" calcext:value-type="float">
            <text:p>6.69001553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6583" calcext:value-type="float">
            <text:p>6.66583</text:p>
          </table:table-cell>
          <table:table-cell office:value-type="float" office:value="6.6900396875" calcext:value-type="float">
            <text:p>6.690039687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69066" calcext:value-type="float">
            <text:p>6.669066</text:p>
          </table:table-cell>
          <table:table-cell office:value-type="float" office:value="6.6898565625" calcext:value-type="float">
            <text:p>6.689856562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71111" calcext:value-type="float">
            <text:p>6.671111</text:p>
          </table:table-cell>
          <table:table-cell office:value-type="float" office:value="6.6893209625" calcext:value-type="float">
            <text:p>6.68932096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71425" calcext:value-type="float">
            <text:p>6.671425</text:p>
          </table:table-cell>
          <table:table-cell office:value-type="float" office:value="6.68632865" calcext:value-type="float">
            <text:p>6.6863286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68756" calcext:value-type="float">
            <text:p>6.668756</text:p>
          </table:table-cell>
          <table:table-cell office:value-type="float" office:value="6.68732725" calcext:value-type="float">
            <text:p>6.6873272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60152" calcext:value-type="float">
            <text:p>6.660152</text:p>
          </table:table-cell>
          <table:table-cell office:value-type="float" office:value="6.6877833375" calcext:value-type="float">
            <text:p>6.687783337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31466" calcext:value-type="float">
            <text:p>6.631466</text:p>
          </table:table-cell>
          <table:table-cell office:value-type="float" office:value="6.688203475" calcext:value-type="float">
            <text:p>6.68820347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526049" calcext:value-type="float">
            <text:p>7.526049</text:p>
          </table:table-cell>
          <table:table-cell office:value-type="float" office:value="6.6889253" calcext:value-type="float">
            <text:p>6.688925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25857" calcext:value-type="float">
            <text:p>6.725857</text:p>
          </table:table-cell>
          <table:table-cell office:value-type="float" office:value="6.67843515" calcext:value-type="float">
            <text:p>6.6784351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99528" calcext:value-type="float">
            <text:p>6.699528</text:p>
          </table:table-cell>
          <table:table-cell office:value-type="float" office:value="6.6779295875" calcext:value-type="float">
            <text:p>6.67792958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88466" calcext:value-type="float">
            <text:p>6.688466</text:p>
          </table:table-cell>
          <table:table-cell office:value-type="float" office:value="6.677753025" calcext:value-type="float">
            <text:p>6.6777530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82045" calcext:value-type="float">
            <text:p>6.682045</text:p>
          </table:table-cell>
          <table:table-cell office:value-type="float" office:value="6.67776665" calcext:value-type="float">
            <text:p>6.6777666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78316" calcext:value-type="float">
            <text:p>6.678316</text:p>
          </table:table-cell>
          <table:table-cell office:value-type="float" office:value="6.6781786125" calcext:value-type="float">
            <text:p>6.67817861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76868" calcext:value-type="float">
            <text:p>6.676868</text:p>
          </table:table-cell>
          <table:table-cell office:value-type="float" office:value="6.67707225" calcext:value-type="float">
            <text:p>6.677072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78071" calcext:value-type="float">
            <text:p>6.678071</text:p>
          </table:table-cell>
          <table:table-cell office:value-type="float" office:value="6.6767629125" calcext:value-type="float">
            <text:p>6.676762912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84565" calcext:value-type="float">
            <text:p>6.684565</text:p>
          </table:table-cell>
          <table:table-cell office:value-type="float" office:value="6.676581575" calcext:value-type="float">
            <text:p>6.6765815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33209" calcext:value-type="float">
            <text:p>6.733209</text:p>
          </table:table-cell>
          <table:table-cell office:value-type="float" office:value="6.6763879875" calcext:value-type="float">
            <text:p>6.676387987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33295" calcext:value-type="float">
            <text:p>6.633295</text:p>
          </table:table-cell>
          <table:table-cell office:value-type="float" office:value="6.67561235" calcext:value-type="float">
            <text:p>6.6756123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54689" calcext:value-type="float">
            <text:p>6.654689</text:p>
          </table:table-cell>
          <table:table-cell office:value-type="float" office:value="6.6760690125" calcext:value-type="float">
            <text:p>6.676069012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59975" calcext:value-type="float">
            <text:p>6.659975</text:p>
          </table:table-cell>
          <table:table-cell office:value-type="float" office:value="6.676195525" calcext:value-type="float">
            <text:p>6.67619552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61843" calcext:value-type="float">
            <text:p>6.661843</text:p>
          </table:table-cell>
          <table:table-cell office:value-type="float" office:value="6.67613195" calcext:value-type="float">
            <text:p>6.6761319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61788" calcext:value-type="float">
            <text:p>6.661788</text:p>
          </table:table-cell>
          <table:table-cell office:value-type="float" office:value="6.67574745" calcext:value-type="float">
            <text:p>6.6757474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59906" calcext:value-type="float">
            <text:p>6.659906</text:p>
          </table:table-cell>
          <table:table-cell office:value-type="float" office:value="6.6676322875" calcext:value-type="float">
            <text:p>6.667632287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55534" calcext:value-type="float">
            <text:p>6.655534</text:p>
          </table:table-cell>
          <table:table-cell office:value-type="float" office:value="6.6684331375" calcext:value-type="float">
            <text:p>6.668433137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45926" calcext:value-type="float">
            <text:p>6.645926</text:p>
          </table:table-cell>
          <table:table-cell office:value-type="float" office:value="6.668974025" calcext:value-type="float">
            <text:p>6.66897402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12926" calcext:value-type="float">
            <text:p>6.612926</text:p>
          </table:table-cell>
          <table:table-cell office:value-type="float" office:value="6.6695513875" calcext:value-type="float">
            <text:p>6.669551387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871518" calcext:value-type="float">
            <text:p>6.871518</text:p>
          </table:table-cell>
          <table:table-cell office:value-type="float" office:value="6.6705057" calcext:value-type="float">
            <text:p>6.670505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05869" calcext:value-type="float">
            <text:p>6.705869</text:p>
          </table:table-cell>
          <table:table-cell office:value-type="float" office:value="6.6681999125" calcext:value-type="float">
            <text:p>6.668199912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8932" calcext:value-type="float">
            <text:p>6.68932</text:p>
          </table:table-cell>
          <table:table-cell office:value-type="float" office:value="6.667934475" calcext:value-type="float">
            <text:p>6.66793447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83253" calcext:value-type="float">
            <text:p>6.683253</text:p>
          </table:table-cell>
          <table:table-cell office:value-type="float" office:value="6.6678492625" calcext:value-type="float">
            <text:p>6.667849262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80362" calcext:value-type="float">
            <text:p>6.680362</text:p>
          </table:table-cell>
          <table:table-cell office:value-type="float" office:value="6.6678419625" calcext:value-type="float">
            <text:p>6.667841962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79019" calcext:value-type="float">
            <text:p>6.679019</text:p>
          </table:table-cell>
          <table:table-cell office:value-type="float" office:value="6.6680605875" calcext:value-type="float">
            <text:p>6.668060587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78961" calcext:value-type="float">
            <text:p>6.678961</text:p>
          </table:table-cell>
          <table:table-cell office:value-type="float" office:value="6.6677095375" calcext:value-type="float">
            <text:p>6.667709537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80897" calcext:value-type="float">
            <text:p>6.680897</text:p>
          </table:table-cell>
          <table:table-cell office:value-type="float" office:value="6.6675590125" calcext:value-type="float">
            <text:p>6.66755901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88542" calcext:value-type="float">
            <text:p>6.688542</text:p>
          </table:table-cell>
          <table:table-cell office:value-type="float" office:value="6.6674510375" calcext:value-type="float">
            <text:p>6.667451037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85003" calcext:value-type="float">
            <text:p>6.785003</text:p>
          </table:table-cell>
          <table:table-cell office:value-type="float" office:value="6.6672867875" calcext:value-type="float">
            <text:p>6.667286787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45003" calcext:value-type="float">
            <text:p>6.645003</text:p>
          </table:table-cell>
          <table:table-cell office:value-type="float" office:value="6.6659285" calcext:value-type="float">
            <text:p>6.665928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59914" calcext:value-type="float">
            <text:p>6.659914</text:p>
          </table:table-cell>
          <table:table-cell office:value-type="float" office:value="6.666299325" calcext:value-type="float">
            <text:p>6.6662993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64233" calcext:value-type="float">
            <text:p>6.664233</text:p>
          </table:table-cell>
          <table:table-cell office:value-type="float" office:value="6.6664272875" calcext:value-type="float">
            <text:p>6.666427287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65534" calcext:value-type="float">
            <text:p>6.665534</text:p>
          </table:table-cell>
          <table:table-cell office:value-type="float" office:value="6.666394125" calcext:value-type="float">
            <text:p>6.66639412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64834" calcext:value-type="float">
            <text:p>6.664834</text:p>
          </table:table-cell>
          <table:table-cell office:value-type="float" office:value="6.666045925" calcext:value-type="float">
            <text:p>6.66604592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62337" calcext:value-type="float">
            <text:p>6.662337</text:p>
          </table:table-cell>
          <table:table-cell office:value-type="float" office:value="6.6704081875" calcext:value-type="float">
            <text:p>6.670408187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57814" calcext:value-type="float">
            <text:p>6.657814</text:p>
          </table:table-cell>
          <table:table-cell office:value-type="float" office:value="6.671133225" calcext:value-type="float">
            <text:p>6.67113322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49256" calcext:value-type="float">
            <text:p>6.649256</text:p>
          </table:table-cell>
          <table:table-cell office:value-type="float" office:value="6.6717590125" calcext:value-type="float">
            <text:p>6.671759012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17638" calcext:value-type="float">
            <text:p>6.617638</text:p>
          </table:table-cell>
          <table:table-cell office:value-type="float" office:value="6.67246325" calcext:value-type="float">
            <text:p>6.6724632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4647" calcext:value-type="float">
            <text:p>6.74647</text:p>
          </table:table-cell>
          <table:table-cell office:value-type="float" office:value="6.6735488375" calcext:value-type="float">
            <text:p>6.673548837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90468" calcext:value-type="float">
            <text:p>6.690468</text:p>
          </table:table-cell>
          <table:table-cell office:value-type="float" office:value="6.672994525" calcext:value-type="float">
            <text:p>6.67299452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82892" calcext:value-type="float">
            <text:p>6.682892</text:p>
          </table:table-cell>
          <table:table-cell office:value-type="float" office:value="6.673090775" calcext:value-type="float">
            <text:p>6.67309077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80916" calcext:value-type="float">
            <text:p>6.680916</text:p>
          </table:table-cell>
          <table:table-cell office:value-type="float" office:value="6.6732259125" calcext:value-type="float">
            <text:p>6.673225912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80287" calcext:value-type="float">
            <text:p>6.680287</text:p>
          </table:table-cell>
          <table:table-cell office:value-type="float" office:value="6.6733585875" calcext:value-type="float">
            <text:p>6.673358587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79719" calcext:value-type="float">
            <text:p>6.679719</text:p>
          </table:table-cell>
          <table:table-cell office:value-type="float" office:value="6.6738106375" calcext:value-type="float">
            <text:p>6.673810637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78933" calcext:value-type="float">
            <text:p>6.678933</text:p>
          </table:table-cell>
          <table:table-cell office:value-type="float" office:value="6.6736333875" calcext:value-type="float">
            <text:p>6.67363338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78448" calcext:value-type="float">
            <text:p>6.678448</text:p>
          </table:table-cell>
          <table:table-cell office:value-type="float" office:value="6.67356265" calcext:value-type="float">
            <text:p>6.6735626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80455" calcext:value-type="float">
            <text:p>6.680455</text:p>
          </table:table-cell>
          <table:table-cell office:value-type="float" office:value="6.673539525" calcext:value-type="float">
            <text:p>6.67353952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006228" calcext:value-type="float">
            <text:p>7.006228</text:p>
          </table:table-cell>
          <table:table-cell office:value-type="float" office:value="6.673513825" calcext:value-type="float">
            <text:p>6.67351382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65826" calcext:value-type="float">
            <text:p>6.665826</text:p>
          </table:table-cell>
          <table:table-cell office:value-type="float" office:value="6.6694116625" calcext:value-type="float">
            <text:p>6.669411662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70586" calcext:value-type="float">
            <text:p>6.670586</text:p>
          </table:table-cell>
          <table:table-cell office:value-type="float" office:value="6.6695261875" calcext:value-type="float">
            <text:p>6.669526187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73127" calcext:value-type="float">
            <text:p>6.673127</text:p>
          </table:table-cell>
          <table:table-cell office:value-type="float" office:value="6.6695048625" calcext:value-type="float">
            <text:p>6.669504862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74536" calcext:value-type="float">
            <text:p>6.674536</text:p>
          </table:table-cell>
          <table:table-cell office:value-type="float" office:value="6.669317725" calcext:value-type="float">
            <text:p>6.66931772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74416" calcext:value-type="float">
            <text:p>6.674416</text:p>
          </table:table-cell>
          <table:table-cell office:value-type="float" office:value="6.668705225" calcext:value-type="float">
            <text:p>6.66870522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72155" calcext:value-type="float">
            <text:p>6.672155</text:p>
          </table:table-cell>
          <table:table-cell office:value-type="float" office:value="6.6700234" calcext:value-type="float">
            <text:p>6.6700234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66586" calcext:value-type="float">
            <text:p>6.666586</text:p>
          </table:table-cell>
          <table:table-cell office:value-type="float" office:value="6.670408275" calcext:value-type="float">
            <text:p>6.67040827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53046" calcext:value-type="float">
            <text:p>6.653046</text:p>
          </table:table-cell>
          <table:table-cell office:value-type="float" office:value="6.670758725" calcext:value-type="float">
            <text:p>6.6707587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580821" calcext:value-type="float">
            <text:p>6.580821</text:p>
          </table:table-cell>
          <table:table-cell office:value-type="float" office:value="6.6712579875" calcext:value-type="float">
            <text:p>6.671257987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61526" calcext:value-type="float">
            <text:p>6.761526</text:p>
          </table:table-cell>
          <table:table-cell office:value-type="float" office:value="6.6726500125" calcext:value-type="float">
            <text:p>6.672650012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10382" calcext:value-type="float">
            <text:p>6.710382</text:p>
          </table:table-cell>
          <table:table-cell office:value-type="float" office:value="6.6717599125" calcext:value-type="float">
            <text:p>6.671759912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98849" calcext:value-type="float">
            <text:p>6.698849</text:p>
          </table:table-cell>
          <table:table-cell office:value-type="float" office:value="6.6714685" calcext:value-type="float">
            <text:p>6.671468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93591" calcext:value-type="float">
            <text:p>6.693591</text:p>
          </table:table-cell>
          <table:table-cell office:value-type="float" office:value="6.6712730625" calcext:value-type="float">
            <text:p>6.671273062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90502" calcext:value-type="float">
            <text:p>6.690502</text:p>
          </table:table-cell>
          <table:table-cell office:value-type="float" office:value="6.6711087875" calcext:value-type="float">
            <text:p>6.671108787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88761" calcext:value-type="float">
            <text:p>6.688761</text:p>
          </table:table-cell>
          <table:table-cell office:value-type="float" office:value="6.671373575" calcext:value-type="float">
            <text:p>6.67137357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88922" calcext:value-type="float">
            <text:p>6.688922</text:p>
          </table:table-cell>
          <table:table-cell office:value-type="float" office:value="6.6711770875" calcext:value-type="float">
            <text:p>6.671177087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93525" calcext:value-type="float">
            <text:p>6.693525</text:p>
          </table:table-cell>
          <table:table-cell office:value-type="float" office:value="6.671010225" calcext:value-type="float">
            <text:p>6.67101022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16076" calcext:value-type="float">
            <text:p>6.716076</text:p>
          </table:table-cell>
          <table:table-cell office:value-type="float" office:value="6.6708131125" calcext:value-type="float">
            <text:p>6.670813112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464665" calcext:value-type="float">
            <text:p>6.464665</text:p>
          </table:table-cell>
          <table:table-cell office:value-type="float" office:value="6.6703485375" calcext:value-type="float">
            <text:p>6.670348537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44619" calcext:value-type="float">
            <text:p>6.644619</text:p>
          </table:table-cell>
          <table:table-cell office:value-type="float" office:value="6.6730155" calcext:value-type="float">
            <text:p>6.673015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60952" calcext:value-type="float">
            <text:p>6.660952</text:p>
          </table:table-cell>
          <table:table-cell office:value-type="float" office:value="6.673388875" calcext:value-type="float">
            <text:p>6.67338887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67749" calcext:value-type="float">
            <text:p>6.667749</text:p>
          </table:table-cell>
          <table:table-cell office:value-type="float" office:value="6.6734753125" calcext:value-type="float">
            <text:p>6.673475312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70115" calcext:value-type="float">
            <text:p>6.670115</text:p>
          </table:table-cell>
          <table:table-cell office:value-type="float" office:value="6.6733226875" calcext:value-type="float">
            <text:p>6.673322687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68475" calcext:value-type="float">
            <text:p>6.668475</text:p>
          </table:table-cell>
          <table:table-cell office:value-type="float" office:value="6.6724925125" calcext:value-type="float">
            <text:p>6.672492512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62582" calcext:value-type="float">
            <text:p>6.662582</text:p>
          </table:table-cell>
          <table:table-cell office:value-type="float" office:value="6.673450975" calcext:value-type="float">
            <text:p>6.67345097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5118" calcext:value-type="float">
            <text:p>6.65118</text:p>
          </table:table-cell>
          <table:table-cell office:value-type="float" office:value="6.6739531375" calcext:value-type="float">
            <text:p>6.673953137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26218" calcext:value-type="float">
            <text:p>6.626218</text:p>
          </table:table-cell>
          <table:table-cell office:value-type="float" office:value="6.6745163625" calcext:value-type="float">
            <text:p>6.674516362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431726" calcext:value-type="float">
            <text:p>6.431726</text:p>
          </table:table-cell>
          <table:table-cell office:value-type="float" office:value="6.675370925" calcext:value-type="float">
            <text:p>6.67537092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51313" calcext:value-type="float">
            <text:p>6.751313</text:p>
          </table:table-cell>
          <table:table-cell office:value-type="float" office:value="6.6786399375" calcext:value-type="float">
            <text:p>6.678639937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05243" calcext:value-type="float">
            <text:p>6.705243</text:p>
          </table:table-cell>
          <table:table-cell office:value-type="float" office:value="6.6778836625" calcext:value-type="float">
            <text:p>6.677883662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93763" calcext:value-type="float">
            <text:p>6.693763</text:p>
          </table:table-cell>
          <table:table-cell office:value-type="float" office:value="6.677659675" calcext:value-type="float">
            <text:p>6.67765967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89212" calcext:value-type="float">
            <text:p>6.689212</text:p>
          </table:table-cell>
          <table:table-cell office:value-type="float" office:value="6.6775362625" calcext:value-type="float">
            <text:p>6.677536262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86837" calcext:value-type="float">
            <text:p>6.686837</text:p>
          </table:table-cell>
          <table:table-cell office:value-type="float" office:value="6.6774588625" calcext:value-type="float">
            <text:p>6.677458862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85412" calcext:value-type="float">
            <text:p>6.685412</text:p>
          </table:table-cell>
          <table:table-cell office:value-type="float" office:value="6.6769718625" calcext:value-type="float">
            <text:p>6.676971862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85403" calcext:value-type="float">
            <text:p>6.685403</text:p>
          </table:table-cell>
          <table:table-cell office:value-type="float" office:value="6.6768335125" calcext:value-type="float">
            <text:p>6.676833512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89556" calcext:value-type="float">
            <text:p>6.689556</text:p>
          </table:table-cell>
          <table:table-cell office:value-type="float" office:value="6.6767405625" calcext:value-type="float">
            <text:p>6.676740562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15002" calcext:value-type="float">
            <text:p>6.715002</text:p>
          </table:table-cell>
          <table:table-cell office:value-type="float" office:value="6.67662915" calcext:value-type="float">
            <text:p>6.6766291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589807" calcext:value-type="float">
            <text:p>6.589807</text:p>
          </table:table-cell>
          <table:table-cell office:value-type="float" office:value="6.6762123125" calcext:value-type="float">
            <text:p>6.676212312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52121" calcext:value-type="float">
            <text:p>6.652121</text:p>
          </table:table-cell>
          <table:table-cell office:value-type="float" office:value="6.6773401625" calcext:value-type="float">
            <text:p>6.677340162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63564" calcext:value-type="float">
            <text:p>6.663564</text:p>
          </table:table-cell>
          <table:table-cell office:value-type="float" office:value="6.6776283" calcext:value-type="float">
            <text:p>6.6776283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69078" calcext:value-type="float">
            <text:p>6.669078</text:p>
          </table:table-cell>
          <table:table-cell office:value-type="float" office:value="6.67766005" calcext:value-type="float">
            <text:p>6.6776600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71158" calcext:value-type="float">
            <text:p>6.671158</text:p>
          </table:table-cell>
          <table:table-cell office:value-type="float" office:value="6.67737995" calcext:value-type="float">
            <text:p>6.6773799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69828" calcext:value-type="float">
            <text:p>6.669828</text:p>
          </table:table-cell>
          <table:table-cell office:value-type="float" office:value="6.6752638625" calcext:value-type="float">
            <text:p>6.675263862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6481" calcext:value-type="float">
            <text:p>6.66481</text:p>
          </table:table-cell>
          <table:table-cell office:value-type="float" office:value="6.6763503625" calcext:value-type="float">
            <text:p>6.676350362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54889" calcext:value-type="float">
            <text:p>6.654889</text:p>
          </table:table-cell>
          <table:table-cell office:value-type="float" office:value="6.6770362625" calcext:value-type="float">
            <text:p>6.677036262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31083" calcext:value-type="float">
            <text:p>6.631083</text:p>
          </table:table-cell>
          <table:table-cell office:value-type="float" office:value="6.6777610125" calcext:value-type="float">
            <text:p>6.677761012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012575" calcext:value-type="float">
            <text:p>6.012575</text:p>
          </table:table-cell>
          <table:table-cell office:value-type="float" office:value="6.67876145" calcext:value-type="float">
            <text:p>6.6787614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23974" calcext:value-type="float">
            <text:p>6.723974</text:p>
          </table:table-cell>
          <table:table-cell office:value-type="float" office:value="6.6874756125" calcext:value-type="float">
            <text:p>6.687475612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98805" calcext:value-type="float">
            <text:p>6.698805</text:p>
          </table:table-cell>
          <table:table-cell office:value-type="float" office:value="6.6872674" calcext:value-type="float">
            <text:p>6.6872674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92115" calcext:value-type="float">
            <text:p>6.692115</text:p>
          </table:table-cell>
          <table:table-cell office:value-type="float" office:value="6.687337925" calcext:value-type="float">
            <text:p>6.68733792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89271" calcext:value-type="float">
            <text:p>6.689271</text:p>
          </table:table-cell>
          <table:table-cell office:value-type="float" office:value="6.6874812375" calcext:value-type="float">
            <text:p>6.687481237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87055" calcext:value-type="float">
            <text:p>6.687055</text:p>
          </table:table-cell>
          <table:table-cell office:value-type="float" office:value="6.6878253625" calcext:value-type="float">
            <text:p>6.687825362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84634" calcext:value-type="float">
            <text:p>6.684634</text:p>
          </table:table-cell>
          <table:table-cell office:value-type="float" office:value="6.6871687625" calcext:value-type="float">
            <text:p>6.687168762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82503" calcext:value-type="float">
            <text:p>6.682503</text:p>
          </table:table-cell>
          <table:table-cell office:value-type="float" office:value="6.68701325" calcext:value-type="float">
            <text:p>6.6870132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682669" calcext:value-type="float">
            <text:p>6.682669</text:p>
          </table:table-cell>
          <table:table-cell office:value-type="float" office:value="6.686968975" calcext:value-type="float">
            <text:p>6.68696897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97852" calcext:value-type="float">
            <text:p>6.697852</text:p>
          </table:table-cell>
          <table:table-cell office:value-type="float" office:value="6.6869646875" calcext:value-type="float">
            <text:p>6.686964687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50935" calcext:value-type="float">
            <text:p>6.650935</text:p>
          </table:table-cell>
          <table:table-cell office:value-type="float" office:value="6.686782675" calcext:value-type="float">
            <text:p>6.68678267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66919" calcext:value-type="float">
            <text:p>6.666919</text:p>
          </table:table-cell>
          <table:table-cell office:value-type="float" office:value="6.6871645" calcext:value-type="float">
            <text:p>6.687164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72259" calcext:value-type="float">
            <text:p>6.672259</text:p>
          </table:table-cell>
          <table:table-cell office:value-type="float" office:value="6.6872856875" calcext:value-type="float">
            <text:p>6.687285687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75402" calcext:value-type="float">
            <text:p>6.675402</text:p>
          </table:table-cell>
          <table:table-cell office:value-type="float" office:value="6.687231525" calcext:value-type="float">
            <text:p>6.68723152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7634" calcext:value-type="float">
            <text:p>6.67634</text:p>
          </table:table-cell>
          <table:table-cell office:value-type="float" office:value="6.6868958875" calcext:value-type="float">
            <text:p>6.686895887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74669" calcext:value-type="float">
            <text:p>6.674669</text:p>
          </table:table-cell>
          <table:table-cell office:value-type="float" office:value="6.677506" calcext:value-type="float">
            <text:p>6.677506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70151" calcext:value-type="float">
            <text:p>6.670151</text:p>
          </table:table-cell>
          <table:table-cell office:value-type="float" office:value="6.67806495" calcext:value-type="float">
            <text:p>6.6780649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6158" calcext:value-type="float">
            <text:p>6.66158</text:p>
          </table:table-cell>
          <table:table-cell office:value-type="float" office:value="6.6784640125" calcext:value-type="float">
            <text:p>6.678464012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37678" calcext:value-type="float">
            <text:p>6.637678</text:p>
          </table:table-cell>
          <table:table-cell office:value-type="float" office:value="6.67892265" calcext:value-type="float">
            <text:p>6.6789226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013815" calcext:value-type="float">
            <text:p>7.013815</text:p>
          </table:table-cell>
          <table:table-cell office:value-type="float" office:value="6.6796627125" calcext:value-type="float">
            <text:p>6.679662712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2034" calcext:value-type="float">
            <text:p>6.72034</text:p>
          </table:table-cell>
          <table:table-cell office:value-type="float" office:value="6.675679275" calcext:value-type="float">
            <text:p>6.67567927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07877" calcext:value-type="float">
            <text:p>6.707877</text:p>
          </table:table-cell>
          <table:table-cell office:value-type="float" office:value="6.675328375" calcext:value-type="float">
            <text:p>6.67532837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05595" calcext:value-type="float">
            <text:p>6.705595</text:p>
          </table:table-cell>
          <table:table-cell office:value-type="float" office:value="6.6750883625" calcext:value-type="float">
            <text:p>6.675088362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04485" calcext:value-type="float">
            <text:p>6.704485</text:p>
          </table:table-cell>
          <table:table-cell office:value-type="float" office:value="6.6748387125" calcext:value-type="float">
            <text:p>6.674838712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02125" calcext:value-type="float">
            <text:p>6.702125</text:p>
          </table:table-cell>
          <table:table-cell office:value-type="float" office:value="6.6746193" calcext:value-type="float">
            <text:p>6.674619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98168" calcext:value-type="float">
            <text:p>6.698168</text:p>
          </table:table-cell>
          <table:table-cell office:value-type="float" office:value="6.6743005375" calcext:value-type="float">
            <text:p>6.674300537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93703" calcext:value-type="float">
            <text:p>6.693703</text:p>
          </table:table-cell>
          <table:table-cell office:value-type="float" office:value="6.6740788875" calcext:value-type="float">
            <text:p>6.674078887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9153" calcext:value-type="float">
            <text:p>6.69153</text:p>
          </table:table-cell>
          <table:table-cell office:value-type="float" office:value="6.67394545" calcext:value-type="float">
            <text:p>6.6739454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16451" calcext:value-type="float">
            <text:p>6.716451</text:p>
          </table:table-cell>
          <table:table-cell office:value-type="float" office:value="6.673862" calcext:value-type="float">
            <text:p>6.673862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65539" calcext:value-type="float">
            <text:p>6.665539</text:p>
          </table:table-cell>
          <table:table-cell office:value-type="float" office:value="6.6734672875" calcext:value-type="float">
            <text:p>6.673467287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73274" calcext:value-type="float">
            <text:p>6.673274</text:p>
          </table:table-cell>
          <table:table-cell office:value-type="float" office:value="6.673676975" calcext:value-type="float">
            <text:p>6.67367697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76598" calcext:value-type="float">
            <text:p>6.676598</text:p>
          </table:table-cell>
          <table:table-cell office:value-type="float" office:value="6.6737203" calcext:value-type="float">
            <text:p>6.673720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78399" calcext:value-type="float">
            <text:p>6.678399</text:p>
          </table:table-cell>
          <table:table-cell office:value-type="float" office:value="6.6735981" calcext:value-type="float">
            <text:p>6.6735981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78055" calcext:value-type="float">
            <text:p>6.678055</text:p>
          </table:table-cell>
          <table:table-cell office:value-type="float" office:value="6.6731259625" calcext:value-type="float">
            <text:p>6.673125962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74988" calcext:value-type="float">
            <text:p>6.674988</text:p>
          </table:table-cell>
          <table:table-cell office:value-type="float" office:value="6.6760008375" calcext:value-type="float">
            <text:p>6.67600083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6888" calcext:value-type="float">
            <text:p>6.66888</text:p>
          </table:table-cell>
          <table:table-cell office:value-type="float" office:value="6.6765123375" calcext:value-type="float">
            <text:p>6.676512337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58156" calcext:value-type="float">
            <text:p>6.658156</text:p>
          </table:table-cell>
          <table:table-cell office:value-type="float" office:value="6.6769450625" calcext:value-type="float">
            <text:p>6.676945062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25536" calcext:value-type="float">
            <text:p>6.625536</text:p>
          </table:table-cell>
          <table:table-cell office:value-type="float" office:value="6.67747435" calcext:value-type="float">
            <text:p>6.6774743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7987" calcext:value-type="float">
            <text:p>6.77987</text:p>
          </table:table-cell>
          <table:table-cell office:value-type="float" office:value="6.678394375" calcext:value-type="float">
            <text:p>6.67839437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02945" calcext:value-type="float">
            <text:p>6.702945</text:p>
          </table:table-cell>
          <table:table-cell office:value-type="float" office:value="6.67736105" calcext:value-type="float">
            <text:p>6.6773610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694622" calcext:value-type="float">
            <text:p>6.694622</text:p>
          </table:table-cell>
          <table:table-cell office:value-type="float" office:value="6.6772520125" calcext:value-type="float">
            <text:p>6.677252012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92987" calcext:value-type="float">
            <text:p>6.692987</text:p>
          </table:table-cell>
          <table:table-cell office:value-type="float" office:value="6.6772046625" calcext:value-type="float">
            <text:p>6.677204662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92183" calcext:value-type="float">
            <text:p>6.692183</text:p>
          </table:table-cell>
          <table:table-cell office:value-type="float" office:value="6.6771500875" calcext:value-type="float">
            <text:p>6.677150087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90318" calcext:value-type="float">
            <text:p>6.690318</text:p>
          </table:table-cell>
          <table:table-cell office:value-type="float" office:value="6.677231675" calcext:value-type="float">
            <text:p>6.67723167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87069" calcext:value-type="float">
            <text:p>6.687069</text:p>
          </table:table-cell>
          <table:table-cell office:value-type="float" office:value="6.67709995" calcext:value-type="float">
            <text:p>6.6770999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83214" calcext:value-type="float">
            <text:p>6.683214</text:p>
          </table:table-cell>
          <table:table-cell office:value-type="float" office:value="6.677056925" calcext:value-type="float">
            <text:p>6.67705692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80449" calcext:value-type="float">
            <text:p>6.680449</text:p>
          </table:table-cell>
          <table:table-cell office:value-type="float" office:value="6.6770955875" calcext:value-type="float">
            <text:p>6.677095587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11685" calcext:value-type="float">
            <text:p>6.711685</text:p>
          </table:table-cell>
          <table:table-cell office:value-type="float" office:value="6.6771872625" calcext:value-type="float">
            <text:p>6.677187262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73042" calcext:value-type="float">
            <text:p>6.673042</text:p>
          </table:table-cell>
          <table:table-cell office:value-type="float" office:value="6.67687955" calcext:value-type="float">
            <text:p>6.6768795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75573" calcext:value-type="float">
            <text:p>6.675573</text:p>
          </table:table-cell>
          <table:table-cell office:value-type="float" office:value="6.677010075" calcext:value-type="float">
            <text:p>6.67701007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77756" calcext:value-type="float">
            <text:p>6.677756</text:p>
          </table:table-cell>
          <table:table-cell office:value-type="float" office:value="6.6770214375" calcext:value-type="float">
            <text:p>6.677021437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7891" calcext:value-type="float">
            <text:p>6.67891</text:p>
          </table:table-cell>
          <table:table-cell office:value-type="float" office:value="6.676841975" calcext:value-type="float">
            <text:p>6.67684197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78022" calcext:value-type="float">
            <text:p>6.678022</text:p>
          </table:table-cell>
          <table:table-cell office:value-type="float" office:value="6.6760684" calcext:value-type="float">
            <text:p>6.6760684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74489" calcext:value-type="float">
            <text:p>6.674489</text:p>
          </table:table-cell>
          <table:table-cell office:value-type="float" office:value="6.6777030125" calcext:value-type="float">
            <text:p>6.677703012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67867" calcext:value-type="float">
            <text:p>6.667867</text:p>
          </table:table-cell>
          <table:table-cell office:value-type="float" office:value="6.6783449625" calcext:value-type="float">
            <text:p>6.678344962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55539" calcext:value-type="float">
            <text:p>6.655539</text:p>
          </table:table-cell>
          <table:table-cell office:value-type="float" office:value="6.678948275" calcext:value-type="float">
            <text:p>6.67894827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03701" calcext:value-type="float">
            <text:p>6.603701</text:p>
          </table:table-cell>
          <table:table-cell office:value-type="float" office:value="6.6796856125" calcext:value-type="float">
            <text:p>6.679685612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45152" calcext:value-type="float">
            <text:p>6.745152</text:p>
          </table:table-cell>
          <table:table-cell office:value-type="float" office:value="6.6810663125" calcext:value-type="float">
            <text:p>6.681066312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02755" calcext:value-type="float">
            <text:p>6.702755</text:p>
          </table:table-cell>
          <table:table-cell office:value-type="float" office:value="6.6806624875" calcext:value-type="float">
            <text:p>6.680662487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696238" calcext:value-type="float">
            <text:p>6.696238</text:p>
          </table:table-cell>
          <table:table-cell office:value-type="float" office:value="6.680756575" calcext:value-type="float">
            <text:p>6.68075657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694583" calcext:value-type="float">
            <text:p>6.694583</text:p>
          </table:table-cell>
          <table:table-cell office:value-type="float" office:value="6.680899775" calcext:value-type="float">
            <text:p>6.68089977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93247" calcext:value-type="float">
            <text:p>6.693247</text:p>
          </table:table-cell>
          <table:table-cell office:value-type="float" office:value="6.681085625" calcext:value-type="float">
            <text:p>6.68108562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90811" calcext:value-type="float">
            <text:p>6.690811</text:p>
          </table:table-cell>
          <table:table-cell office:value-type="float" office:value="6.67268355" calcext:value-type="float">
            <text:p>6.6726835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87324" calcext:value-type="float">
            <text:p>6.687324</text:p>
          </table:table-cell>
          <table:table-cell office:value-type="float" office:value="6.6725496125" calcext:value-type="float">
            <text:p>6.672549612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6.672533875" calcext:value-type="float">
            <text:p>6.67253387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8302" calcext:value-type="float">
            <text:p>6.68302</text:p>
          </table:table-cell>
          <table:table-cell office:value-type="float" office:value="6.672592525" calcext:value-type="float">
            <text:p>6.67259252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47877" calcext:value-type="float">
            <text:p>6.647877</text:p>
          </table:table-cell>
          <table:table-cell office:value-type="float" office:value="6.6726711875" calcext:value-type="float">
            <text:p>6.672671187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74344" calcext:value-type="float">
            <text:p>6.674344</text:p>
          </table:table-cell>
          <table:table-cell office:value-type="float" office:value="6.6731698375" calcext:value-type="float">
            <text:p>6.673169837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77967" calcext:value-type="float">
            <text:p>6.677967</text:p>
          </table:table-cell>
          <table:table-cell office:value-type="float" office:value="6.673284525" calcext:value-type="float">
            <text:p>6.67328452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80643" calcext:value-type="float">
            <text:p>6.680643</text:p>
          </table:table-cell>
          <table:table-cell office:value-type="float" office:value="6.6732606875" calcext:value-type="float">
            <text:p>6.673260687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81655" calcext:value-type="float">
            <text:p>6.681655</text:p>
          </table:table-cell>
          <table:table-cell office:value-type="float" office:value="6.67302735" calcext:value-type="float">
            <text:p>6.6730273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80035" calcext:value-type="float">
            <text:p>6.680035</text:p>
          </table:table-cell>
          <table:table-cell office:value-type="float" office:value="6.67187755" calcext:value-type="float">
            <text:p>6.6718775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75172" calcext:value-type="float">
            <text:p>6.675172</text:p>
          </table:table-cell>
          <table:table-cell office:value-type="float" office:value="6.67270275" calcext:value-type="float">
            <text:p>6.6727027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66104" calcext:value-type="float">
            <text:p>6.666104</text:p>
          </table:table-cell>
          <table:table-cell office:value-type="float" office:value="6.6731563125" calcext:value-type="float">
            <text:p>6.673156312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4667" calcext:value-type="float">
            <text:p>6.64667</text:p>
          </table:table-cell>
          <table:table-cell office:value-type="float" office:value="6.67364865" calcext:value-type="float">
            <text:p>6.6736486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01871" calcext:value-type="float">
            <text:p>6.501871</text:p>
          </table:table-cell>
          <table:table-cell office:value-type="float" office:value="6.6743651375" calcext:value-type="float">
            <text:p>6.674365137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56748" calcext:value-type="float">
            <text:p>6.756748</text:p>
          </table:table-cell>
          <table:table-cell office:value-type="float" office:value="6.6768774" calcext:value-type="float">
            <text:p>6.6768774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19682" calcext:value-type="float">
            <text:p>6.719682</text:p>
          </table:table-cell>
          <table:table-cell office:value-type="float" office:value="6.676178225" calcext:value-type="float">
            <text:p>6.67617822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12869" calcext:value-type="float">
            <text:p>6.712869</text:p>
          </table:table-cell>
          <table:table-cell office:value-type="float" office:value="6.6759071375" calcext:value-type="float">
            <text:p>6.675907137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11118" calcext:value-type="float">
            <text:p>6.711118</text:p>
          </table:table-cell>
          <table:table-cell office:value-type="float" office:value="6.675691075" calcext:value-type="float">
            <text:p>6.67569107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09708" calcext:value-type="float">
            <text:p>6.709708</text:p>
          </table:table-cell>
          <table:table-cell office:value-type="float" office:value="6.6755150375" calcext:value-type="float">
            <text:p>6.675515037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07317" calcext:value-type="float">
            <text:p>6.707317</text:p>
          </table:table-cell>
          <table:table-cell office:value-type="float" office:value="6.6749781625" calcext:value-type="float">
            <text:p>6.674978162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04447" calcext:value-type="float">
            <text:p>6.704447</text:p>
          </table:table-cell>
          <table:table-cell office:value-type="float" office:value="6.6747038" calcext:value-type="float">
            <text:p>6.674703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0358" calcext:value-type="float">
            <text:p>6.70358</text:p>
          </table:table-cell>
          <table:table-cell office:value-type="float" office:value="6.6745134625" calcext:value-type="float">
            <text:p>6.674513462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16801" calcext:value-type="float">
            <text:p>6.716801</text:p>
          </table:table-cell>
          <table:table-cell office:value-type="float" office:value="6.6743650875" calcext:value-type="float">
            <text:p>6.674365087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34527" calcext:value-type="float">
            <text:p>6.634527</text:p>
          </table:table-cell>
          <table:table-cell office:value-type="float" office:value="6.674059325" calcext:value-type="float">
            <text:p>6.67405932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72193" calcext:value-type="float">
            <text:p>6.672193</text:p>
          </table:table-cell>
          <table:table-cell office:value-type="float" office:value="6.6747569375" calcext:value-type="float">
            <text:p>6.67475693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78961" calcext:value-type="float">
            <text:p>6.678961</text:p>
          </table:table-cell>
          <table:table-cell office:value-type="float" office:value="6.6749210625" calcext:value-type="float">
            <text:p>6.674921062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82326" calcext:value-type="float">
            <text:p>6.682326</text:p>
          </table:table-cell>
          <table:table-cell office:value-type="float" office:value="6.6748937125" calcext:value-type="float">
            <text:p>6.674893712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83291" calcext:value-type="float">
            <text:p>6.683291</text:p>
          </table:table-cell>
          <table:table-cell office:value-type="float" office:value="6.6746106375" calcext:value-type="float">
            <text:p>6.674610637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81481" calcext:value-type="float">
            <text:p>6.681481</text:p>
          </table:table-cell>
          <table:table-cell office:value-type="float" office:value="6.6717842125" calcext:value-type="float">
            <text:p>6.671784212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76614" calcext:value-type="float">
            <text:p>6.676614</text:p>
          </table:table-cell>
          <table:table-cell office:value-type="float" office:value="6.6723572625" calcext:value-type="float">
            <text:p>6.672357262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67926" calcext:value-type="float">
            <text:p>6.667926</text:p>
          </table:table-cell>
          <table:table-cell office:value-type="float" office:value="6.6727468375" calcext:value-type="float">
            <text:p>6.672746837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48551" calcext:value-type="float">
            <text:p>6.648551</text:p>
          </table:table-cell>
          <table:table-cell office:value-type="float" office:value="6.6731987375" calcext:value-type="float">
            <text:p>6.673198737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.925149" calcext:value-type="float">
            <text:p>5.925149</text:p>
          </table:table-cell>
          <table:table-cell office:value-type="float" office:value="6.6738816875" calcext:value-type="float">
            <text:p>6.673881687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19385" calcext:value-type="float">
            <text:p>6.719385</text:p>
          </table:table-cell>
          <table:table-cell office:value-type="float" office:value="6.68359265" calcext:value-type="float">
            <text:p>6.6835926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02076" calcext:value-type="float">
            <text:p>6.702076</text:p>
          </table:table-cell>
          <table:table-cell office:value-type="float" office:value="6.6833461125" calcext:value-type="float">
            <text:p>6.683346112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698271" calcext:value-type="float">
            <text:p>6.698271</text:p>
          </table:table-cell>
          <table:table-cell office:value-type="float" office:value="6.6832759875" calcext:value-type="float">
            <text:p>6.683275987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96883" calcext:value-type="float">
            <text:p>6.696883</text:p>
          </table:table-cell>
          <table:table-cell office:value-type="float" office:value="6.683221075" calcext:value-type="float">
            <text:p>6.68322107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9514" calcext:value-type="float">
            <text:p>6.69514</text:p>
          </table:table-cell>
          <table:table-cell office:value-type="float" office:value="6.6832211375" calcext:value-type="float">
            <text:p>6.683221137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92268" calcext:value-type="float">
            <text:p>6.692268</text:p>
          </table:table-cell>
          <table:table-cell office:value-type="float" office:value="6.6830054625" calcext:value-type="float">
            <text:p>6.683005462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88676" calcext:value-type="float">
            <text:p>6.688676</text:p>
          </table:table-cell>
          <table:table-cell office:value-type="float" office:value="6.6829203875" calcext:value-type="float">
            <text:p>6.682920387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85623" calcext:value-type="float">
            <text:p>6.685623</text:p>
          </table:table-cell>
          <table:table-cell office:value-type="float" office:value="6.6829221625" calcext:value-type="float">
            <text:p>6.682922162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86932" calcext:value-type="float">
            <text:p>6.686932</text:p>
          </table:table-cell>
          <table:table-cell office:value-type="float" office:value="6.6829913125" calcext:value-type="float">
            <text:p>6.682991312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76624" calcext:value-type="float">
            <text:p>6.676624</text:p>
          </table:table-cell>
          <table:table-cell office:value-type="float" office:value="6.68304985" calcext:value-type="float">
            <text:p>6.6830498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80436" calcext:value-type="float">
            <text:p>6.680436</text:p>
          </table:table-cell>
          <table:table-cell office:value-type="float" office:value="6.683209425" calcext:value-type="float">
            <text:p>6.68320942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83028" calcext:value-type="float">
            <text:p>6.683028</text:p>
          </table:table-cell>
          <table:table-cell office:value-type="float" office:value="6.6832538125" calcext:value-type="float">
            <text:p>6.68325381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84854" calcext:value-type="float">
            <text:p>6.684854</text:p>
          </table:table-cell>
          <table:table-cell office:value-type="float" office:value="6.6831423125" calcext:value-type="float">
            <text:p>6.683142312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84874" calcext:value-type="float">
            <text:p>6.684874</text:p>
          </table:table-cell>
          <table:table-cell office:value-type="float" office:value="6.6826951625" calcext:value-type="float">
            <text:p>6.682695162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82314" calcext:value-type="float">
            <text:p>6.682314</text:p>
          </table:table-cell>
          <table:table-cell office:value-type="float" office:value="6.6889169875" calcext:value-type="float">
            <text:p>6.688916987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7674" calcext:value-type="float">
            <text:p>6.67674</text:p>
          </table:table-cell>
          <table:table-cell office:value-type="float" office:value="6.6895136875" calcext:value-type="float">
            <text:p>6.689513687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66822" calcext:value-type="float">
            <text:p>6.666822</text:p>
          </table:table-cell>
          <table:table-cell office:value-type="float" office:value="6.6899920875" calcext:value-type="float">
            <text:p>6.689992087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40628" calcext:value-type="float">
            <text:p>6.640628</text:p>
          </table:table-cell>
          <table:table-cell office:value-type="float" office:value="6.690559175" calcext:value-type="float">
            <text:p>6.69055917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908045" calcext:value-type="float">
            <text:p>6.908045</text:p>
          </table:table-cell>
          <table:table-cell office:value-type="float" office:value="6.6914514125" calcext:value-type="float">
            <text:p>6.691451412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15908" calcext:value-type="float">
            <text:p>6.715908</text:p>
          </table:table-cell>
          <table:table-cell office:value-type="float" office:value="6.688999375" calcext:value-type="float">
            <text:p>6.68899937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03498" calcext:value-type="float">
            <text:p>6.703498</text:p>
          </table:table-cell>
          <table:table-cell office:value-type="float" office:value="6.6889389625" calcext:value-type="float">
            <text:p>6.688938962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00499" calcext:value-type="float">
            <text:p>6.700499</text:p>
          </table:table-cell>
          <table:table-cell office:value-type="float" office:value="6.689019925" calcext:value-type="float">
            <text:p>6.68901992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99138" calcext:value-type="float">
            <text:p>6.699138</text:p>
          </table:table-cell>
          <table:table-cell office:value-type="float" office:value="6.6891409625" calcext:value-type="float">
            <text:p>6.689140962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97204" calcext:value-type="float">
            <text:p>6.697204</text:p>
          </table:table-cell>
          <table:table-cell office:value-type="float" office:value="6.6894815125" calcext:value-type="float">
            <text:p>6.689481512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94222" calcext:value-type="float">
            <text:p>6.694222</text:p>
          </table:table-cell>
          <table:table-cell office:value-type="float" office:value="6.689454225" calcext:value-type="float">
            <text:p>6.68945422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90834" calcext:value-type="float">
            <text:p>6.690834</text:p>
          </table:table-cell>
          <table:table-cell office:value-type="float" office:value="6.6895353875" calcext:value-type="float">
            <text:p>6.689535387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88621" calcext:value-type="float">
            <text:p>6.688621</text:p>
          </table:table-cell>
          <table:table-cell office:value-type="float" office:value="6.6896828" calcext:value-type="float">
            <text:p>6.6896828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69871" calcext:value-type="float">
            <text:p>6.69871</text:p>
          </table:table-cell>
          <table:table-cell office:value-type="float" office:value="6.6898596875" calcext:value-type="float">
            <text:p>6.689859687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7978" calcext:value-type="float">
            <text:p>6.67978</text:p>
          </table:table-cell>
          <table:table-cell office:value-type="float" office:value="6.689884975" calcext:value-type="float">
            <text:p>6.6898849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83627" calcext:value-type="float">
            <text:p>6.683627</text:p>
          </table:table-cell>
          <table:table-cell office:value-type="float" office:value="6.6900896125" calcext:value-type="float">
            <text:p>6.690089612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86307" calcext:value-type="float">
            <text:p>6.686307</text:p>
          </table:table-cell>
          <table:table-cell office:value-type="float" office:value="6.6901538" calcext:value-type="float">
            <text:p>6.6901538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87783" calcext:value-type="float">
            <text:p>6.687783</text:p>
          </table:table-cell>
          <table:table-cell office:value-type="float" office:value="6.6900345625" calcext:value-type="float">
            <text:p>6.690034562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87068" calcext:value-type="float">
            <text:p>6.687068</text:p>
          </table:table-cell>
          <table:table-cell office:value-type="float" office:value="6.6894527125" calcext:value-type="float">
            <text:p>6.689452712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83484" calcext:value-type="float">
            <text:p>6.683484</text:p>
          </table:table-cell>
          <table:table-cell office:value-type="float" office:value="6.6908655875" calcext:value-type="float">
            <text:p>6.690865587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76482" calcext:value-type="float">
            <text:p>6.676482</text:p>
          </table:table-cell>
          <table:table-cell office:value-type="float" office:value="6.69134395" calcext:value-type="float">
            <text:p>6.6913439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63399" calcext:value-type="float">
            <text:p>6.663399</text:p>
          </table:table-cell>
          <table:table-cell office:value-type="float" office:value="6.6917908625" calcext:value-type="float">
            <text:p>6.691790862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17024" calcext:value-type="float">
            <text:p>6.617024</text:p>
          </table:table-cell>
          <table:table-cell office:value-type="float" office:value="6.69236935" calcext:value-type="float">
            <text:p>6.6923693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08791" calcext:value-type="float">
            <text:p>6.808791</text:p>
          </table:table-cell>
          <table:table-cell office:value-type="float" office:value="6.6935093625" calcext:value-type="float">
            <text:p>6.693509362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25845" calcext:value-type="float">
            <text:p>6.725845</text:p>
          </table:table-cell>
          <table:table-cell office:value-type="float" office:value="6.6922252" calcext:value-type="float">
            <text:p>6.6922252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16132" calcext:value-type="float">
            <text:p>6.716132</text:p>
          </table:table-cell>
          <table:table-cell office:value-type="float" office:value="6.6919383" calcext:value-type="float">
            <text:p>6.691938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14526" calcext:value-type="float">
            <text:p>6.714526</text:p>
          </table:table-cell>
          <table:table-cell office:value-type="float" office:value="6.691730675" calcext:value-type="float">
            <text:p>6.69173067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14157" calcext:value-type="float">
            <text:p>6.714157</text:p>
          </table:table-cell>
          <table:table-cell office:value-type="float" office:value="6.69152355" calcext:value-type="float">
            <text:p>6.6915235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12846" calcext:value-type="float">
            <text:p>6.712846</text:p>
          </table:table-cell>
          <table:table-cell office:value-type="float" office:value="6.692847575" calcext:value-type="float">
            <text:p>6.69284757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10282" calcext:value-type="float">
            <text:p>6.710282</text:p>
          </table:table-cell>
          <table:table-cell office:value-type="float" office:value="6.692532125" calcext:value-type="float">
            <text:p>6.69253212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07694" calcext:value-type="float">
            <text:p>6.707694</text:p>
          </table:table-cell>
          <table:table-cell office:value-type="float" office:value="6.6922922875" calcext:value-type="float">
            <text:p>6.692292287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09451" calcext:value-type="float">
            <text:p>6.709451</text:p>
          </table:table-cell>
          <table:table-cell office:value-type="float" office:value="6.692116275" calcext:value-type="float">
            <text:p>6.69211627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021081" calcext:value-type="float">
            <text:p>6.021081</text:p>
          </table:table-cell>
          <table:table-cell office:value-type="float" office:value="6.691935275" calcext:value-type="float">
            <text:p>6.69193527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80096" calcext:value-type="float">
            <text:p>6.680096</text:p>
          </table:table-cell>
          <table:table-cell office:value-type="float" office:value="6.7003504625" calcext:value-type="float">
            <text:p>6.700350462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86065" calcext:value-type="float">
            <text:p>6.686065</text:p>
          </table:table-cell>
          <table:table-cell office:value-type="float" office:value="6.7004869125" calcext:value-type="float">
            <text:p>6.700486912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88582" calcext:value-type="float">
            <text:p>6.688582</text:p>
          </table:table-cell>
          <table:table-cell office:value-type="float" office:value="6.7004684" calcext:value-type="float">
            <text:p>6.7004684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689313" calcext:value-type="float">
            <text:p>6.689313</text:p>
          </table:table-cell>
          <table:table-cell office:value-type="float" office:value="6.7002608875" calcext:value-type="float">
            <text:p>6.700260887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87769" calcext:value-type="float">
            <text:p>6.687769</text:p>
          </table:table-cell>
          <table:table-cell office:value-type="float" office:value="6.699289875" calcext:value-type="float">
            <text:p>6.69928987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83519" calcext:value-type="float">
            <text:p>6.683519</text:p>
          </table:table-cell>
          <table:table-cell office:value-type="float" office:value="6.700133675" calcext:value-type="float">
            <text:p>6.70013367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7606" calcext:value-type="float">
            <text:p>6.67606</text:p>
          </table:table-cell>
          <table:table-cell office:value-type="float" office:value="6.7005701625" calcext:value-type="float">
            <text:p>6.700570162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61976" calcext:value-type="float">
            <text:p>6.661976</text:p>
          </table:table-cell>
          <table:table-cell office:value-type="float" office:value="6.7010171375" calcext:value-type="float">
            <text:p>6.701017137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89671" calcext:value-type="float">
            <text:p>6.589671</text:p>
          </table:table-cell>
          <table:table-cell office:value-type="float" office:value="6.7016118375" calcext:value-type="float">
            <text:p>6.701611837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46051" calcext:value-type="float">
            <text:p>6.746051</text:p>
          </table:table-cell>
          <table:table-cell office:value-type="float" office:value="6.7030856875" calcext:value-type="float">
            <text:p>6.703085687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11457" calcext:value-type="float">
            <text:p>6.711457</text:p>
          </table:table-cell>
          <table:table-cell office:value-type="float" office:value="6.7025687375" calcext:value-type="float">
            <text:p>6.702568737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05491" calcext:value-type="float">
            <text:p>6.705491</text:p>
          </table:table-cell>
          <table:table-cell office:value-type="float" office:value="6.702438875" calcext:value-type="float">
            <text:p>6.70243887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03989" calcext:value-type="float">
            <text:p>6.703989</text:p>
          </table:table-cell>
          <table:table-cell office:value-type="float" office:value="6.7023436625" calcext:value-type="float">
            <text:p>6.70234366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02852" calcext:value-type="float">
            <text:p>6.702852</text:p>
          </table:table-cell>
          <table:table-cell office:value-type="float" office:value="6.7022698375" calcext:value-type="float">
            <text:p>6.702269837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00814" calcext:value-type="float">
            <text:p>6.700814</text:p>
          </table:table-cell>
          <table:table-cell office:value-type="float" office:value="6.701851225" calcext:value-type="float">
            <text:p>6.70185122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97995" calcext:value-type="float">
            <text:p>6.697995</text:p>
          </table:table-cell>
          <table:table-cell office:value-type="float" office:value="6.7016947875" calcext:value-type="float">
            <text:p>6.701694787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95584" calcext:value-type="float">
            <text:p>6.695584</text:p>
          </table:table-cell>
          <table:table-cell office:value-type="float" office:value="6.7016227" calcext:value-type="float">
            <text:p>6.701622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97035" calcext:value-type="float">
            <text:p>6.697035</text:p>
          </table:table-cell>
          <table:table-cell office:value-type="float" office:value="6.7016175375" calcext:value-type="float">
            <text:p>6.701617537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66758" calcext:value-type="float">
            <text:p>6.666758</text:p>
          </table:table-cell>
          <table:table-cell office:value-type="float" office:value="6.7016119125" calcext:value-type="float">
            <text:p>6.701611912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85368" calcext:value-type="float">
            <text:p>6.685368</text:p>
          </table:table-cell>
          <table:table-cell office:value-type="float" office:value="6.7019737125" calcext:value-type="float">
            <text:p>6.701973712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8922" calcext:value-type="float">
            <text:p>6.68922</text:p>
          </table:table-cell>
          <table:table-cell office:value-type="float" office:value="6.7020578" calcext:value-type="float">
            <text:p>6.7020578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9171" calcext:value-type="float">
            <text:p>6.69171</text:p>
          </table:table-cell>
          <table:table-cell office:value-type="float" office:value="6.702005625" calcext:value-type="float">
            <text:p>6.70200562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69234" calcext:value-type="float">
            <text:p>6.69234</text:p>
          </table:table-cell>
          <table:table-cell office:value-type="float" office:value="6.7017246" calcext:value-type="float">
            <text:p>6.7017246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690336" calcext:value-type="float">
            <text:p>6.690336</text:p>
          </table:table-cell>
          <table:table-cell office:value-type="float" office:value="6.69924145" calcext:value-type="float">
            <text:p>6.6992414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85323" calcext:value-type="float">
            <text:p>6.685323</text:p>
          </table:table-cell>
          <table:table-cell office:value-type="float" office:value="6.6999092" calcext:value-type="float">
            <text:p>6.699909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76773" calcext:value-type="float">
            <text:p>6.676773</text:p>
          </table:table-cell>
          <table:table-cell office:value-type="float" office:value="6.700363475" calcext:value-type="float">
            <text:p>6.70036347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65968" calcext:value-type="float">
            <text:p>6.65968</text:p>
          </table:table-cell>
          <table:table-cell office:value-type="float" office:value="6.700864225" calcext:value-type="float">
            <text:p>6.70086422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457177" calcext:value-type="float">
            <text:p>6.457177</text:p>
          </table:table-cell>
          <table:table-cell office:value-type="float" office:value="6.7015545875" calcext:value-type="float">
            <text:p>6.701554587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27325" calcext:value-type="float">
            <text:p>6.727325</text:p>
          </table:table-cell>
          <table:table-cell office:value-type="float" office:value="6.7047506375" calcext:value-type="float">
            <text:p>6.704750637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0778" calcext:value-type="float">
            <text:p>6.70778</text:p>
          </table:table-cell>
          <table:table-cell office:value-type="float" office:value="6.7045318875" calcext:value-type="float">
            <text:p>6.704531887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04078" calcext:value-type="float">
            <text:p>6.704078</text:p>
          </table:table-cell>
          <table:table-cell office:value-type="float" office:value="6.7045095125" calcext:value-type="float">
            <text:p>6.704509512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03187" calcext:value-type="float">
            <text:p>6.703187</text:p>
          </table:table-cell>
          <table:table-cell office:value-type="float" office:value="6.7044817625" calcext:value-type="float">
            <text:p>6.704481762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02026" calcext:value-type="float">
            <text:p>6.702026</text:p>
          </table:table-cell>
          <table:table-cell office:value-type="float" office:value="6.7043769875" calcext:value-type="float">
            <text:p>6.704376987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99662" calcext:value-type="float">
            <text:p>6.699662</text:p>
          </table:table-cell>
          <table:table-cell office:value-type="float" office:value="6.7045171" calcext:value-type="float">
            <text:p>6.7045171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96466" calcext:value-type="float">
            <text:p>6.696466</text:p>
          </table:table-cell>
          <table:table-cell office:value-type="float" office:value="6.7046292" calcext:value-type="float">
            <text:p>6.704629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93878" calcext:value-type="float">
            <text:p>6.693878</text:p>
          </table:table-cell>
          <table:table-cell office:value-type="float" office:value="6.7048008875" calcext:value-type="float">
            <text:p>6.704800887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696888" calcext:value-type="float">
            <text:p>6.696888</text:p>
          </table:table-cell>
          <table:table-cell office:value-type="float" office:value="6.7050259125" calcext:value-type="float">
            <text:p>6.705025912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77886" calcext:value-type="float">
            <text:p>6.677886</text:p>
          </table:table-cell>
          <table:table-cell office:value-type="float" office:value="6.7052136375" calcext:value-type="float">
            <text:p>6.70521363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85462" calcext:value-type="float">
            <text:p>6.685462</text:p>
          </table:table-cell>
          <table:table-cell office:value-type="float" office:value="6.7056075375" calcext:value-type="float">
            <text:p>6.705607537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88818" calcext:value-type="float">
            <text:p>6.688818</text:p>
          </table:table-cell>
          <table:table-cell office:value-type="float" office:value="6.7058411625" calcext:value-type="float">
            <text:p>6.705841162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91155" calcext:value-type="float">
            <text:p>6.691155</text:p>
          </table:table-cell>
          <table:table-cell office:value-type="float" office:value="6.7059280625" calcext:value-type="float">
            <text:p>6.705928062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91615" calcext:value-type="float">
            <text:p>6.691615</text:p>
          </table:table-cell>
          <table:table-cell office:value-type="float" office:value="6.70576375" calcext:value-type="float">
            <text:p>6.7057637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68939" calcext:value-type="float">
            <text:p>6.68939</text:p>
          </table:table-cell>
          <table:table-cell office:value-type="float" office:value="6.7090611" calcext:value-type="float">
            <text:p>6.7090611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83987" calcext:value-type="float">
            <text:p>6.683987</text:p>
          </table:table-cell>
          <table:table-cell office:value-type="float" office:value="6.70950965" calcext:value-type="float">
            <text:p>6.7095096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74108" calcext:value-type="float">
            <text:p>6.674108</text:p>
          </table:table-cell>
          <table:table-cell office:value-type="float" office:value="6.709909625" calcext:value-type="float">
            <text:p>6.70990962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49082" calcext:value-type="float">
            <text:p>6.649082</text:p>
          </table:table-cell>
          <table:table-cell office:value-type="float" office:value="6.7104085375" calcext:value-type="float">
            <text:p>6.71040853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18262" calcext:value-type="float">
            <text:p>7.18262</text:p>
          </table:table-cell>
          <table:table-cell office:value-type="float" office:value="6.7112097625" calcext:value-type="float">
            <text:p>6.711209762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3005" calcext:value-type="float">
            <text:p>6.73005</text:p>
          </table:table-cell>
          <table:table-cell office:value-type="float" office:value="6.70532165" calcext:value-type="float">
            <text:p>6.7053216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15012" calcext:value-type="float">
            <text:p>6.715012</text:p>
          </table:table-cell>
          <table:table-cell office:value-type="float" office:value="6.705055025" calcext:value-type="float">
            <text:p>6.70505502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12189" calcext:value-type="float">
            <text:p>6.712189</text:p>
          </table:table-cell>
          <table:table-cell office:value-type="float" office:value="6.704931725" calcext:value-type="float">
            <text:p>6.70493172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12007" calcext:value-type="float">
            <text:p>6.712007</text:p>
          </table:table-cell>
          <table:table-cell office:value-type="float" office:value="6.7048062625" calcext:value-type="float">
            <text:p>6.704806262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11882" calcext:value-type="float">
            <text:p>6.711882</text:p>
          </table:table-cell>
          <table:table-cell office:value-type="float" office:value="6.704726975" calcext:value-type="float">
            <text:p>6.70472697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11075" calcext:value-type="float">
            <text:p>6.711075</text:p>
          </table:table-cell>
          <table:table-cell office:value-type="float" office:value="6.704508425" calcext:value-type="float">
            <text:p>6.70450842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09975" calcext:value-type="float">
            <text:p>6.709975</text:p>
          </table:table-cell>
          <table:table-cell office:value-type="float" office:value="6.7043296375" calcext:value-type="float">
            <text:p>6.704329637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10182" calcext:value-type="float">
            <text:p>6.710182</text:p>
          </table:table-cell>
          <table:table-cell office:value-type="float" office:value="6.7041886375" calcext:value-type="float">
            <text:p>6.704188637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26382" calcext:value-type="float">
            <text:p>6.726382</text:p>
          </table:table-cell>
          <table:table-cell office:value-type="float" office:value="6.7040601" calcext:value-type="float">
            <text:p>6.7040601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95021" calcext:value-type="float">
            <text:p>6.695021</text:p>
          </table:table-cell>
          <table:table-cell office:value-type="float" office:value="6.7037227875" calcext:value-type="float">
            <text:p>6.703722787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00715" calcext:value-type="float">
            <text:p>6.700715</text:p>
          </table:table-cell>
          <table:table-cell office:value-type="float" office:value="6.70374115" calcext:value-type="float">
            <text:p>6.7037411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02627" calcext:value-type="float">
            <text:p>6.702627</text:p>
          </table:table-cell>
          <table:table-cell office:value-type="float" office:value="6.7036156125" calcext:value-type="float">
            <text:p>6.703615612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02772" calcext:value-type="float">
            <text:p>6.702772</text:p>
          </table:table-cell>
          <table:table-cell office:value-type="float" office:value="6.7033321" calcext:value-type="float">
            <text:p>6.7033321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00733" calcext:value-type="float">
            <text:p>6.700733</text:p>
          </table:table-cell>
          <table:table-cell office:value-type="float" office:value="6.7026028375" calcext:value-type="float">
            <text:p>6.702602837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96151" calcext:value-type="float">
            <text:p>6.696151</text:p>
          </table:table-cell>
          <table:table-cell office:value-type="float" office:value="6.7038675625" calcext:value-type="float">
            <text:p>6.703867562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88762" calcext:value-type="float">
            <text:p>6.688762</text:p>
          </table:table-cell>
          <table:table-cell office:value-type="float" office:value="6.704263125" calcext:value-type="float">
            <text:p>6.70426312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76768" calcext:value-type="float">
            <text:p>6.676768</text:p>
          </table:table-cell>
          <table:table-cell office:value-type="float" office:value="6.7046402375" calcext:value-type="float">
            <text:p>6.704640237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41235" calcext:value-type="float">
            <text:p>6.641235</text:p>
          </table:table-cell>
          <table:table-cell office:value-type="float" office:value="6.705141075" calcext:value-type="float">
            <text:p>6.70514107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00098" calcext:value-type="float">
            <text:p>6.800098</text:p>
          </table:table-cell>
          <table:table-cell office:value-type="float" office:value="6.7060731125" calcext:value-type="float">
            <text:p>6.70607311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21753" calcext:value-type="float">
            <text:p>6.721753</text:p>
          </table:table-cell>
          <table:table-cell office:value-type="float" office:value="6.7048829241" calcext:value-type="float">
            <text:p>6.704882924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12235" calcext:value-type="float">
            <text:p>6.712235</text:p>
          </table:table-cell>
          <table:table-cell office:value-type="float" office:value="6.704666641" calcext:value-type="float">
            <text:p>6.70466664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09678" calcext:value-type="float">
            <text:p>6.709678</text:p>
          </table:table-cell>
          <table:table-cell office:value-type="float" office:value="6.7045683506" calcext:value-type="float">
            <text:p>6.7045683506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08225" calcext:value-type="float">
            <text:p>6.708225</text:p>
          </table:table-cell>
          <table:table-cell office:value-type="float" office:value="6.7045011184" calcext:value-type="float">
            <text:p>6.7045011184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06058" calcext:value-type="float">
            <text:p>6.706058</text:p>
          </table:table-cell>
          <table:table-cell office:value-type="float" office:value="6.7044514667" calcext:value-type="float">
            <text:p>6.70445146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02893" calcext:value-type="float">
            <text:p>6.702893</text:p>
          </table:table-cell>
          <table:table-cell office:value-type="float" office:value="6.7044297568" calcext:value-type="float">
            <text:p>6.7044297568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99522" calcext:value-type="float">
            <text:p>6.699522</text:p>
          </table:table-cell>
          <table:table-cell office:value-type="float" office:value="6.7044508082" calcext:value-type="float">
            <text:p>6.7044508082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697956" calcext:value-type="float">
            <text:p>6.697956</text:p>
          </table:table-cell>
          <table:table-cell office:value-type="float" office:value="6.7045192639" calcext:value-type="float">
            <text:p>6.7045192639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20079" calcext:value-type="float">
            <text:p>6.820079</text:p>
          </table:table-cell>
          <table:table-cell office:value-type="float" office:value="6.7046117042" calcext:value-type="float">
            <text:p>6.704611704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8761" calcext:value-type="float">
            <text:p>6.68761</text:p>
          </table:table-cell>
          <table:table-cell office:value-type="float" office:value="6.7029621714" calcext:value-type="float">
            <text:p>6.7029621714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691095" calcext:value-type="float">
            <text:p>6.691095</text:p>
          </table:table-cell>
          <table:table-cell office:value-type="float" office:value="6.7031846667" calcext:value-type="float">
            <text:p>6.7031846667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693613" calcext:value-type="float">
            <text:p>6.693613</text:p>
          </table:table-cell>
          <table:table-cell office:value-type="float" office:value="6.7033624559" calcext:value-type="float">
            <text:p>6.7033624559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694971" calcext:value-type="float">
            <text:p>6.694971</text:p>
          </table:table-cell>
          <table:table-cell office:value-type="float" office:value="6.7035079701" calcext:value-type="float">
            <text:p>6.7035079701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94296" calcext:value-type="float">
            <text:p>6.694296</text:p>
          </table:table-cell>
          <table:table-cell office:value-type="float" office:value="6.7036373182" calcext:value-type="float">
            <text:p>6.7036373182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91012" calcext:value-type="float">
            <text:p>6.691012</text:p>
          </table:table-cell>
          <table:table-cell office:value-type="float" office:value="6.7037810308" calcext:value-type="float">
            <text:p>6.7037810308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84584" calcext:value-type="float">
            <text:p>6.684584</text:p>
          </table:table-cell>
          <table:table-cell office:value-type="float" office:value="6.7039805469" calcext:value-type="float">
            <text:p>6.7039805469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71981" calcext:value-type="float">
            <text:p>6.671981</text:p>
          </table:table-cell>
          <table:table-cell office:value-type="float" office:value="6.7042884286" calcext:value-type="float">
            <text:p>6.7042884286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11632" calcext:value-type="float">
            <text:p>6.611632</text:p>
          </table:table-cell>
          <table:table-cell office:value-type="float" office:value="6.7048095161" calcext:value-type="float">
            <text:p>6.704809516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55273" calcext:value-type="float">
            <text:p>6.755273</text:p>
          </table:table-cell>
          <table:table-cell office:value-type="float" office:value="6.7063370164" calcext:value-type="float">
            <text:p>6.7063370164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18438" calcext:value-type="float">
            <text:p>6.718438</text:p>
          </table:table-cell>
          <table:table-cell office:value-type="float" office:value="6.7055214167" calcext:value-type="float">
            <text:p>6.705521416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11818" calcext:value-type="float">
            <text:p>6.711818</text:p>
          </table:table-cell>
          <table:table-cell office:value-type="float" office:value="6.7053024915" calcext:value-type="float">
            <text:p>6.705302491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09552" calcext:value-type="float">
            <text:p>6.709552</text:p>
          </table:table-cell>
          <table:table-cell office:value-type="float" office:value="6.7051901552" calcext:value-type="float">
            <text:p>6.7051901552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07579" calcext:value-type="float">
            <text:p>6.707579</text:p>
          </table:table-cell>
          <table:table-cell office:value-type="float" office:value="6.7051136316" calcext:value-type="float">
            <text:p>6.7051136316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04695" calcext:value-type="float">
            <text:p>6.704695</text:p>
          </table:table-cell>
          <table:table-cell office:value-type="float" office:value="6.7050696071" calcext:value-type="float">
            <text:p>6.7050696071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01068" calcext:value-type="float">
            <text:p>6.701068</text:p>
          </table:table-cell>
          <table:table-cell office:value-type="float" office:value="6.7050764182" calcext:value-type="float">
            <text:p>6.7050764182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97874" calcext:value-type="float">
            <text:p>6.697874</text:p>
          </table:table-cell>
          <table:table-cell office:value-type="float" office:value="6.7051506481" calcext:value-type="float">
            <text:p>6.705150648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98083" calcext:value-type="float">
            <text:p>6.698083</text:p>
          </table:table-cell>
          <table:table-cell office:value-type="float" office:value="6.7052879434" calcext:value-type="float">
            <text:p>6.7052879434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69363" calcext:value-type="float">
            <text:p>6.669363</text:p>
          </table:table-cell>
          <table:table-cell office:value-type="float" office:value="6.7054265" calcext:value-type="float">
            <text:p>6.705426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88299" calcext:value-type="float">
            <text:p>6.688299</text:p>
          </table:table-cell>
          <table:table-cell office:value-type="float" office:value="6.7061336275" calcext:value-type="float">
            <text:p>6.706133627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692228" calcext:value-type="float">
            <text:p>6.692228</text:p>
          </table:table-cell>
          <table:table-cell office:value-type="float" office:value="6.70649032" calcext:value-type="float">
            <text:p>6.70649032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695171" calcext:value-type="float">
            <text:p>6.695171</text:p>
          </table:table-cell>
          <table:table-cell office:value-type="float" office:value="6.7067813878" calcext:value-type="float">
            <text:p>6.7067813878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96585" calcext:value-type="float">
            <text:p>6.696585</text:p>
          </table:table-cell>
          <table:table-cell office:value-type="float" office:value="6.7070232708" calcext:value-type="float">
            <text:p>6.7070232708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95702" calcext:value-type="float">
            <text:p>6.695702</text:p>
          </table:table-cell>
          <table:table-cell office:value-type="float" office:value="6.7072453617" calcext:value-type="float">
            <text:p>6.7072453617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92095" calcext:value-type="float">
            <text:p>6.692095</text:p>
          </table:table-cell>
          <table:table-cell office:value-type="float" office:value="6.7074963043" calcext:value-type="float">
            <text:p>6.7074963043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85046" calcext:value-type="float">
            <text:p>6.685046</text:p>
          </table:table-cell>
          <table:table-cell office:value-type="float" office:value="6.7078385556" calcext:value-type="float">
            <text:p>6.7078385556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69228" calcext:value-type="float">
            <text:p>6.669228</text:p>
          </table:table-cell>
          <table:table-cell office:value-type="float" office:value="6.7083565682" calcext:value-type="float">
            <text:p>6.7083565682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493688" calcext:value-type="float">
            <text:p>6.493688</text:p>
          </table:table-cell>
          <table:table-cell office:value-type="float" office:value="6.7092665349" calcext:value-type="float">
            <text:p>6.7092665349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43756" calcext:value-type="float">
            <text:p>6.743756</text:p>
          </table:table-cell>
          <table:table-cell office:value-type="float" office:value="6.7143993571" calcext:value-type="float">
            <text:p>6.7143993571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21665" calcext:value-type="float">
            <text:p>6.721665</text:p>
          </table:table-cell>
          <table:table-cell office:value-type="float" office:value="6.7136833415" calcext:value-type="float">
            <text:p>6.713683341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16833" calcext:value-type="float">
            <text:p>6.716833</text:p>
          </table:table-cell>
          <table:table-cell office:value-type="float" office:value="6.7134838" calcext:value-type="float">
            <text:p>6.7134838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14909" calcext:value-type="float">
            <text:p>6.714909</text:p>
          </table:table-cell>
          <table:table-cell office:value-type="float" office:value="6.7133979231" calcext:value-type="float">
            <text:p>6.713397923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12861" calcext:value-type="float">
            <text:p>6.712861</text:p>
          </table:table-cell>
          <table:table-cell office:value-type="float" office:value="6.7133581579" calcext:value-type="float">
            <text:p>6.7133581579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09825" calcext:value-type="float">
            <text:p>6.709825</text:p>
          </table:table-cell>
          <table:table-cell office:value-type="float" office:value="6.7133715946" calcext:value-type="float">
            <text:p>6.7133715946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0599" calcext:value-type="float">
            <text:p>6.70599</text:p>
          </table:table-cell>
          <table:table-cell office:value-type="float" office:value="6.7134701111" calcext:value-type="float">
            <text:p>6.713470111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01858" calcext:value-type="float">
            <text:p>6.701858</text:p>
          </table:table-cell>
          <table:table-cell office:value-type="float" office:value="6.7136838286" calcext:value-type="float">
            <text:p>6.7136838286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94805" calcext:value-type="float">
            <text:p>6.694805</text:p>
          </table:table-cell>
          <table:table-cell office:value-type="float" office:value="6.7140316471" calcext:value-type="float">
            <text:p>6.7140316471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13235" calcext:value-type="float">
            <text:p>6.713235</text:p>
          </table:table-cell>
          <table:table-cell office:value-type="float" office:value="6.7146142727" calcext:value-type="float">
            <text:p>6.7146142727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0863" calcext:value-type="float">
            <text:p>6.70863</text:p>
          </table:table-cell>
          <table:table-cell office:value-type="float" office:value="6.714657375" calcext:value-type="float">
            <text:p>6.71465737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10201" calcext:value-type="float">
            <text:p>6.710201</text:p>
          </table:table-cell>
          <table:table-cell office:value-type="float" office:value="6.7148518065" calcext:value-type="float">
            <text:p>6.714851806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1188" calcext:value-type="float">
            <text:p>6.71188</text:p>
          </table:table-cell>
          <table:table-cell office:value-type="float" office:value="6.7150068333" calcext:value-type="float">
            <text:p>6.7150068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11906" calcext:value-type="float">
            <text:p>6.711906</text:p>
          </table:table-cell>
          <table:table-cell office:value-type="float" office:value="6.7151146552" calcext:value-type="float">
            <text:p>6.7151146552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09398" calcext:value-type="float">
            <text:p>6.709398</text:p>
          </table:table-cell>
          <table:table-cell office:value-type="float" office:value="6.71522925" calcext:value-type="float">
            <text:p>6.7152292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04152" calcext:value-type="float">
            <text:p>6.704152</text:p>
          </table:table-cell>
          <table:table-cell office:value-type="float" office:value="6.7154452222" calcext:value-type="float">
            <text:p>6.7154452222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69577" calcext:value-type="float">
            <text:p>6.69577</text:p>
          </table:table-cell>
          <table:table-cell office:value-type="float" office:value="6.7158795769" calcext:value-type="float">
            <text:p>6.715879576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7801" calcext:value-type="float">
            <text:p>6.67801</text:p>
          </table:table-cell>
          <table:table-cell office:value-type="float" office:value="6.71668396" calcext:value-type="float">
            <text:p>6.71668396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955403" calcext:value-type="float">
            <text:p>6.955403</text:p>
          </table:table-cell>
          <table:table-cell office:value-type="float" office:value="6.718295375" calcext:value-type="float">
            <text:p>6.71829537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25274" calcext:value-type="float">
            <text:p>6.725274</text:p>
          </table:table-cell>
          <table:table-cell office:value-type="float" office:value="6.7079863478" calcext:value-type="float">
            <text:p>6.7079863478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15985" calcext:value-type="float">
            <text:p>6.715985</text:p>
          </table:table-cell>
          <table:table-cell office:value-type="float" office:value="6.7072005455" calcext:value-type="float">
            <text:p>6.707200545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14021" calcext:value-type="float">
            <text:p>6.714021</text:p>
          </table:table-cell>
          <table:table-cell office:value-type="float" office:value="6.7067822381" calcext:value-type="float">
            <text:p>6.706782238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1318" calcext:value-type="float">
            <text:p>6.71318</text:p>
          </table:table-cell>
          <table:table-cell office:value-type="float" office:value="6.7064203" calcext:value-type="float">
            <text:p>6.7064203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11571" calcext:value-type="float">
            <text:p>6.711571</text:p>
          </table:table-cell>
          <table:table-cell office:value-type="float" office:value="6.7060645263" calcext:value-type="float">
            <text:p>6.7060645263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0872" calcext:value-type="float">
            <text:p>6.70872</text:p>
          </table:table-cell>
          <table:table-cell office:value-type="float" office:value="6.7057586111" calcext:value-type="float">
            <text:p>6.705758611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05148" calcext:value-type="float">
            <text:p>6.705148</text:p>
          </table:table-cell>
          <table:table-cell office:value-type="float" office:value="6.7055844118" calcext:value-type="float">
            <text:p>6.7055844118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02152" calcext:value-type="float">
            <text:p>6.702152</text:p>
          </table:table-cell>
          <table:table-cell office:value-type="float" office:value="6.7056116875" calcext:value-type="float">
            <text:p>6.705611687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05664" calcext:value-type="float">
            <text:p>6.705664</text:p>
          </table:table-cell>
          <table:table-cell office:value-type="float" office:value="6.7058423333" calcext:value-type="float">
            <text:p>6.7058423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94398" calcext:value-type="float">
            <text:p>6.694398</text:p>
          </table:table-cell>
          <table:table-cell office:value-type="float" office:value="6.7058550714" calcext:value-type="float">
            <text:p>6.7058550714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96772" calcext:value-type="float">
            <text:p>6.696772</text:p>
          </table:table-cell>
          <table:table-cell office:value-type="float" office:value="6.7067363846" calcext:value-type="float">
            <text:p>6.7067363846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98695" calcext:value-type="float">
            <text:p>6.698695</text:p>
          </table:table-cell>
          <table:table-cell office:value-type="float" office:value="6.70756675" calcext:value-type="float">
            <text:p>6.7075667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99899" calcext:value-type="float">
            <text:p>6.699899</text:p>
          </table:table-cell>
          <table:table-cell office:value-type="float" office:value="6.7083732727" calcext:value-type="float">
            <text:p>6.7083732727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99397" calcext:value-type="float">
            <text:p>6.699397</text:p>
          </table:table-cell>
          <table:table-cell office:value-type="float" office:value="6.7092207" calcext:value-type="float">
            <text:p>6.7092207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9649" calcext:value-type="float">
            <text:p>6.69649</text:p>
          </table:table-cell>
          <table:table-cell office:value-type="float" office:value="6.7103122222" calcext:value-type="float">
            <text:p>6.7103122222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90672" calcext:value-type="float">
            <text:p>6.690672</text:p>
          </table:table-cell>
          <table:table-cell office:value-type="float" office:value="6.71204" calcext:value-type="float">
            <text:p>6.71204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79946" calcext:value-type="float">
            <text:p>6.679946</text:p>
          </table:table-cell>
          <table:table-cell office:value-type="float" office:value="6.7150925714" calcext:value-type="float">
            <text:p>6.715092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44431" calcext:value-type="float">
            <text:p>6.644431</text:p>
          </table:table-cell>
          <table:table-cell office:value-type="float" office:value="6.7209503333" calcext:value-type="float">
            <text:p>6.7209503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01911" calcext:value-type="float">
            <text:p>6.801911</text:p>
          </table:table-cell>
          <table:table-cell office:value-type="float" office:value="6.7362542" calcext:value-type="float">
            <text:p>6.736254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27796" calcext:value-type="float">
            <text:p>6.727796</text:p>
          </table:table-cell>
          <table:table-cell office:value-type="float" office:value="6.71984" calcext:value-type="float">
            <text:p>6.71984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18931" calcext:value-type="float">
            <text:p>6.718931</text:p>
          </table:table-cell>
          <table:table-cell office:value-type="float" office:value="6.717188" calcext:value-type="float">
            <text:p>6.717188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16835" calcext:value-type="float">
            <text:p>6.716835</text:p>
          </table:table-cell>
          <table:table-cell office:value-type="float" office:value="6.7163165" calcext:value-type="float">
            <text:p>6.716316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15798" calcext:value-type="float">
            <text:p>6.7157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26:44.629919424</dc:date>
    <meta:document-statistic meta:table-count="1" meta:cell-count="3101" meta:object-count="0"/>
    <meta:generator>LibreOffice/4.2.7.2$Linux_X86_64 LibreOffice_project/420m0$Build-2</meta:generator>
  </office:meta>
</office:document-meta>
</file>